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0i_400s_200r" table:style-name="ta1">
        <table:shapes>
          <draw:frame draw:z-index="0" draw:style-name="gr1" draw:text-style-name="P1" svg:width="7.0839in" svg:height="5.5843in" svg:x="0.4331in" svg:y="0.0417in">
            <draw:object draw:notify-on-update-of-ranges="400i_400s_200r.A1:400i_400s_200r.A1 400i_400s_200r.A2:400i_400s_200r.A366 400i_400s_200r.B1:400i_400s_200r.B1 400i_400s_200r.B2:400i_400s_200r.B366 400i_400s_200r.C1:400i_400s_200r.C1 400i_400s_200r.C2:400i_400s_200r.C366 400i_400s_200r.D1:400i_400s_200r.D1 400i_400s_200r.D2:400i_400s_200r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42.532" calcext:value-type="float">
            <text:p>442.532</text:p>
          </table:table-cell>
          <table:table-cell office:value-type="float" office:value="337.37" calcext:value-type="float">
            <text:p>337.37</text:p>
          </table:table-cell>
          <table:table-cell office:value-type="float" office:value="220.098" calcext:value-type="float">
            <text:p>220.0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78.191" calcext:value-type="float">
            <text:p>478.191</text:p>
          </table:table-cell>
          <table:table-cell office:value-type="float" office:value="279.617" calcext:value-type="float">
            <text:p>279.617</text:p>
          </table:table-cell>
          <table:table-cell office:value-type="float" office:value="242.192" calcext:value-type="float">
            <text:p>242.1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5.613" calcext:value-type="float">
            <text:p>505.613</text:p>
          </table:table-cell>
          <table:table-cell office:value-type="float" office:value="228.471" calcext:value-type="float">
            <text:p>228.471</text:p>
          </table:table-cell>
          <table:table-cell office:value-type="float" office:value="265.916" calcext:value-type="float">
            <text:p>265.9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24.404" calcext:value-type="float">
            <text:p>524.404</text:p>
          </table:table-cell>
          <table:table-cell office:value-type="float" office:value="184.749" calcext:value-type="float">
            <text:p>184.749</text:p>
          </table:table-cell>
          <table:table-cell office:value-type="float" office:value="290.847" calcext:value-type="float">
            <text:p>290.8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4.993" calcext:value-type="float">
            <text:p>534.993</text:p>
          </table:table-cell>
          <table:table-cell office:value-type="float" office:value="148.451" calcext:value-type="float">
            <text:p>148.451</text:p>
          </table:table-cell>
          <table:table-cell office:value-type="float" office:value="316.556" calcext:value-type="float">
            <text:p>316.55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38.359" calcext:value-type="float">
            <text:p>538.359</text:p>
          </table:table-cell>
          <table:table-cell office:value-type="float" office:value="118.999" calcext:value-type="float">
            <text:p>118.999</text:p>
          </table:table-cell>
          <table:table-cell office:value-type="float" office:value="342.642" calcext:value-type="float">
            <text:p>342.6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35.736" calcext:value-type="float">
            <text:p>535.736</text:p>
          </table:table-cell>
          <table:table-cell office:value-type="float" office:value="95.5041" calcext:value-type="float">
            <text:p>95.5041</text:p>
          </table:table-cell>
          <table:table-cell office:value-type="float" office:value="368.76" calcext:value-type="float">
            <text:p>368.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28.393" calcext:value-type="float">
            <text:p>528.393</text:p>
          </table:table-cell>
          <table:table-cell office:value-type="float" office:value="76.9808" calcext:value-type="float">
            <text:p>76.9808</text:p>
          </table:table-cell>
          <table:table-cell office:value-type="float" office:value="394.626" calcext:value-type="float">
            <text:p>394.6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17.492" calcext:value-type="float">
            <text:p>517.492</text:p>
          </table:table-cell>
          <table:table-cell office:value-type="float" office:value="62.4871" calcext:value-type="float">
            <text:p>62.4871</text:p>
          </table:table-cell>
          <table:table-cell office:value-type="float" office:value="420.021" calcext:value-type="float">
            <text:p>420.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.024" calcext:value-type="float">
            <text:p>504.024</text:p>
          </table:table-cell>
          <table:table-cell office:value-type="float" office:value="51.1955" calcext:value-type="float">
            <text:p>51.1955</text:p>
          </table:table-cell>
          <table:table-cell office:value-type="float" office:value="444.78" calcext:value-type="float">
            <text:p>444.7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8.796" calcext:value-type="float">
            <text:p>488.796</text:p>
          </table:table-cell>
          <table:table-cell office:value-type="float" office:value="42.417" calcext:value-type="float">
            <text:p>42.417</text:p>
          </table:table-cell>
          <table:table-cell office:value-type="float" office:value="468.787" calcext:value-type="float">
            <text:p>468.78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72.438" calcext:value-type="float">
            <text:p>472.438</text:p>
          </table:table-cell>
          <table:table-cell office:value-type="float" office:value="35.5969" calcext:value-type="float">
            <text:p>35.5969</text:p>
          </table:table-cell>
          <table:table-cell office:value-type="float" office:value="491.965" calcext:value-type="float">
            <text:p>491.96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55.437" calcext:value-type="float">
            <text:p>455.437</text:p>
          </table:table-cell>
          <table:table-cell office:value-type="float" office:value="30.2984" calcext:value-type="float">
            <text:p>30.2984</text:p>
          </table:table-cell>
          <table:table-cell office:value-type="float" office:value="514.265" calcext:value-type="float">
            <text:p>514.26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38.156" calcext:value-type="float">
            <text:p>438.156</text:p>
          </table:table-cell>
          <table:table-cell office:value-type="float" office:value="26.1825" calcext:value-type="float">
            <text:p>26.1825</text:p>
          </table:table-cell>
          <table:table-cell office:value-type="float" office:value="535.662" calcext:value-type="float">
            <text:p>535.66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20.866" calcext:value-type="float">
            <text:p>420.866</text:p>
          </table:table-cell>
          <table:table-cell office:value-type="float" office:value="22.9877" calcext:value-type="float">
            <text:p>22.9877</text:p>
          </table:table-cell>
          <table:table-cell office:value-type="float" office:value="556.147" calcext:value-type="float">
            <text:p>556.14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3.762" calcext:value-type="float">
            <text:p>403.762</text:p>
          </table:table-cell>
          <table:table-cell office:value-type="float" office:value="20.5134" calcext:value-type="float">
            <text:p>20.5134</text:p>
          </table:table-cell>
          <table:table-cell office:value-type="float" office:value="575.724" calcext:value-type="float">
            <text:p>575.72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86.987" calcext:value-type="float">
            <text:p>386.987</text:p>
          </table:table-cell>
          <table:table-cell office:value-type="float" office:value="18.6058" calcext:value-type="float">
            <text:p>18.6058</text:p>
          </table:table-cell>
          <table:table-cell office:value-type="float" office:value="594.408" calcext:value-type="float">
            <text:p>594.40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70.637" calcext:value-type="float">
            <text:p>370.637</text:p>
          </table:table-cell>
          <table:table-cell office:value-type="float" office:value="17.1468" calcext:value-type="float">
            <text:p>17.1468</text:p>
          </table:table-cell>
          <table:table-cell office:value-type="float" office:value="612.216" calcext:value-type="float">
            <text:p>612.21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54.78" calcext:value-type="float">
            <text:p>354.78</text:p>
          </table:table-cell>
          <table:table-cell office:value-type="float" office:value="16.0453" calcext:value-type="float">
            <text:p>16.0453</text:p>
          </table:table-cell>
          <table:table-cell office:value-type="float" office:value="629.175" calcext:value-type="float">
            <text:p>629.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.459" calcext:value-type="float">
            <text:p>339.459</text:p>
          </table:table-cell>
          <table:table-cell office:value-type="float" office:value="15.2311" calcext:value-type="float">
            <text:p>15.2311</text:p>
          </table:table-cell>
          <table:table-cell office:value-type="float" office:value="645.31" calcext:value-type="float">
            <text:p>645.3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24.699" calcext:value-type="float">
            <text:p>324.699</text:p>
          </table:table-cell>
          <table:table-cell office:value-type="float" office:value="14.6495" calcext:value-type="float">
            <text:p>14.6495</text:p>
          </table:table-cell>
          <table:table-cell office:value-type="float" office:value="660.651" calcext:value-type="float">
            <text:p>660.6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10.514" calcext:value-type="float">
            <text:p>310.514</text:p>
          </table:table-cell>
          <table:table-cell office:value-type="float" office:value="14.258" calcext:value-type="float">
            <text:p>14.258</text:p>
          </table:table-cell>
          <table:table-cell office:value-type="float" office:value="675.228" calcext:value-type="float">
            <text:p>675.22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6.906" calcext:value-type="float">
            <text:p>296.906</text:p>
          </table:table-cell>
          <table:table-cell office:value-type="float" office:value="14.0232" calcext:value-type="float">
            <text:p>14.0232</text:p>
          </table:table-cell>
          <table:table-cell office:value-type="float" office:value="689.07" calcext:value-type="float">
            <text:p>689.0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3.872" calcext:value-type="float">
            <text:p>283.872</text:p>
          </table:table-cell>
          <table:table-cell office:value-type="float" office:value="13.9188" calcext:value-type="float">
            <text:p>13.9188</text:p>
          </table:table-cell>
          <table:table-cell office:value-type="float" office:value="702.21" calcext:value-type="float">
            <text:p>702.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71.4" calcext:value-type="float">
            <text:p>271.4</text:p>
          </table:table-cell>
          <table:table-cell office:value-type="float" office:value="13.9239" calcext:value-type="float">
            <text:p>13.9239</text:p>
          </table:table-cell>
          <table:table-cell office:value-type="float" office:value="714.676" calcext:value-type="float">
            <text:p>714.67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59.48" calcext:value-type="float">
            <text:p>259.48</text:p>
          </table:table-cell>
          <table:table-cell office:value-type="float" office:value="14.0218" calcext:value-type="float">
            <text:p>14.0218</text:p>
          </table:table-cell>
          <table:table-cell office:value-type="float" office:value="726.498" calcext:value-type="float">
            <text:p>726.49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48.096" calcext:value-type="float">
            <text:p>248.096</text:p>
          </table:table-cell>
          <table:table-cell office:value-type="float" office:value="14.1992" calcext:value-type="float">
            <text:p>14.1992</text:p>
          </table:table-cell>
          <table:table-cell office:value-type="float" office:value="737.705" calcext:value-type="float">
            <text:p>737.7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37.23" calcext:value-type="float">
            <text:p>237.23</text:p>
          </table:table-cell>
          <table:table-cell office:value-type="float" office:value="14.4453" calcext:value-type="float">
            <text:p>14.4453</text:p>
          </table:table-cell>
          <table:table-cell office:value-type="float" office:value="748.325" calcext:value-type="float">
            <text:p>748.32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26.864" calcext:value-type="float">
            <text:p>226.864</text:p>
          </table:table-cell>
          <table:table-cell office:value-type="float" office:value="14.7514" calcext:value-type="float">
            <text:p>14.7514</text:p>
          </table:table-cell>
          <table:table-cell office:value-type="float" office:value="758.385" calcext:value-type="float">
            <text:p>758.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.979" calcext:value-type="float">
            <text:p>216.979</text:p>
          </table:table-cell>
          <table:table-cell office:value-type="float" office:value="15.1103" calcext:value-type="float">
            <text:p>15.1103</text:p>
          </table:table-cell>
          <table:table-cell office:value-type="float" office:value="767.91" calcext:value-type="float">
            <text:p>767.9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07.557" calcext:value-type="float">
            <text:p>207.557</text:p>
          </table:table-cell>
          <table:table-cell office:value-type="float" office:value="15.5162" calcext:value-type="float">
            <text:p>15.5162</text:p>
          </table:table-cell>
          <table:table-cell office:value-type="float" office:value="776.927" calcext:value-type="float">
            <text:p>776.92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98.578" calcext:value-type="float">
            <text:p>198.578</text:p>
          </table:table-cell>
          <table:table-cell office:value-type="float" office:value="15.9643" calcext:value-type="float">
            <text:p>15.9643</text:p>
          </table:table-cell>
          <table:table-cell office:value-type="float" office:value="785.458" calcext:value-type="float">
            <text:p>785.45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90.022" calcext:value-type="float">
            <text:p>190.022</text:p>
          </table:table-cell>
          <table:table-cell office:value-type="float" office:value="16.4506" calcext:value-type="float">
            <text:p>16.4506</text:p>
          </table:table-cell>
          <table:table-cell office:value-type="float" office:value="793.527" calcext:value-type="float">
            <text:p>793.52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81.872" calcext:value-type="float">
            <text:p>181.872</text:p>
          </table:table-cell>
          <table:table-cell office:value-type="float" office:value="16.9717" calcext:value-type="float">
            <text:p>16.9717</text:p>
          </table:table-cell>
          <table:table-cell office:value-type="float" office:value="801.156" calcext:value-type="float">
            <text:p>801.15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74.11" calcext:value-type="float">
            <text:p>174.11</text:p>
          </table:table-cell>
          <table:table-cell office:value-type="float" office:value="17.5249" calcext:value-type="float">
            <text:p>17.5249</text:p>
          </table:table-cell>
          <table:table-cell office:value-type="float" office:value="808.365" calcext:value-type="float">
            <text:p>808.36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66.717" calcext:value-type="float">
            <text:p>166.717</text:p>
          </table:table-cell>
          <table:table-cell office:value-type="float" office:value="18.1076" calcext:value-type="float">
            <text:p>18.1076</text:p>
          </table:table-cell>
          <table:table-cell office:value-type="float" office:value="815.176" calcext:value-type="float">
            <text:p>815.17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59.676" calcext:value-type="float">
            <text:p>159.676</text:p>
          </table:table-cell>
          <table:table-cell office:value-type="float" office:value="18.7181" calcext:value-type="float">
            <text:p>18.7181</text:p>
          </table:table-cell>
          <table:table-cell office:value-type="float" office:value="821.606" calcext:value-type="float">
            <text:p>821.60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2.971" calcext:value-type="float">
            <text:p>152.971</text:p>
          </table:table-cell>
          <table:table-cell office:value-type="float" office:value="19.3544" calcext:value-type="float">
            <text:p>19.3544</text:p>
          </table:table-cell>
          <table:table-cell office:value-type="float" office:value="827.675" calcext:value-type="float">
            <text:p>827.67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0.0151" calcext:value-type="float">
            <text:p>20.0151</text:p>
          </table:table-cell>
          <table:table-cell office:value-type="float" office:value="833.399" calcext:value-type="float">
            <text:p>833.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.506" calcext:value-type="float">
            <text:p>140.506</text:p>
          </table:table-cell>
          <table:table-cell office:value-type="float" office:value="20.6989" calcext:value-type="float">
            <text:p>20.6989</text:p>
          </table:table-cell>
          <table:table-cell office:value-type="float" office:value="838.795" calcext:value-type="float">
            <text:p>838.79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34.716" calcext:value-type="float">
            <text:p>134.716</text:p>
          </table:table-cell>
          <table:table-cell office:value-type="float" office:value="21.4047" calcext:value-type="float">
            <text:p>21.4047</text:p>
          </table:table-cell>
          <table:table-cell office:value-type="float" office:value="843.879" calcext:value-type="float">
            <text:p>843.87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29.202" calcext:value-type="float">
            <text:p>129.202</text:p>
          </table:table-cell>
          <table:table-cell office:value-type="float" office:value="22.1314" calcext:value-type="float">
            <text:p>22.1314</text:p>
          </table:table-cell>
          <table:table-cell office:value-type="float" office:value="848.666" calcext:value-type="float">
            <text:p>848.6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23.951" calcext:value-type="float">
            <text:p>123.951</text:p>
          </table:table-cell>
          <table:table-cell office:value-type="float" office:value="22.8782" calcext:value-type="float">
            <text:p>22.8782</text:p>
          </table:table-cell>
          <table:table-cell office:value-type="float" office:value="853.171" calcext:value-type="float">
            <text:p>853.1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8.95" calcext:value-type="float">
            <text:p>118.95</text:p>
          </table:table-cell>
          <table:table-cell office:value-type="float" office:value="23.6444" calcext:value-type="float">
            <text:p>23.6444</text:p>
          </table:table-cell>
          <table:table-cell office:value-type="float" office:value="857.406" calcext:value-type="float">
            <text:p>857.40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24.429" calcext:value-type="float">
            <text:p>24.429</text:p>
          </table:table-cell>
          <table:table-cell office:value-type="float" office:value="861.385" calcext:value-type="float">
            <text:p>861.38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09.649" calcext:value-type="float">
            <text:p>109.649</text:p>
          </table:table-cell>
          <table:table-cell office:value-type="float" office:value="25.2316" calcext:value-type="float">
            <text:p>25.2316</text:p>
          </table:table-cell>
          <table:table-cell office:value-type="float" office:value="865.12" calcext:value-type="float">
            <text:p>865.12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05.326" calcext:value-type="float">
            <text:p>105.326</text:p>
          </table:table-cell>
          <table:table-cell office:value-type="float" office:value="26.0514" calcext:value-type="float">
            <text:p>26.0514</text:p>
          </table:table-cell>
          <table:table-cell office:value-type="float" office:value="868.622" calcext:value-type="float">
            <text:p>868.62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01.208" calcext:value-type="float">
            <text:p>101.208</text:p>
          </table:table-cell>
          <table:table-cell office:value-type="float" office:value="26.888" calcext:value-type="float">
            <text:p>26.888</text:p>
          </table:table-cell>
          <table:table-cell office:value-type="float" office:value="871.904" calcext:value-type="float">
            <text:p>871.90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7.2847" calcext:value-type="float">
            <text:p>97.2847</text:p>
          </table:table-cell>
          <table:table-cell office:value-type="float" office:value="27.7408" calcext:value-type="float">
            <text:p>27.7408</text:p>
          </table:table-cell>
          <table:table-cell office:value-type="float" office:value="874.974" calcext:value-type="float">
            <text:p>874.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5458" calcext:value-type="float">
            <text:p>93.5458</text:p>
          </table:table-cell>
          <table:table-cell office:value-type="float" office:value="28.6093" calcext:value-type="float">
            <text:p>28.6093</text:p>
          </table:table-cell>
          <table:table-cell office:value-type="float" office:value="877.845" calcext:value-type="float">
            <text:p>877.84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9.9827" calcext:value-type="float">
            <text:p>89.9827</text:p>
          </table:table-cell>
          <table:table-cell office:value-type="float" office:value="29.4931" calcext:value-type="float">
            <text:p>29.4931</text:p>
          </table:table-cell>
          <table:table-cell office:value-type="float" office:value="880.524" calcext:value-type="float">
            <text:p>880.52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6.5865" calcext:value-type="float">
            <text:p>86.5865</text:p>
          </table:table-cell>
          <table:table-cell office:value-type="float" office:value="30.3917" calcext:value-type="float">
            <text:p>30.3917</text:p>
          </table:table-cell>
          <table:table-cell office:value-type="float" office:value="883.022" calcext:value-type="float">
            <text:p>883.02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.3492" calcext:value-type="float">
            <text:p>83.3492</text:p>
          </table:table-cell>
          <table:table-cell office:value-type="float" office:value="31.3047" calcext:value-type="float">
            <text:p>31.3047</text:p>
          </table:table-cell>
          <table:table-cell office:value-type="float" office:value="885.346" calcext:value-type="float">
            <text:p>885.34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0.2629" calcext:value-type="float">
            <text:p>80.2629</text:p>
          </table:table-cell>
          <table:table-cell office:value-type="float" office:value="32.2316" calcext:value-type="float">
            <text:p>32.2316</text:p>
          </table:table-cell>
          <table:table-cell office:value-type="float" office:value="887.505" calcext:value-type="float">
            <text:p>887.50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7.3202" calcext:value-type="float">
            <text:p>77.3202</text:p>
          </table:table-cell>
          <table:table-cell office:value-type="float" office:value="33.1722" calcext:value-type="float">
            <text:p>33.1722</text:p>
          </table:table-cell>
          <table:table-cell office:value-type="float" office:value="889.508" calcext:value-type="float">
            <text:p>889.5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4.5141" calcext:value-type="float">
            <text:p>74.5141</text:p>
          </table:table-cell>
          <table:table-cell office:value-type="float" office:value="34.1259" calcext:value-type="float">
            <text:p>34.1259</text:p>
          </table:table-cell>
          <table:table-cell office:value-type="float" office:value="891.36" calcext:value-type="float">
            <text:p>891.3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1.8377" calcext:value-type="float">
            <text:p>71.8377</text:p>
          </table:table-cell>
          <table:table-cell office:value-type="float" office:value="35.0925" calcext:value-type="float">
            <text:p>35.0925</text:p>
          </table:table-cell>
          <table:table-cell office:value-type="float" office:value="893.07" calcext:value-type="float">
            <text:p>893.0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9.2849" calcext:value-type="float">
            <text:p>69.2849</text:p>
          </table:table-cell>
          <table:table-cell office:value-type="float" office:value="36.0716" calcext:value-type="float">
            <text:p>36.0716</text:p>
          </table:table-cell>
          <table:table-cell office:value-type="float" office:value="894.644" calcext:value-type="float">
            <text:p>894.64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6.8495" calcext:value-type="float">
            <text:p>66.8495</text:p>
          </table:table-cell>
          <table:table-cell office:value-type="float" office:value="37.0627" calcext:value-type="float">
            <text:p>37.0627</text:p>
          </table:table-cell>
          <table:table-cell office:value-type="float" office:value="896.088" calcext:value-type="float">
            <text:p>896.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5258" calcext:value-type="float">
            <text:p>64.5258</text:p>
          </table:table-cell>
          <table:table-cell office:value-type="float" office:value="38.0657" calcext:value-type="float">
            <text:p>38.0657</text:p>
          </table:table-cell>
          <table:table-cell office:value-type="float" office:value="897.409" calcext:value-type="float">
            <text:p>897.4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62.3084" calcext:value-type="float">
            <text:p>62.3084</text:p>
          </table:table-cell>
          <table:table-cell office:value-type="float" office:value="39.08" calcext:value-type="float">
            <text:p>39.08</text:p>
          </table:table-cell>
          <table:table-cell office:value-type="float" office:value="898.612" calcext:value-type="float">
            <text:p>898.61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60.1921" calcext:value-type="float">
            <text:p>60.1921</text:p>
          </table:table-cell>
          <table:table-cell office:value-type="float" office:value="40.1054" calcext:value-type="float">
            <text:p>40.1054</text:p>
          </table:table-cell>
          <table:table-cell office:value-type="float" office:value="899.702" calcext:value-type="float">
            <text:p>899.70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8.172" calcext:value-type="float">
            <text:p>58.172</text:p>
          </table:table-cell>
          <table:table-cell office:value-type="float" office:value="41.1416" calcext:value-type="float">
            <text:p>41.1416</text:p>
          </table:table-cell>
          <table:table-cell office:value-type="float" office:value="900.686" calcext:value-type="float">
            <text:p>900.68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6.2435" calcext:value-type="float">
            <text:p>56.2435</text:p>
          </table:table-cell>
          <table:table-cell office:value-type="float" office:value="42.1881" calcext:value-type="float">
            <text:p>42.1881</text:p>
          </table:table-cell>
          <table:table-cell office:value-type="float" office:value="901.568" calcext:value-type="float">
            <text:p>901.5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4.4021" calcext:value-type="float">
            <text:p>54.4021</text:p>
          </table:table-cell>
          <table:table-cell office:value-type="float" office:value="43.2447" calcext:value-type="float">
            <text:p>43.2447</text:p>
          </table:table-cell>
          <table:table-cell office:value-type="float" office:value="902.353" calcext:value-type="float">
            <text:p>902.35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2.6436" calcext:value-type="float">
            <text:p>52.6436</text:p>
          </table:table-cell>
          <table:table-cell office:value-type="float" office:value="44.3111" calcext:value-type="float">
            <text:p>44.3111</text:p>
          </table:table-cell>
          <table:table-cell office:value-type="float" office:value="903.045" calcext:value-type="float">
            <text:p>903.04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0.9642" calcext:value-type="float">
            <text:p>50.9642</text:p>
          </table:table-cell>
          <table:table-cell office:value-type="float" office:value="45.3869" calcext:value-type="float">
            <text:p>45.3869</text:p>
          </table:table-cell>
          <table:table-cell office:value-type="float" office:value="903.649" calcext:value-type="float">
            <text:p>903.64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9.3599" calcext:value-type="float">
            <text:p>49.3599</text:p>
          </table:table-cell>
          <table:table-cell office:value-type="float" office:value="46.4717" calcext:value-type="float">
            <text:p>46.4717</text:p>
          </table:table-cell>
          <table:table-cell office:value-type="float" office:value="904.168" calcext:value-type="float">
            <text:p>904.16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7.8272" calcext:value-type="float">
            <text:p>47.8272</text:p>
          </table:table-cell>
          <table:table-cell office:value-type="float" office:value="47.5654" calcext:value-type="float">
            <text:p>47.5654</text:p>
          </table:table-cell>
          <table:table-cell office:value-type="float" office:value="904.607" calcext:value-type="float">
            <text:p>904.6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3628" calcext:value-type="float">
            <text:p>46.3628</text:p>
          </table:table-cell>
          <table:table-cell office:value-type="float" office:value="48.6675" calcext:value-type="float">
            <text:p>48.6675</text:p>
          </table:table-cell>
          <table:table-cell office:value-type="float" office:value="904.97" calcext:value-type="float">
            <text:p>904.9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4.9634" calcext:value-type="float">
            <text:p>44.9634</text:p>
          </table:table-cell>
          <table:table-cell office:value-type="float" office:value="49.7778" calcext:value-type="float">
            <text:p>49.7778</text:p>
          </table:table-cell>
          <table:table-cell office:value-type="float" office:value="905.259" calcext:value-type="float">
            <text:p>905.25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3.6259" calcext:value-type="float">
            <text:p>43.6259</text:p>
          </table:table-cell>
          <table:table-cell office:value-type="float" office:value="50.8959" calcext:value-type="float">
            <text:p>50.8959</text:p>
          </table:table-cell>
          <table:table-cell office:value-type="float" office:value="905.478" calcext:value-type="float">
            <text:p>905.47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2.3474" calcext:value-type="float">
            <text:p>42.3474</text:p>
          </table:table-cell>
          <table:table-cell office:value-type="float" office:value="52.0216" calcext:value-type="float">
            <text:p>52.0216</text:p>
          </table:table-cell>
          <table:table-cell office:value-type="float" office:value="905.631" calcext:value-type="float">
            <text:p>905.63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1.1253" calcext:value-type="float">
            <text:p>41.1253</text:p>
          </table:table-cell>
          <table:table-cell office:value-type="float" office:value="53.1544" calcext:value-type="float">
            <text:p>53.1544</text:p>
          </table:table-cell>
          <table:table-cell office:value-type="float" office:value="905.72" calcext:value-type="float">
            <text:p>905.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9.9567" calcext:value-type="float">
            <text:p>39.9567</text:p>
          </table:table-cell>
          <table:table-cell office:value-type="float" office:value="54.2942" calcext:value-type="float">
            <text:p>54.2942</text:p>
          </table:table-cell>
          <table:table-cell office:value-type="float" office:value="905.749" calcext:value-type="float">
            <text:p>905.7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8.8394" calcext:value-type="float">
            <text:p>38.8394</text:p>
          </table:table-cell>
          <table:table-cell office:value-type="float" office:value="55.4406" calcext:value-type="float">
            <text:p>55.4406</text:p>
          </table:table-cell>
          <table:table-cell office:value-type="float" office:value="905.72" calcext:value-type="float">
            <text:p>905.7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7.7709" calcext:value-type="float">
            <text:p>37.7709</text:p>
          </table:table-cell>
          <table:table-cell office:value-type="float" office:value="56.5934" calcext:value-type="float">
            <text:p>56.5934</text:p>
          </table:table-cell>
          <table:table-cell office:value-type="float" office:value="905.636" calcext:value-type="float">
            <text:p>905.63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6.749" calcext:value-type="float">
            <text:p>36.749</text:p>
          </table:table-cell>
          <table:table-cell office:value-type="float" office:value="57.7521" calcext:value-type="float">
            <text:p>57.7521</text:p>
          </table:table-cell>
          <table:table-cell office:value-type="float" office:value="905.499" calcext:value-type="float">
            <text:p>905.499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5.7716" calcext:value-type="float">
            <text:p>35.7716</text:p>
          </table:table-cell>
          <table:table-cell office:value-type="float" office:value="58.9166" calcext:value-type="float">
            <text:p>58.9166</text:p>
          </table:table-cell>
          <table:table-cell office:value-type="float" office:value="905.312" calcext:value-type="float">
            <text:p>905.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8366" calcext:value-type="float">
            <text:p>34.8366</text:p>
          </table:table-cell>
          <table:table-cell office:value-type="float" office:value="60.0864" calcext:value-type="float">
            <text:p>60.0864</text:p>
          </table:table-cell>
          <table:table-cell office:value-type="float" office:value="905.077" calcext:value-type="float">
            <text:p>905.07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33.9421" calcext:value-type="float">
            <text:p>33.9421</text:p>
          </table:table-cell>
          <table:table-cell office:value-type="float" office:value="61.2615" calcext:value-type="float">
            <text:p>61.2615</text:p>
          </table:table-cell>
          <table:table-cell office:value-type="float" office:value="904.796" calcext:value-type="float">
            <text:p>904.79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3.0864" calcext:value-type="float">
            <text:p>33.0864</text:p>
          </table:table-cell>
          <table:table-cell office:value-type="float" office:value="62.4414" calcext:value-type="float">
            <text:p>62.4414</text:p>
          </table:table-cell>
          <table:table-cell office:value-type="float" office:value="904.472" calcext:value-type="float">
            <text:p>904.472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2.2677" calcext:value-type="float">
            <text:p>32.2677</text:p>
          </table:table-cell>
          <table:table-cell office:value-type="float" office:value="63.6258" calcext:value-type="float">
            <text:p>63.6258</text:p>
          </table:table-cell>
          <table:table-cell office:value-type="float" office:value="904.107" calcext:value-type="float">
            <text:p>904.10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1.4843" calcext:value-type="float">
            <text:p>31.4843</text:p>
          </table:table-cell>
          <table:table-cell office:value-type="float" office:value="64.8145" calcext:value-type="float">
            <text:p>64.8145</text:p>
          </table:table-cell>
          <table:table-cell office:value-type="float" office:value="903.701" calcext:value-type="float">
            <text:p>903.70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0.7348" calcext:value-type="float">
            <text:p>30.7348</text:p>
          </table:table-cell>
          <table:table-cell office:value-type="float" office:value="66.0072" calcext:value-type="float">
            <text:p>66.0072</text:p>
          </table:table-cell>
          <table:table-cell office:value-type="float" office:value="903.258" calcext:value-type="float">
            <text:p>903.25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0.0176" calcext:value-type="float">
            <text:p>30.0176</text:p>
          </table:table-cell>
          <table:table-cell office:value-type="float" office:value="67.2037" calcext:value-type="float">
            <text:p>67.2037</text:p>
          </table:table-cell>
          <table:table-cell office:value-type="float" office:value="902.779" calcext:value-type="float">
            <text:p>902.77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9.3314" calcext:value-type="float">
            <text:p>29.3314</text:p>
          </table:table-cell>
          <table:table-cell office:value-type="float" office:value="68.4035" calcext:value-type="float">
            <text:p>68.4035</text:p>
          </table:table-cell>
          <table:table-cell office:value-type="float" office:value="902.265" calcext:value-type="float">
            <text:p>902.26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8.6748" calcext:value-type="float">
            <text:p>28.6748</text:p>
          </table:table-cell>
          <table:table-cell office:value-type="float" office:value="69.6065" calcext:value-type="float">
            <text:p>69.6065</text:p>
          </table:table-cell>
          <table:table-cell office:value-type="float" office:value="901.719" calcext:value-type="float">
            <text:p>901.719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8.0465" calcext:value-type="float">
            <text:p>28.0465</text:p>
          </table:table-cell>
          <table:table-cell office:value-type="float" office:value="70.8124" calcext:value-type="float">
            <text:p>70.8124</text:p>
          </table:table-cell>
          <table:table-cell office:value-type="float" office:value="901.141" calcext:value-type="float">
            <text:p>901.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4453" calcext:value-type="float">
            <text:p>27.4453</text:p>
          </table:table-cell>
          <table:table-cell office:value-type="float" office:value="72.021" calcext:value-type="float">
            <text:p>72.021</text:p>
          </table:table-cell>
          <table:table-cell office:value-type="float" office:value="900.534" calcext:value-type="float">
            <text:p>900.53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6.8702" calcext:value-type="float">
            <text:p>26.8702</text:p>
          </table:table-cell>
          <table:table-cell office:value-type="float" office:value="73.2318" calcext:value-type="float">
            <text:p>73.2318</text:p>
          </table:table-cell>
          <table:table-cell office:value-type="float" office:value="899.898" calcext:value-type="float">
            <text:p>899.89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6.32" calcext:value-type="float">
            <text:p>26.32</text:p>
          </table:table-cell>
          <table:table-cell office:value-type="float" office:value="74.4448" calcext:value-type="float">
            <text:p>74.4448</text:p>
          </table:table-cell>
          <table:table-cell office:value-type="float" office:value="899.235" calcext:value-type="float">
            <text:p>899.23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5.7938" calcext:value-type="float">
            <text:p>25.7938</text:p>
          </table:table-cell>
          <table:table-cell office:value-type="float" office:value="75.6595" calcext:value-type="float">
            <text:p>75.6595</text:p>
          </table:table-cell>
          <table:table-cell office:value-type="float" office:value="898.547" calcext:value-type="float">
            <text:p>898.54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5.2904" calcext:value-type="float">
            <text:p>25.2904</text:p>
          </table:table-cell>
          <table:table-cell office:value-type="float" office:value="76.8758" calcext:value-type="float">
            <text:p>76.8758</text:p>
          </table:table-cell>
          <table:table-cell office:value-type="float" office:value="897.834" calcext:value-type="float">
            <text:p>897.83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4.8091" calcext:value-type="float">
            <text:p>24.8091</text:p>
          </table:table-cell>
          <table:table-cell office:value-type="float" office:value="78.0934" calcext:value-type="float">
            <text:p>78.0934</text:p>
          </table:table-cell>
          <table:table-cell office:value-type="float" office:value="897.098" calcext:value-type="float">
            <text:p>897.09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4.3489" calcext:value-type="float">
            <text:p>24.3489</text:p>
          </table:table-cell>
          <table:table-cell office:value-type="float" office:value="79.3119" calcext:value-type="float">
            <text:p>79.3119</text:p>
          </table:table-cell>
          <table:table-cell office:value-type="float" office:value="896.339" calcext:value-type="float">
            <text:p>896.33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3.909" calcext:value-type="float">
            <text:p>23.909</text:p>
          </table:table-cell>
          <table:table-cell office:value-type="float" office:value="80.5313" calcext:value-type="float">
            <text:p>80.5313</text:p>
          </table:table-cell>
          <table:table-cell office:value-type="float" office:value="895.56" calcext:value-type="float">
            <text:p>895.5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3.4886" calcext:value-type="float">
            <text:p>23.4886</text:p>
          </table:table-cell>
          <table:table-cell office:value-type="float" office:value="81.7511" calcext:value-type="float">
            <text:p>81.7511</text:p>
          </table:table-cell>
          <table:table-cell office:value-type="float" office:value="894.76" calcext:value-type="float">
            <text:p>894.7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3.0869" calcext:value-type="float">
            <text:p>23.0869</text:p>
          </table:table-cell>
          <table:table-cell office:value-type="float" office:value="82.9712" calcext:value-type="float">
            <text:p>82.9712</text:p>
          </table:table-cell>
          <table:table-cell office:value-type="float" office:value="893.942" calcext:value-type="float">
            <text:p>893.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7033" calcext:value-type="float">
            <text:p>22.7033</text:p>
          </table:table-cell>
          <table:table-cell office:value-type="float" office:value="84.1912" calcext:value-type="float">
            <text:p>84.1912</text:p>
          </table:table-cell>
          <table:table-cell office:value-type="float" office:value="893.105" calcext:value-type="float">
            <text:p>893.10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2.3371" calcext:value-type="float">
            <text:p>22.3371</text:p>
          </table:table-cell>
          <table:table-cell office:value-type="float" office:value="85.411" calcext:value-type="float">
            <text:p>85.411</text:p>
          </table:table-cell>
          <table:table-cell office:value-type="float" office:value="892.252" calcext:value-type="float">
            <text:p>892.25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1.9875" calcext:value-type="float">
            <text:p>21.9875</text:p>
          </table:table-cell>
          <table:table-cell office:value-type="float" office:value="86.6303" calcext:value-type="float">
            <text:p>86.6303</text:p>
          </table:table-cell>
          <table:table-cell office:value-type="float" office:value="891.382" calcext:value-type="float">
            <text:p>891.38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1.6541" calcext:value-type="float">
            <text:p>21.6541</text:p>
          </table:table-cell>
          <table:table-cell office:value-type="float" office:value="87.8488" calcext:value-type="float">
            <text:p>87.8488</text:p>
          </table:table-cell>
          <table:table-cell office:value-type="float" office:value="890.497" calcext:value-type="float">
            <text:p>890.49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1.3362" calcext:value-type="float">
            <text:p>21.3362</text:p>
          </table:table-cell>
          <table:table-cell office:value-type="float" office:value="89.0662" calcext:value-type="float">
            <text:p>89.0662</text:p>
          </table:table-cell>
          <table:table-cell office:value-type="float" office:value="889.598" calcext:value-type="float">
            <text:p>889.59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1.0333" calcext:value-type="float">
            <text:p>21.0333</text:p>
          </table:table-cell>
          <table:table-cell office:value-type="float" office:value="90.2824" calcext:value-type="float">
            <text:p>90.2824</text:p>
          </table:table-cell>
          <table:table-cell office:value-type="float" office:value="888.684" calcext:value-type="float">
            <text:p>888.68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0.7448" calcext:value-type="float">
            <text:p>20.7448</text:p>
          </table:table-cell>
          <table:table-cell office:value-type="float" office:value="91.4971" calcext:value-type="float">
            <text:p>91.4971</text:p>
          </table:table-cell>
          <table:table-cell office:value-type="float" office:value="887.758" calcext:value-type="float">
            <text:p>887.75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0.4703" calcext:value-type="float">
            <text:p>20.4703</text:p>
          </table:table-cell>
          <table:table-cell office:value-type="float" office:value="92.7099" calcext:value-type="float">
            <text:p>92.7099</text:p>
          </table:table-cell>
          <table:table-cell office:value-type="float" office:value="886.82" calcext:value-type="float">
            <text:p>886.8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0.2093" calcext:value-type="float">
            <text:p>20.2093</text:p>
          </table:table-cell>
          <table:table-cell office:value-type="float" office:value="93.9207" calcext:value-type="float">
            <text:p>93.9207</text:p>
          </table:table-cell>
          <table:table-cell office:value-type="float" office:value="885.87" calcext:value-type="float">
            <text:p>885.8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9.9613" calcext:value-type="float">
            <text:p>19.9613</text:p>
          </table:table-cell>
          <table:table-cell office:value-type="float" office:value="95.1293" calcext:value-type="float">
            <text:p>95.1293</text:p>
          </table:table-cell>
          <table:table-cell office:value-type="float" office:value="884.909" calcext:value-type="float">
            <text:p>884.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26" calcext:value-type="float">
            <text:p>19.726</text:p>
          </table:table-cell>
          <table:table-cell office:value-type="float" office:value="96.3353" calcext:value-type="float">
            <text:p>96.3353</text:p>
          </table:table-cell>
          <table:table-cell office:value-type="float" office:value="883.939" calcext:value-type="float">
            <text:p>883.93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9.5029" calcext:value-type="float">
            <text:p>19.5029</text:p>
          </table:table-cell>
          <table:table-cell office:value-type="float" office:value="97.5385" calcext:value-type="float">
            <text:p>97.5385</text:p>
          </table:table-cell>
          <table:table-cell office:value-type="float" office:value="882.959" calcext:value-type="float">
            <text:p>882.95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9.2917" calcext:value-type="float">
            <text:p>19.2917</text:p>
          </table:table-cell>
          <table:table-cell office:value-type="float" office:value="98.7387" calcext:value-type="float">
            <text:p>98.7387</text:p>
          </table:table-cell>
          <table:table-cell office:value-type="float" office:value="881.97" calcext:value-type="float">
            <text:p>881.9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9.0919" calcext:value-type="float">
            <text:p>19.0919</text:p>
          </table:table-cell>
          <table:table-cell office:value-type="float" office:value="99.9356" calcext:value-type="float">
            <text:p>99.9356</text:p>
          </table:table-cell>
          <table:table-cell office:value-type="float" office:value="880.972" calcext:value-type="float">
            <text:p>880.97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.9033" calcext:value-type="float">
            <text:p>18.9033</text:p>
          </table:table-cell>
          <table:table-cell office:value-type="float" office:value="101.129" calcext:value-type="float">
            <text:p>101.129</text:p>
          </table:table-cell>
          <table:table-cell office:value-type="float" office:value="879.968" calcext:value-type="float">
            <text:p>879.96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8.7255" calcext:value-type="float">
            <text:p>18.7255</text:p>
          </table:table-cell>
          <table:table-cell office:value-type="float" office:value="102.319" calcext:value-type="float">
            <text:p>102.319</text:p>
          </table:table-cell>
          <table:table-cell office:value-type="float" office:value="878.956" calcext:value-type="float">
            <text:p>878.95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8.5583" calcext:value-type="float">
            <text:p>18.5583</text:p>
          </table:table-cell>
          <table:table-cell office:value-type="float" office:value="103.504" calcext:value-type="float">
            <text:p>103.504</text:p>
          </table:table-cell>
          <table:table-cell office:value-type="float" office:value="877.938" calcext:value-type="float">
            <text:p>877.93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8.4013" calcext:value-type="float">
            <text:p>18.4013</text:p>
          </table:table-cell>
          <table:table-cell office:value-type="float" office:value="104.686" calcext:value-type="float">
            <text:p>104.686</text:p>
          </table:table-cell>
          <table:table-cell office:value-type="float" office:value="876.913" calcext:value-type="float">
            <text:p>876.91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8.2543" calcext:value-type="float">
            <text:p>18.2543</text:p>
          </table:table-cell>
          <table:table-cell office:value-type="float" office:value="105.862" calcext:value-type="float">
            <text:p>105.862</text:p>
          </table:table-cell>
          <table:table-cell office:value-type="float" office:value="875.883" calcext:value-type="float">
            <text:p>875.883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8.117" calcext:value-type="float">
            <text:p>18.117</text:p>
          </table:table-cell>
          <table:table-cell office:value-type="float" office:value="107.034" calcext:value-type="float">
            <text:p>107.034</text:p>
          </table:table-cell>
          <table:table-cell office:value-type="float" office:value="874.849" calcext:value-type="float">
            <text:p>874.8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9892" calcext:value-type="float">
            <text:p>17.9892</text:p>
          </table:table-cell>
          <table:table-cell office:value-type="float" office:value="108.201" calcext:value-type="float">
            <text:p>108.201</text:p>
          </table:table-cell>
          <table:table-cell office:value-type="float" office:value="873.81" calcext:value-type="float">
            <text:p>873.8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7.8706" calcext:value-type="float">
            <text:p>17.8706</text:p>
          </table:table-cell>
          <table:table-cell office:value-type="float" office:value="109.363" calcext:value-type="float">
            <text:p>109.363</text:p>
          </table:table-cell>
          <table:table-cell office:value-type="float" office:value="872.767" calcext:value-type="float">
            <text:p>872.767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7611" calcext:value-type="float">
            <text:p>17.7611</text:p>
          </table:table-cell>
          <table:table-cell office:value-type="float" office:value="110.519" calcext:value-type="float">
            <text:p>110.519</text:p>
          </table:table-cell>
          <table:table-cell office:value-type="float" office:value="871.72" calcext:value-type="float">
            <text:p>871.7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.6605" calcext:value-type="float">
            <text:p>17.6605</text:p>
          </table:table-cell>
          <table:table-cell office:value-type="float" office:value="111.669" calcext:value-type="float">
            <text:p>111.669</text:p>
          </table:table-cell>
          <table:table-cell office:value-type="float" office:value="870.67" calcext:value-type="float">
            <text:p>870.6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5685" calcext:value-type="float">
            <text:p>17.5685</text:p>
          </table:table-cell>
          <table:table-cell office:value-type="float" office:value="112.813" calcext:value-type="float">
            <text:p>112.813</text:p>
          </table:table-cell>
          <table:table-cell office:value-type="float" office:value="869.618" calcext:value-type="float">
            <text:p>869.61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.485" calcext:value-type="float">
            <text:p>17.485</text:p>
          </table:table-cell>
          <table:table-cell office:value-type="float" office:value="113.951" calcext:value-type="float">
            <text:p>113.951</text:p>
          </table:table-cell>
          <table:table-cell office:value-type="float" office:value="868.564" calcext:value-type="float">
            <text:p>868.56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4098" calcext:value-type="float">
            <text:p>17.4098</text:p>
          </table:table-cell>
          <table:table-cell office:value-type="float" office:value="115.082" calcext:value-type="float">
            <text:p>115.082</text:p>
          </table:table-cell>
          <table:table-cell office:value-type="float" office:value="867.508" calcext:value-type="float">
            <text:p>867.50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.3428" calcext:value-type="float">
            <text:p>17.3428</text:p>
          </table:table-cell>
          <table:table-cell office:value-type="float" office:value="116.207" calcext:value-type="float">
            <text:p>116.207</text:p>
          </table:table-cell>
          <table:table-cell office:value-type="float" office:value="866.45" calcext:value-type="float">
            <text:p>866.4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2839" calcext:value-type="float">
            <text:p>17.2839</text:p>
          </table:table-cell>
          <table:table-cell office:value-type="float" office:value="117.324" calcext:value-type="float">
            <text:p>117.324</text:p>
          </table:table-cell>
          <table:table-cell office:value-type="float" office:value="865.392" calcext:value-type="float">
            <text:p>865.39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2328" calcext:value-type="float">
            <text:p>17.2328</text:p>
          </table:table-cell>
          <table:table-cell office:value-type="float" office:value="118.434" calcext:value-type="float">
            <text:p>118.434</text:p>
          </table:table-cell>
          <table:table-cell office:value-type="float" office:value="864.333" calcext:value-type="float">
            <text:p>864.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1895" calcext:value-type="float">
            <text:p>17.1895</text:p>
          </table:table-cell>
          <table:table-cell office:value-type="float" office:value="119.536" calcext:value-type="float">
            <text:p>119.536</text:p>
          </table:table-cell>
          <table:table-cell office:value-type="float" office:value="863.274" calcext:value-type="float">
            <text:p>863.27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.1539" calcext:value-type="float">
            <text:p>17.1539</text:p>
          </table:table-cell>
          <table:table-cell office:value-type="float" office:value="120.63" calcext:value-type="float">
            <text:p>120.63</text:p>
          </table:table-cell>
          <table:table-cell office:value-type="float" office:value="862.216" calcext:value-type="float">
            <text:p>862.21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1258" calcext:value-type="float">
            <text:p>17.1258</text:p>
          </table:table-cell>
          <table:table-cell office:value-type="float" office:value="121.716" calcext:value-type="float">
            <text:p>121.716</text:p>
          </table:table-cell>
          <table:table-cell office:value-type="float" office:value="861.158" calcext:value-type="float">
            <text:p>861.15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.1052" calcext:value-type="float">
            <text:p>17.1052</text:p>
          </table:table-cell>
          <table:table-cell office:value-type="float" office:value="122.794" calcext:value-type="float">
            <text:p>122.794</text:p>
          </table:table-cell>
          <table:table-cell office:value-type="float" office:value="860.101" calcext:value-type="float">
            <text:p>860.10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.092" calcext:value-type="float">
            <text:p>17.092</text:p>
          </table:table-cell>
          <table:table-cell office:value-type="float" office:value="123.862" calcext:value-type="float">
            <text:p>123.862</text:p>
          </table:table-cell>
          <table:table-cell office:value-type="float" office:value="859.046" calcext:value-type="float">
            <text:p>859.04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7.0861" calcext:value-type="float">
            <text:p>17.0861</text:p>
          </table:table-cell>
          <table:table-cell office:value-type="float" office:value="124.922" calcext:value-type="float">
            <text:p>124.922</text:p>
          </table:table-cell>
          <table:table-cell office:value-type="float" office:value="857.992" calcext:value-type="float">
            <text:p>857.99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25.972" calcext:value-type="float">
            <text:p>125.972</text:p>
          </table:table-cell>
          <table:table-cell office:value-type="float" office:value="856.94" calcext:value-type="float">
            <text:p>856.9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7.0958" calcext:value-type="float">
            <text:p>17.0958</text:p>
          </table:table-cell>
          <table:table-cell office:value-type="float" office:value="127.013" calcext:value-type="float">
            <text:p>127.013</text:p>
          </table:table-cell>
          <table:table-cell office:value-type="float" office:value="855.891" calcext:value-type="float">
            <text:p>855.89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7.1114" calcext:value-type="float">
            <text:p>17.1114</text:p>
          </table:table-cell>
          <table:table-cell office:value-type="float" office:value="128.044" calcext:value-type="float">
            <text:p>128.044</text:p>
          </table:table-cell>
          <table:table-cell office:value-type="float" office:value="854.845" calcext:value-type="float">
            <text:p>854.84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7.134" calcext:value-type="float">
            <text:p>17.134</text:p>
          </table:table-cell>
          <table:table-cell office:value-type="float" office:value="129.064" calcext:value-type="float">
            <text:p>129.064</text:p>
          </table:table-cell>
          <table:table-cell office:value-type="float" office:value="853.802" calcext:value-type="float">
            <text:p>853.8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1637" calcext:value-type="float">
            <text:p>17.1637</text:p>
          </table:table-cell>
          <table:table-cell office:value-type="float" office:value="130.074" calcext:value-type="float">
            <text:p>130.074</text:p>
          </table:table-cell>
          <table:table-cell office:value-type="float" office:value="852.763" calcext:value-type="float">
            <text:p>852.76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7.2003" calcext:value-type="float">
            <text:p>17.2003</text:p>
          </table:table-cell>
          <table:table-cell office:value-type="float" office:value="131.073" calcext:value-type="float">
            <text:p>131.073</text:p>
          </table:table-cell>
          <table:table-cell office:value-type="float" office:value="851.727" calcext:value-type="float">
            <text:p>851.72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.2438" calcext:value-type="float">
            <text:p>17.2438</text:p>
          </table:table-cell>
          <table:table-cell office:value-type="float" office:value="132.061" calcext:value-type="float">
            <text:p>132.061</text:p>
          </table:table-cell>
          <table:table-cell office:value-type="float" office:value="850.696" calcext:value-type="float">
            <text:p>850.69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7.2943" calcext:value-type="float">
            <text:p>17.2943</text:p>
          </table:table-cell>
          <table:table-cell office:value-type="float" office:value="133.037" calcext:value-type="float">
            <text:p>133.037</text:p>
          </table:table-cell>
          <table:table-cell office:value-type="float" office:value="849.669" calcext:value-type="float">
            <text:p>849.66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.3516" calcext:value-type="float">
            <text:p>17.3516</text:p>
          </table:table-cell>
          <table:table-cell office:value-type="float" office:value="134.002" calcext:value-type="float">
            <text:p>134.002</text:p>
          </table:table-cell>
          <table:table-cell office:value-type="float" office:value="848.647" calcext:value-type="float">
            <text:p>848.64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4159" calcext:value-type="float">
            <text:p>17.4159</text:p>
          </table:table-cell>
          <table:table-cell office:value-type="float" office:value="134.954" calcext:value-type="float">
            <text:p>134.954</text:p>
          </table:table-cell>
          <table:table-cell office:value-type="float" office:value="847.63" calcext:value-type="float">
            <text:p>847.6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7.4869" calcext:value-type="float">
            <text:p>17.4869</text:p>
          </table:table-cell>
          <table:table-cell office:value-type="float" office:value="135.894" calcext:value-type="float">
            <text:p>135.894</text:p>
          </table:table-cell>
          <table:table-cell office:value-type="float" office:value="846.619" calcext:value-type="float">
            <text:p>846.619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7.5649" calcext:value-type="float">
            <text:p>17.5649</text:p>
          </table:table-cell>
          <table:table-cell office:value-type="float" office:value="136.822" calcext:value-type="float">
            <text:p>136.822</text:p>
          </table:table-cell>
          <table:table-cell office:value-type="float" office:value="845.614" calcext:value-type="float">
            <text:p>845.61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.6497" calcext:value-type="float">
            <text:p>17.6497</text:p>
          </table:table-cell>
          <table:table-cell office:value-type="float" office:value="137.736" calcext:value-type="float">
            <text:p>137.736</text:p>
          </table:table-cell>
          <table:table-cell office:value-type="float" office:value="844.614" calcext:value-type="float">
            <text:p>844.61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7.7414" calcext:value-type="float">
            <text:p>17.7414</text:p>
          </table:table-cell>
          <table:table-cell office:value-type="float" office:value="138.637" calcext:value-type="float">
            <text:p>138.637</text:p>
          </table:table-cell>
          <table:table-cell office:value-type="float" office:value="843.622" calcext:value-type="float">
            <text:p>843.6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399" calcext:value-type="float">
            <text:p>17.8399</text:p>
          </table:table-cell>
          <table:table-cell office:value-type="float" office:value="139.524" calcext:value-type="float">
            <text:p>139.524</text:p>
          </table:table-cell>
          <table:table-cell office:value-type="float" office:value="842.636" calcext:value-type="float">
            <text:p>842.636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.9453" calcext:value-type="float">
            <text:p>17.9453</text:p>
          </table:table-cell>
          <table:table-cell office:value-type="float" office:value="140.397" calcext:value-type="float">
            <text:p>140.397</text:p>
          </table:table-cell>
          <table:table-cell office:value-type="float" office:value="841.658" calcext:value-type="float">
            <text:p>841.65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8.0576" calcext:value-type="float">
            <text:p>18.0576</text:p>
          </table:table-cell>
          <table:table-cell office:value-type="float" office:value="141.256" calcext:value-type="float">
            <text:p>141.256</text:p>
          </table:table-cell>
          <table:table-cell office:value-type="float" office:value="840.687" calcext:value-type="float">
            <text:p>840.68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8.1767" calcext:value-type="float">
            <text:p>18.1767</text:p>
          </table:table-cell>
          <table:table-cell office:value-type="float" office:value="142.099" calcext:value-type="float">
            <text:p>142.099</text:p>
          </table:table-cell>
          <table:table-cell office:value-type="float" office:value="839.724" calcext:value-type="float">
            <text:p>839.72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8.3028" calcext:value-type="float">
            <text:p>18.3028</text:p>
          </table:table-cell>
          <table:table-cell office:value-type="float" office:value="142.928" calcext:value-type="float">
            <text:p>142.928</text:p>
          </table:table-cell>
          <table:table-cell office:value-type="float" office:value="838.769" calcext:value-type="float">
            <text:p>838.76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.4358" calcext:value-type="float">
            <text:p>18.4358</text:p>
          </table:table-cell>
          <table:table-cell office:value-type="float" office:value="143.742" calcext:value-type="float">
            <text:p>143.742</text:p>
          </table:table-cell>
          <table:table-cell office:value-type="float" office:value="837.823" calcext:value-type="float">
            <text:p>837.82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.5758" calcext:value-type="float">
            <text:p>18.5758</text:p>
          </table:table-cell>
          <table:table-cell office:value-type="float" office:value="144.539" calcext:value-type="float">
            <text:p>144.539</text:p>
          </table:table-cell>
          <table:table-cell office:value-type="float" office:value="836.885" calcext:value-type="float">
            <text:p>836.88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8.7228" calcext:value-type="float">
            <text:p>18.7228</text:p>
          </table:table-cell>
          <table:table-cell office:value-type="float" office:value="145.321" calcext:value-type="float">
            <text:p>145.321</text:p>
          </table:table-cell>
          <table:table-cell office:value-type="float" office:value="835.957" calcext:value-type="float">
            <text:p>835.95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8.8768" calcext:value-type="float">
            <text:p>18.8768</text:p>
          </table:table-cell>
          <table:table-cell office:value-type="float" office:value="146.085" calcext:value-type="float">
            <text:p>146.085</text:p>
          </table:table-cell>
          <table:table-cell office:value-type="float" office:value="835.038" calcext:value-type="float">
            <text:p>835.03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9.0378" calcext:value-type="float">
            <text:p>19.0378</text:p>
          </table:table-cell>
          <table:table-cell office:value-type="float" office:value="146.834" calcext:value-type="float">
            <text:p>146.834</text:p>
          </table:table-cell>
          <table:table-cell office:value-type="float" office:value="834.129" calcext:value-type="float">
            <text:p>834.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058" calcext:value-type="float">
            <text:p>19.2058</text:p>
          </table:table-cell>
          <table:table-cell office:value-type="float" office:value="147.564" calcext:value-type="float">
            <text:p>147.564</text:p>
          </table:table-cell>
          <table:table-cell office:value-type="float" office:value="833.23" calcext:value-type="float">
            <text:p>833.2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9.381" calcext:value-type="float">
            <text:p>19.381</text:p>
          </table:table-cell>
          <table:table-cell office:value-type="float" office:value="148.278" calcext:value-type="float">
            <text:p>148.278</text:p>
          </table:table-cell>
          <table:table-cell office:value-type="float" office:value="832.341" calcext:value-type="float">
            <text:p>832.34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9.5633" calcext:value-type="float">
            <text:p>19.5633</text:p>
          </table:table-cell>
          <table:table-cell office:value-type="float" office:value="148.973" calcext:value-type="float">
            <text:p>148.973</text:p>
          </table:table-cell>
          <table:table-cell office:value-type="float" office:value="831.464" calcext:value-type="float">
            <text:p>831.46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9.7527" calcext:value-type="float">
            <text:p>19.7527</text:p>
          </table:table-cell>
          <table:table-cell office:value-type="float" office:value="149.65" calcext:value-type="float">
            <text:p>149.65</text:p>
          </table:table-cell>
          <table:table-cell office:value-type="float" office:value="830.597" calcext:value-type="float">
            <text:p>830.59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9.9493" calcext:value-type="float">
            <text:p>19.9493</text:p>
          </table:table-cell>
          <table:table-cell office:value-type="float" office:value="150.308" calcext:value-type="float">
            <text:p>150.308</text:p>
          </table:table-cell>
          <table:table-cell office:value-type="float" office:value="829.742" calcext:value-type="float">
            <text:p>829.74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0.1531" calcext:value-type="float">
            <text:p>20.1531</text:p>
          </table:table-cell>
          <table:table-cell office:value-type="float" office:value="150.948" calcext:value-type="float">
            <text:p>150.948</text:p>
          </table:table-cell>
          <table:table-cell office:value-type="float" office:value="828.899" calcext:value-type="float">
            <text:p>828.89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0.3641" calcext:value-type="float">
            <text:p>20.3641</text:p>
          </table:table-cell>
          <table:table-cell office:value-type="float" office:value="151.568" calcext:value-type="float">
            <text:p>151.568</text:p>
          </table:table-cell>
          <table:table-cell office:value-type="float" office:value="828.068" calcext:value-type="float">
            <text:p>828.068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0.5823" calcext:value-type="float">
            <text:p>20.5823</text:p>
          </table:table-cell>
          <table:table-cell office:value-type="float" office:value="152.168" calcext:value-type="float">
            <text:p>152.168</text:p>
          </table:table-cell>
          <table:table-cell office:value-type="float" office:value="827.25" calcext:value-type="float">
            <text:p>827.2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0.8079" calcext:value-type="float">
            <text:p>20.8079</text:p>
          </table:table-cell>
          <table:table-cell office:value-type="float" office:value="152.748" calcext:value-type="float">
            <text:p>152.748</text:p>
          </table:table-cell>
          <table:table-cell office:value-type="float" office:value="826.444" calcext:value-type="float">
            <text:p>826.44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1.0407" calcext:value-type="float">
            <text:p>21.0407</text:p>
          </table:table-cell>
          <table:table-cell office:value-type="float" office:value="153.308" calcext:value-type="float">
            <text:p>153.308</text:p>
          </table:table-cell>
          <table:table-cell office:value-type="float" office:value="825.651" calcext:value-type="float">
            <text:p>825.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2808" calcext:value-type="float">
            <text:p>21.2808</text:p>
          </table:table-cell>
          <table:table-cell office:value-type="float" office:value="153.847" calcext:value-type="float">
            <text:p>153.847</text:p>
          </table:table-cell>
          <table:table-cell office:value-type="float" office:value="824.872" calcext:value-type="float">
            <text:p>824.87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1.5282" calcext:value-type="float">
            <text:p>21.5282</text:p>
          </table:table-cell>
          <table:table-cell office:value-type="float" office:value="154.365" calcext:value-type="float">
            <text:p>154.365</text:p>
          </table:table-cell>
          <table:table-cell office:value-type="float" office:value="824.107" calcext:value-type="float">
            <text:p>824.10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1.7829" calcext:value-type="float">
            <text:p>21.7829</text:p>
          </table:table-cell>
          <table:table-cell office:value-type="float" office:value="154.861" calcext:value-type="float">
            <text:p>154.861</text:p>
          </table:table-cell>
          <table:table-cell office:value-type="float" office:value="823.356" calcext:value-type="float">
            <text:p>823.35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2.045" calcext:value-type="float">
            <text:p>22.045</text:p>
          </table:table-cell>
          <table:table-cell office:value-type="float" office:value="155.336" calcext:value-type="float">
            <text:p>155.336</text:p>
          </table:table-cell>
          <table:table-cell office:value-type="float" office:value="822.619" calcext:value-type="float">
            <text:p>822.61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2.3143" calcext:value-type="float">
            <text:p>22.3143</text:p>
          </table:table-cell>
          <table:table-cell office:value-type="float" office:value="155.788" calcext:value-type="float">
            <text:p>155.788</text:p>
          </table:table-cell>
          <table:table-cell office:value-type="float" office:value="821.898" calcext:value-type="float">
            <text:p>821.89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2.591" calcext:value-type="float">
            <text:p>22.591</text:p>
          </table:table-cell>
          <table:table-cell office:value-type="float" office:value="156.218" calcext:value-type="float">
            <text:p>156.218</text:p>
          </table:table-cell>
          <table:table-cell office:value-type="float" office:value="821.191" calcext:value-type="float">
            <text:p>821.191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2.8749" calcext:value-type="float">
            <text:p>22.8749</text:p>
          </table:table-cell>
          <table:table-cell office:value-type="float" office:value="156.625" calcext:value-type="float">
            <text:p>156.625</text:p>
          </table:table-cell>
          <table:table-cell office:value-type="float" office:value="820.5" calcext:value-type="float">
            <text:p>820.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3.1662" calcext:value-type="float">
            <text:p>23.1662</text:p>
          </table:table-cell>
          <table:table-cell office:value-type="float" office:value="157.009" calcext:value-type="float">
            <text:p>157.009</text:p>
          </table:table-cell>
          <table:table-cell office:value-type="float" office:value="819.825" calcext:value-type="float">
            <text:p>819.82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3.4646" calcext:value-type="float">
            <text:p>23.4646</text:p>
          </table:table-cell>
          <table:table-cell office:value-type="float" office:value="157.37" calcext:value-type="float">
            <text:p>157.37</text:p>
          </table:table-cell>
          <table:table-cell office:value-type="float" office:value="819.165" calcext:value-type="float">
            <text:p>819.16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3.7703" calcext:value-type="float">
            <text:p>23.7703</text:p>
          </table:table-cell>
          <table:table-cell office:value-type="float" office:value="157.707" calcext:value-type="float">
            <text:p>157.707</text:p>
          </table:table-cell>
          <table:table-cell office:value-type="float" office:value="818.523" calcext:value-type="float">
            <text:p>818.5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0831" calcext:value-type="float">
            <text:p>24.0831</text:p>
          </table:table-cell>
          <table:table-cell office:value-type="float" office:value="158.02" calcext:value-type="float">
            <text:p>158.02</text:p>
          </table:table-cell>
          <table:table-cell office:value-type="float" office:value="817.897" calcext:value-type="float">
            <text:p>817.89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4.4029" calcext:value-type="float">
            <text:p>24.4029</text:p>
          </table:table-cell>
          <table:table-cell office:value-type="float" office:value="158.309" calcext:value-type="float">
            <text:p>158.309</text:p>
          </table:table-cell>
          <table:table-cell office:value-type="float" office:value="817.288" calcext:value-type="float">
            <text:p>817.28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4.7299" calcext:value-type="float">
            <text:p>24.7299</text:p>
          </table:table-cell>
          <table:table-cell office:value-type="float" office:value="158.574" calcext:value-type="float">
            <text:p>158.574</text:p>
          </table:table-cell>
          <table:table-cell office:value-type="float" office:value="816.697" calcext:value-type="float">
            <text:p>816.69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5.0637" calcext:value-type="float">
            <text:p>25.0637</text:p>
          </table:table-cell>
          <table:table-cell office:value-type="float" office:value="158.813" calcext:value-type="float">
            <text:p>158.813</text:p>
          </table:table-cell>
          <table:table-cell office:value-type="float" office:value="816.123" calcext:value-type="float">
            <text:p>816.12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5.4045" calcext:value-type="float">
            <text:p>25.4045</text:p>
          </table:table-cell>
          <table:table-cell office:value-type="float" office:value="159.028" calcext:value-type="float">
            <text:p>159.028</text:p>
          </table:table-cell>
          <table:table-cell office:value-type="float" office:value="815.567" calcext:value-type="float">
            <text:p>815.56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5.7519" calcext:value-type="float">
            <text:p>25.7519</text:p>
          </table:table-cell>
          <table:table-cell office:value-type="float" office:value="159.218" calcext:value-type="float">
            <text:p>159.218</text:p>
          </table:table-cell>
          <table:table-cell office:value-type="float" office:value="815.03" calcext:value-type="float">
            <text:p>815.0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6.1061" calcext:value-type="float">
            <text:p>26.1061</text:p>
          </table:table-cell>
          <table:table-cell office:value-type="float" office:value="159.382" calcext:value-type="float">
            <text:p>159.382</text:p>
          </table:table-cell>
          <table:table-cell office:value-type="float" office:value="814.512" calcext:value-type="float">
            <text:p>814.512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6.4668" calcext:value-type="float">
            <text:p>26.4668</text:p>
          </table:table-cell>
          <table:table-cell office:value-type="float" office:value="159.521" calcext:value-type="float">
            <text:p>159.521</text:p>
          </table:table-cell>
          <table:table-cell office:value-type="float" office:value="814.012" calcext:value-type="float">
            <text:p>814.01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6.8339" calcext:value-type="float">
            <text:p>26.8339</text:p>
          </table:table-cell>
          <table:table-cell office:value-type="float" office:value="159.635" calcext:value-type="float">
            <text:p>159.635</text:p>
          </table:table-cell>
          <table:table-cell office:value-type="float" office:value="813.531" calcext:value-type="float">
            <text:p>813.53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7.2072" calcext:value-type="float">
            <text:p>27.2072</text:p>
          </table:table-cell>
          <table:table-cell office:value-type="float" office:value="159.722" calcext:value-type="float">
            <text:p>159.722</text:p>
          </table:table-cell>
          <table:table-cell office:value-type="float" office:value="813.07" calcext:value-type="float">
            <text:p>813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5866" calcext:value-type="float">
            <text:p>27.5866</text:p>
          </table:table-cell>
          <table:table-cell office:value-type="float" office:value="159.784" calcext:value-type="float">
            <text:p>159.784</text:p>
          </table:table-cell>
          <table:table-cell office:value-type="float" office:value="812.629" calcext:value-type="float">
            <text:p>812.629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7.9719" calcext:value-type="float">
            <text:p>27.9719</text:p>
          </table:table-cell>
          <table:table-cell office:value-type="float" office:value="159.82" calcext:value-type="float">
            <text:p>159.82</text:p>
          </table:table-cell>
          <table:table-cell office:value-type="float" office:value="812.208" calcext:value-type="float">
            <text:p>812.20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8.3629" calcext:value-type="float">
            <text:p>28.3629</text:p>
          </table:table-cell>
          <table:table-cell office:value-type="float" office:value="159.83" calcext:value-type="float">
            <text:p>159.83</text:p>
          </table:table-cell>
          <table:table-cell office:value-type="float" office:value="811.807" calcext:value-type="float">
            <text:p>811.80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8.7594" calcext:value-type="float">
            <text:p>28.7594</text:p>
          </table:table-cell>
          <table:table-cell office:value-type="float" office:value="159.814" calcext:value-type="float">
            <text:p>159.814</text:p>
          </table:table-cell>
          <table:table-cell office:value-type="float" office:value="811.427" calcext:value-type="float">
            <text:p>811.42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.1612" calcext:value-type="float">
            <text:p>29.1612</text:p>
          </table:table-cell>
          <table:table-cell office:value-type="float" office:value="159.772" calcext:value-type="float">
            <text:p>159.772</text:p>
          </table:table-cell>
          <table:table-cell office:value-type="float" office:value="811.067" calcext:value-type="float">
            <text:p>811.06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9.5681" calcext:value-type="float">
            <text:p>29.5681</text:p>
          </table:table-cell>
          <table:table-cell office:value-type="float" office:value="159.704" calcext:value-type="float">
            <text:p>159.704</text:p>
          </table:table-cell>
          <table:table-cell office:value-type="float" office:value="810.728" calcext:value-type="float">
            <text:p>810.72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.9797" calcext:value-type="float">
            <text:p>29.9797</text:p>
          </table:table-cell>
          <table:table-cell office:value-type="float" office:value="159.61" calcext:value-type="float">
            <text:p>159.61</text:p>
          </table:table-cell>
          <table:table-cell office:value-type="float" office:value="810.411" calcext:value-type="float">
            <text:p>810.41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30.3959" calcext:value-type="float">
            <text:p>30.3959</text:p>
          </table:table-cell>
          <table:table-cell office:value-type="float" office:value="159.49" calcext:value-type="float">
            <text:p>159.49</text:p>
          </table:table-cell>
          <table:table-cell office:value-type="float" office:value="810.114" calcext:value-type="float">
            <text:p>810.11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0.8162" calcext:value-type="float">
            <text:p>30.8162</text:p>
          </table:table-cell>
          <table:table-cell office:value-type="float" office:value="159.344" calcext:value-type="float">
            <text:p>159.344</text:p>
          </table:table-cell>
          <table:table-cell office:value-type="float" office:value="809.84" calcext:value-type="float">
            <text:p>809.8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31.2405" calcext:value-type="float">
            <text:p>31.2405</text:p>
          </table:table-cell>
          <table:table-cell office:value-type="float" office:value="159.173" calcext:value-type="float">
            <text:p>159.173</text:p>
          </table:table-cell>
          <table:table-cell office:value-type="float" office:value="809.587" calcext:value-type="float">
            <text:p>809.5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.6684" calcext:value-type="float">
            <text:p>31.6684</text:p>
          </table:table-cell>
          <table:table-cell office:value-type="float" office:value="158.976" calcext:value-type="float">
            <text:p>158.976</text:p>
          </table:table-cell>
          <table:table-cell office:value-type="float" office:value="809.355" calcext:value-type="float">
            <text:p>809.35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2.0996" calcext:value-type="float">
            <text:p>32.0996</text:p>
          </table:table-cell>
          <table:table-cell office:value-type="float" office:value="158.755" calcext:value-type="float">
            <text:p>158.755</text:p>
          </table:table-cell>
          <table:table-cell office:value-type="float" office:value="809.146" calcext:value-type="float">
            <text:p>809.14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2.5337" calcext:value-type="float">
            <text:p>32.5337</text:p>
          </table:table-cell>
          <table:table-cell office:value-type="float" office:value="158.508" calcext:value-type="float">
            <text:p>158.508</text:p>
          </table:table-cell>
          <table:table-cell office:value-type="float" office:value="808.959" calcext:value-type="float">
            <text:p>808.95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2.9704" calcext:value-type="float">
            <text:p>32.9704</text:p>
          </table:table-cell>
          <table:table-cell office:value-type="float" office:value="158.236" calcext:value-type="float">
            <text:p>158.236</text:p>
          </table:table-cell>
          <table:table-cell office:value-type="float" office:value="808.793" calcext:value-type="float">
            <text:p>808.79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3.4092" calcext:value-type="float">
            <text:p>33.4092</text:p>
          </table:table-cell>
          <table:table-cell office:value-type="float" office:value="157.94" calcext:value-type="float">
            <text:p>157.94</text:p>
          </table:table-cell>
          <table:table-cell office:value-type="float" office:value="808.65" calcext:value-type="float">
            <text:p>808.6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3.8498" calcext:value-type="float">
            <text:p>33.8498</text:p>
          </table:table-cell>
          <table:table-cell office:value-type="float" office:value="157.62" calcext:value-type="float">
            <text:p>157.62</text:p>
          </table:table-cell>
          <table:table-cell office:value-type="float" office:value="808.53" calcext:value-type="float">
            <text:p>808.5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4.2917" calcext:value-type="float">
            <text:p>34.2917</text:p>
          </table:table-cell>
          <table:table-cell office:value-type="float" office:value="157.277" calcext:value-type="float">
            <text:p>157.277</text:p>
          </table:table-cell>
          <table:table-cell office:value-type="float" office:value="808.431" calcext:value-type="float">
            <text:p>808.43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4.7347" calcext:value-type="float">
            <text:p>34.7347</text:p>
          </table:table-cell>
          <table:table-cell office:value-type="float" office:value="156.91" calcext:value-type="float">
            <text:p>156.91</text:p>
          </table:table-cell>
          <table:table-cell office:value-type="float" office:value="808.355" calcext:value-type="float">
            <text:p>808.35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5.1781" calcext:value-type="float">
            <text:p>35.1781</text:p>
          </table:table-cell>
          <table:table-cell office:value-type="float" office:value="156.52" calcext:value-type="float">
            <text:p>156.52</text:p>
          </table:table-cell>
          <table:table-cell office:value-type="float" office:value="808.302" calcext:value-type="float">
            <text:p>808.30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5.6216" calcext:value-type="float">
            <text:p>35.6216</text:p>
          </table:table-cell>
          <table:table-cell office:value-type="float" office:value="156.108" calcext:value-type="float">
            <text:p>156.108</text:p>
          </table:table-cell>
          <table:table-cell office:value-type="float" office:value="808.27" calcext:value-type="float">
            <text:p>808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.0646" calcext:value-type="float">
            <text:p>36.0646</text:p>
          </table:table-cell>
          <table:table-cell office:value-type="float" office:value="155.674" calcext:value-type="float">
            <text:p>155.674</text:p>
          </table:table-cell>
          <table:table-cell office:value-type="float" office:value="808.261" calcext:value-type="float">
            <text:p>808.26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6.5069" calcext:value-type="float">
            <text:p>36.5069</text:p>
          </table:table-cell>
          <table:table-cell office:value-type="float" office:value="155.219" calcext:value-type="float">
            <text:p>155.219</text:p>
          </table:table-cell>
          <table:table-cell office:value-type="float" office:value="808.274" calcext:value-type="float">
            <text:p>808.27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6.9477" calcext:value-type="float">
            <text:p>36.9477</text:p>
          </table:table-cell>
          <table:table-cell office:value-type="float" office:value="154.743" calcext:value-type="float">
            <text:p>154.743</text:p>
          </table:table-cell>
          <table:table-cell office:value-type="float" office:value="808.309" calcext:value-type="float">
            <text:p>808.309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7.3868" calcext:value-type="float">
            <text:p>37.3868</text:p>
          </table:table-cell>
          <table:table-cell office:value-type="float" office:value="154.247" calcext:value-type="float">
            <text:p>154.247</text:p>
          </table:table-cell>
          <table:table-cell office:value-type="float" office:value="808.366" calcext:value-type="float">
            <text:p>808.36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7.8235" calcext:value-type="float">
            <text:p>37.8235</text:p>
          </table:table-cell>
          <table:table-cell office:value-type="float" office:value="153.732" calcext:value-type="float">
            <text:p>153.732</text:p>
          </table:table-cell>
          <table:table-cell office:value-type="float" office:value="808.444" calcext:value-type="float">
            <text:p>808.44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8.2574" calcext:value-type="float">
            <text:p>38.2574</text:p>
          </table:table-cell>
          <table:table-cell office:value-type="float" office:value="153.198" calcext:value-type="float">
            <text:p>153.198</text:p>
          </table:table-cell>
          <table:table-cell office:value-type="float" office:value="808.545" calcext:value-type="float">
            <text:p>808.54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8.688" calcext:value-type="float">
            <text:p>38.688</text:p>
          </table:table-cell>
          <table:table-cell office:value-type="float" office:value="152.646" calcext:value-type="float">
            <text:p>152.646</text:p>
          </table:table-cell>
          <table:table-cell office:value-type="float" office:value="808.666" calcext:value-type="float">
            <text:p>808.666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9.1148" calcext:value-type="float">
            <text:p>39.1148</text:p>
          </table:table-cell>
          <table:table-cell office:value-type="float" office:value="152.076" calcext:value-type="float">
            <text:p>152.076</text:p>
          </table:table-cell>
          <table:table-cell office:value-type="float" office:value="808.809" calcext:value-type="float">
            <text:p>808.80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9.5372" calcext:value-type="float">
            <text:p>39.5372</text:p>
          </table:table-cell>
          <table:table-cell office:value-type="float" office:value="151.49" calcext:value-type="float">
            <text:p>151.49</text:p>
          </table:table-cell>
          <table:table-cell office:value-type="float" office:value="808.973" calcext:value-type="float">
            <text:p>808.973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39.9549" calcext:value-type="float">
            <text:p>39.9549</text:p>
          </table:table-cell>
          <table:table-cell office:value-type="float" office:value="150.887" calcext:value-type="float">
            <text:p>150.887</text:p>
          </table:table-cell>
          <table:table-cell office:value-type="float" office:value="809.158" calcext:value-type="float">
            <text:p>809.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3672" calcext:value-type="float">
            <text:p>40.3672</text:p>
          </table:table-cell>
          <table:table-cell office:value-type="float" office:value="150.27" calcext:value-type="float">
            <text:p>150.27</text:p>
          </table:table-cell>
          <table:table-cell office:value-type="float" office:value="809.363" calcext:value-type="float">
            <text:p>809.363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0.7737" calcext:value-type="float">
            <text:p>40.7737</text:p>
          </table:table-cell>
          <table:table-cell office:value-type="float" office:value="149.639" calcext:value-type="float">
            <text:p>149.639</text:p>
          </table:table-cell>
          <table:table-cell office:value-type="float" office:value="809.588" calcext:value-type="float">
            <text:p>809.58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1.1738" calcext:value-type="float">
            <text:p>41.1738</text:p>
          </table:table-cell>
          <table:table-cell office:value-type="float" office:value="148.994" calcext:value-type="float">
            <text:p>148.994</text:p>
          </table:table-cell>
          <table:table-cell office:value-type="float" office:value="809.833" calcext:value-type="float">
            <text:p>809.83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1.5672" calcext:value-type="float">
            <text:p>41.5672</text:p>
          </table:table-cell>
          <table:table-cell office:value-type="float" office:value="148.336" calcext:value-type="float">
            <text:p>148.336</text:p>
          </table:table-cell>
          <table:table-cell office:value-type="float" office:value="810.097" calcext:value-type="float">
            <text:p>810.09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1.9533" calcext:value-type="float">
            <text:p>41.9533</text:p>
          </table:table-cell>
          <table:table-cell office:value-type="float" office:value="147.667" calcext:value-type="float">
            <text:p>147.667</text:p>
          </table:table-cell>
          <table:table-cell office:value-type="float" office:value="810.38" calcext:value-type="float">
            <text:p>810.3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2.3316" calcext:value-type="float">
            <text:p>42.3316</text:p>
          </table:table-cell>
          <table:table-cell office:value-type="float" office:value="146.987" calcext:value-type="float">
            <text:p>146.987</text:p>
          </table:table-cell>
          <table:table-cell office:value-type="float" office:value="810.681" calcext:value-type="float">
            <text:p>810.68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2.7018" calcext:value-type="float">
            <text:p>42.7018</text:p>
          </table:table-cell>
          <table:table-cell office:value-type="float" office:value="146.297" calcext:value-type="float">
            <text:p>146.297</text:p>
          </table:table-cell>
          <table:table-cell office:value-type="float" office:value="811.001" calcext:value-type="float">
            <text:p>811.001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3.0633" calcext:value-type="float">
            <text:p>43.0633</text:p>
          </table:table-cell>
          <table:table-cell office:value-type="float" office:value="145.598" calcext:value-type="float">
            <text:p>145.598</text:p>
          </table:table-cell>
          <table:table-cell office:value-type="float" office:value="811.339" calcext:value-type="float">
            <text:p>811.33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3.4157" calcext:value-type="float">
            <text:p>43.4157</text:p>
          </table:table-cell>
          <table:table-cell office:value-type="float" office:value="144.891" calcext:value-type="float">
            <text:p>144.891</text:p>
          </table:table-cell>
          <table:table-cell office:value-type="float" office:value="811.693" calcext:value-type="float">
            <text:p>811.69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3.7587" calcext:value-type="float">
            <text:p>43.7587</text:p>
          </table:table-cell>
          <table:table-cell office:value-type="float" office:value="144.177" calcext:value-type="float">
            <text:p>144.177</text:p>
          </table:table-cell>
          <table:table-cell office:value-type="float" office:value="812.065" calcext:value-type="float">
            <text:p>812.0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0918" calcext:value-type="float">
            <text:p>44.0918</text:p>
          </table:table-cell>
          <table:table-cell office:value-type="float" office:value="143.456" calcext:value-type="float">
            <text:p>143.456</text:p>
          </table:table-cell>
          <table:table-cell office:value-type="float" office:value="812.452" calcext:value-type="float">
            <text:p>812.452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4.4146" calcext:value-type="float">
            <text:p>44.4146</text:p>
          </table:table-cell>
          <table:table-cell office:value-type="float" office:value="142.73" calcext:value-type="float">
            <text:p>142.73</text:p>
          </table:table-cell>
          <table:table-cell office:value-type="float" office:value="812.856" calcext:value-type="float">
            <text:p>812.85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4.7268" calcext:value-type="float">
            <text:p>44.7268</text:p>
          </table:table-cell>
          <table:table-cell office:value-type="float" office:value="141.999" calcext:value-type="float">
            <text:p>141.999</text:p>
          </table:table-cell>
          <table:table-cell office:value-type="float" office:value="813.274" calcext:value-type="float">
            <text:p>813.27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5.0281" calcext:value-type="float">
            <text:p>45.0281</text:p>
          </table:table-cell>
          <table:table-cell office:value-type="float" office:value="141.265" calcext:value-type="float">
            <text:p>141.265</text:p>
          </table:table-cell>
          <table:table-cell office:value-type="float" office:value="813.707" calcext:value-type="float">
            <text:p>813.70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5.3182" calcext:value-type="float">
            <text:p>45.3182</text:p>
          </table:table-cell>
          <table:table-cell office:value-type="float" office:value="140.528" calcext:value-type="float">
            <text:p>140.528</text:p>
          </table:table-cell>
          <table:table-cell office:value-type="float" office:value="814.154" calcext:value-type="float">
            <text:p>814.15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5.5967" calcext:value-type="float">
            <text:p>45.5967</text:p>
          </table:table-cell>
          <table:table-cell office:value-type="float" office:value="139.79" calcext:value-type="float">
            <text:p>139.79</text:p>
          </table:table-cell>
          <table:table-cell office:value-type="float" office:value="814.614" calcext:value-type="float">
            <text:p>814.61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5.8634" calcext:value-type="float">
            <text:p>45.8634</text:p>
          </table:table-cell>
          <table:table-cell office:value-type="float" office:value="139.05" calcext:value-type="float">
            <text:p>139.05</text:p>
          </table:table-cell>
          <table:table-cell office:value-type="float" office:value="815.087" calcext:value-type="float">
            <text:p>815.087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6.118" calcext:value-type="float">
            <text:p>46.118</text:p>
          </table:table-cell>
          <table:table-cell office:value-type="float" office:value="138.31" calcext:value-type="float">
            <text:p>138.31</text:p>
          </table:table-cell>
          <table:table-cell office:value-type="float" office:value="815.572" calcext:value-type="float">
            <text:p>815.57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6.3604" calcext:value-type="float">
            <text:p>46.3604</text:p>
          </table:table-cell>
          <table:table-cell office:value-type="float" office:value="137.571" calcext:value-type="float">
            <text:p>137.571</text:p>
          </table:table-cell>
          <table:table-cell office:value-type="float" office:value="816.068" calcext:value-type="float">
            <text:p>816.06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6.5903" calcext:value-type="float">
            <text:p>46.5903</text:p>
          </table:table-cell>
          <table:table-cell office:value-type="float" office:value="136.834" calcext:value-type="float">
            <text:p>136.834</text:p>
          </table:table-cell>
          <table:table-cell office:value-type="float" office:value="816.576" calcext:value-type="float">
            <text:p>816.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8076" calcext:value-type="float">
            <text:p>46.8076</text:p>
          </table:table-cell>
          <table:table-cell office:value-type="float" office:value="136.099" calcext:value-type="float">
            <text:p>136.099</text:p>
          </table:table-cell>
          <table:table-cell office:value-type="float" office:value="817.093" calcext:value-type="float">
            <text:p>817.093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7.0122" calcext:value-type="float">
            <text:p>47.0122</text:p>
          </table:table-cell>
          <table:table-cell office:value-type="float" office:value="135.367" calcext:value-type="float">
            <text:p>135.367</text:p>
          </table:table-cell>
          <table:table-cell office:value-type="float" office:value="817.62" calcext:value-type="float">
            <text:p>817.6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7.2038" calcext:value-type="float">
            <text:p>47.2038</text:p>
          </table:table-cell>
          <table:table-cell office:value-type="float" office:value="134.64" calcext:value-type="float">
            <text:p>134.64</text:p>
          </table:table-cell>
          <table:table-cell office:value-type="float" office:value="818.156" calcext:value-type="float">
            <text:p>818.156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7.3825" calcext:value-type="float">
            <text:p>47.3825</text:p>
          </table:table-cell>
          <table:table-cell office:value-type="float" office:value="133.917" calcext:value-type="float">
            <text:p>133.917</text:p>
          </table:table-cell>
          <table:table-cell office:value-type="float" office:value="818.701" calcext:value-type="float">
            <text:p>818.701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7.5482" calcext:value-type="float">
            <text:p>47.5482</text:p>
          </table:table-cell>
          <table:table-cell office:value-type="float" office:value="133.199" calcext:value-type="float">
            <text:p>133.199</text:p>
          </table:table-cell>
          <table:table-cell office:value-type="float" office:value="819.252" calcext:value-type="float">
            <text:p>819.25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7.7008" calcext:value-type="float">
            <text:p>47.7008</text:p>
          </table:table-cell>
          <table:table-cell office:value-type="float" office:value="132.488" calcext:value-type="float">
            <text:p>132.488</text:p>
          </table:table-cell>
          <table:table-cell office:value-type="float" office:value="819.811" calcext:value-type="float">
            <text:p>819.81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7.8404" calcext:value-type="float">
            <text:p>47.8404</text:p>
          </table:table-cell>
          <table:table-cell office:value-type="float" office:value="131.784" calcext:value-type="float">
            <text:p>131.784</text:p>
          </table:table-cell>
          <table:table-cell office:value-type="float" office:value="820.376" calcext:value-type="float">
            <text:p>820.37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7.9668" calcext:value-type="float">
            <text:p>47.9668</text:p>
          </table:table-cell>
          <table:table-cell office:value-type="float" office:value="131.087" calcext:value-type="float">
            <text:p>131.087</text:p>
          </table:table-cell>
          <table:table-cell office:value-type="float" office:value="820.947" calcext:value-type="float">
            <text:p>820.947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8.0803" calcext:value-type="float">
            <text:p>48.0803</text:p>
          </table:table-cell>
          <table:table-cell office:value-type="float" office:value="130.398" calcext:value-type="float">
            <text:p>130.398</text:p>
          </table:table-cell>
          <table:table-cell office:value-type="float" office:value="821.522" calcext:value-type="float">
            <text:p>821.52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8.1808" calcext:value-type="float">
            <text:p>48.1808</text:p>
          </table:table-cell>
          <table:table-cell office:value-type="float" office:value="129.718" calcext:value-type="float">
            <text:p>129.718</text:p>
          </table:table-cell>
          <table:table-cell office:value-type="float" office:value="822.101" calcext:value-type="float">
            <text:p>822.1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2685" calcext:value-type="float">
            <text:p>48.2685</text:p>
          </table:table-cell>
          <table:table-cell office:value-type="float" office:value="129.047" calcext:value-type="float">
            <text:p>129.047</text:p>
          </table:table-cell>
          <table:table-cell office:value-type="float" office:value="822.685" calcext:value-type="float">
            <text:p>822.68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8.3434" calcext:value-type="float">
            <text:p>48.3434</text:p>
          </table:table-cell>
          <table:table-cell office:value-type="float" office:value="128.386" calcext:value-type="float">
            <text:p>128.386</text:p>
          </table:table-cell>
          <table:table-cell office:value-type="float" office:value="823.271" calcext:value-type="float">
            <text:p>823.27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.4057" calcext:value-type="float">
            <text:p>48.4057</text:p>
          </table:table-cell>
          <table:table-cell office:value-type="float" office:value="127.735" calcext:value-type="float">
            <text:p>127.735</text:p>
          </table:table-cell>
          <table:table-cell office:value-type="float" office:value="823.859" calcext:value-type="float">
            <text:p>823.85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8.4555" calcext:value-type="float">
            <text:p>48.4555</text:p>
          </table:table-cell>
          <table:table-cell office:value-type="float" office:value="127.096" calcext:value-type="float">
            <text:p>127.096</text:p>
          </table:table-cell>
          <table:table-cell office:value-type="float" office:value="824.449" calcext:value-type="float">
            <text:p>824.44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8.493" calcext:value-type="float">
            <text:p>48.493</text:p>
          </table:table-cell>
          <table:table-cell office:value-type="float" office:value="126.467" calcext:value-type="float">
            <text:p>126.467</text:p>
          </table:table-cell>
          <table:table-cell office:value-type="float" office:value="825.04" calcext:value-type="float">
            <text:p>825.0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.5184" calcext:value-type="float">
            <text:p>48.5184</text:p>
          </table:table-cell>
          <table:table-cell office:value-type="float" office:value="125.85" calcext:value-type="float">
            <text:p>125.85</text:p>
          </table:table-cell>
          <table:table-cell office:value-type="float" office:value="825.631" calcext:value-type="float">
            <text:p>825.631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.5319" calcext:value-type="float">
            <text:p>48.5319</text:p>
          </table:table-cell>
          <table:table-cell office:value-type="float" office:value="125.245" calcext:value-type="float">
            <text:p>125.245</text:p>
          </table:table-cell>
          <table:table-cell office:value-type="float" office:value="826.223" calcext:value-type="float">
            <text:p>826.22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8.5337" calcext:value-type="float">
            <text:p>48.5337</text:p>
          </table:table-cell>
          <table:table-cell office:value-type="float" office:value="124.653" calcext:value-type="float">
            <text:p>124.653</text:p>
          </table:table-cell>
          <table:table-cell office:value-type="float" office:value="826.813" calcext:value-type="float">
            <text:p>826.81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8.5241" calcext:value-type="float">
            <text:p>48.5241</text:p>
          </table:table-cell>
          <table:table-cell office:value-type="float" office:value="124.074" calcext:value-type="float">
            <text:p>124.074</text:p>
          </table:table-cell>
          <table:table-cell office:value-type="float" office:value="827.402" calcext:value-type="float">
            <text:p>827.40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8.5033" calcext:value-type="float">
            <text:p>48.5033</text:p>
          </table:table-cell>
          <table:table-cell office:value-type="float" office:value="123.507" calcext:value-type="float">
            <text:p>123.507</text:p>
          </table:table-cell>
          <table:table-cell office:value-type="float" office:value="827.989" calcext:value-type="float">
            <text:p>827.9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716" calcext:value-type="float">
            <text:p>48.4716</text:p>
          </table:table-cell>
          <table:table-cell office:value-type="float" office:value="122.954" calcext:value-type="float">
            <text:p>122.954</text:p>
          </table:table-cell>
          <table:table-cell office:value-type="float" office:value="828.574" calcext:value-type="float">
            <text:p>828.57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8.4293" calcext:value-type="float">
            <text:p>48.4293</text:p>
          </table:table-cell>
          <table:table-cell office:value-type="float" office:value="122.415" calcext:value-type="float">
            <text:p>122.415</text:p>
          </table:table-cell>
          <table:table-cell office:value-type="float" office:value="829.156" calcext:value-type="float">
            <text:p>829.156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8.3766" calcext:value-type="float">
            <text:p>48.3766</text:p>
          </table:table-cell>
          <table:table-cell office:value-type="float" office:value="121.89" calcext:value-type="float">
            <text:p>121.89</text:p>
          </table:table-cell>
          <table:table-cell office:value-type="float" office:value="829.734" calcext:value-type="float">
            <text:p>829.73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8.3139" calcext:value-type="float">
            <text:p>48.3139</text:p>
          </table:table-cell>
          <table:table-cell office:value-type="float" office:value="121.378" calcext:value-type="float">
            <text:p>121.378</text:p>
          </table:table-cell>
          <table:table-cell office:value-type="float" office:value="830.308" calcext:value-type="float">
            <text:p>830.30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8.2415" calcext:value-type="float">
            <text:p>48.2415</text:p>
          </table:table-cell>
          <table:table-cell office:value-type="float" office:value="120.881" calcext:value-type="float">
            <text:p>120.881</text:p>
          </table:table-cell>
          <table:table-cell office:value-type="float" office:value="830.877" calcext:value-type="float">
            <text:p>830.87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8.1596" calcext:value-type="float">
            <text:p>48.1596</text:p>
          </table:table-cell>
          <table:table-cell office:value-type="float" office:value="120.399" calcext:value-type="float">
            <text:p>120.399</text:p>
          </table:table-cell>
          <table:table-cell office:value-type="float" office:value="831.442" calcext:value-type="float">
            <text:p>831.44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8.0687" calcext:value-type="float">
            <text:p>48.0687</text:p>
          </table:table-cell>
          <table:table-cell office:value-type="float" office:value="119.93" calcext:value-type="float">
            <text:p>119.93</text:p>
          </table:table-cell>
          <table:table-cell office:value-type="float" office:value="832.001" calcext:value-type="float">
            <text:p>832.00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7.9691" calcext:value-type="float">
            <text:p>47.9691</text:p>
          </table:table-cell>
          <table:table-cell office:value-type="float" office:value="119.477" calcext:value-type="float">
            <text:p>119.477</text:p>
          </table:table-cell>
          <table:table-cell office:value-type="float" office:value="832.554" calcext:value-type="float">
            <text:p>832.55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7.861" calcext:value-type="float">
            <text:p>47.861</text:p>
          </table:table-cell>
          <table:table-cell office:value-type="float" office:value="119.038" calcext:value-type="float">
            <text:p>119.038</text:p>
          </table:table-cell>
          <table:table-cell office:value-type="float" office:value="833.101" calcext:value-type="float">
            <text:p>833.10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7.7449" calcext:value-type="float">
            <text:p>47.7449</text:p>
          </table:table-cell>
          <table:table-cell office:value-type="float" office:value="118.614" calcext:value-type="float">
            <text:p>118.614</text:p>
          </table:table-cell>
          <table:table-cell office:value-type="float" office:value="833.641" calcext:value-type="float">
            <text:p>833.6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621" calcext:value-type="float">
            <text:p>47.621</text:p>
          </table:table-cell>
          <table:table-cell office:value-type="float" office:value="118.205" calcext:value-type="float">
            <text:p>118.205</text:p>
          </table:table-cell>
          <table:table-cell office:value-type="float" office:value="834.174" calcext:value-type="float">
            <text:p>834.174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7.4897" calcext:value-type="float">
            <text:p>47.4897</text:p>
          </table:table-cell>
          <table:table-cell office:value-type="float" office:value="117.811" calcext:value-type="float">
            <text:p>117.811</text:p>
          </table:table-cell>
          <table:table-cell office:value-type="float" office:value="834.7" calcext:value-type="float">
            <text:p>834.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7.3514" calcext:value-type="float">
            <text:p>47.3514</text:p>
          </table:table-cell>
          <table:table-cell office:value-type="float" office:value="117.431" calcext:value-type="float">
            <text:p>117.431</text:p>
          </table:table-cell>
          <table:table-cell office:value-type="float" office:value="835.217" calcext:value-type="float">
            <text:p>835.21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7.2064" calcext:value-type="float">
            <text:p>47.2064</text:p>
          </table:table-cell>
          <table:table-cell office:value-type="float" office:value="117.067" calcext:value-type="float">
            <text:p>117.067</text:p>
          </table:table-cell>
          <table:table-cell office:value-type="float" office:value="835.727" calcext:value-type="float">
            <text:p>835.72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7.055" calcext:value-type="float">
            <text:p>47.055</text:p>
          </table:table-cell>
          <table:table-cell office:value-type="float" office:value="116.717" calcext:value-type="float">
            <text:p>116.717</text:p>
          </table:table-cell>
          <table:table-cell office:value-type="float" office:value="836.228" calcext:value-type="float">
            <text:p>836.22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6.8976" calcext:value-type="float">
            <text:p>46.8976</text:p>
          </table:table-cell>
          <table:table-cell office:value-type="float" office:value="116.382" calcext:value-type="float">
            <text:p>116.382</text:p>
          </table:table-cell>
          <table:table-cell office:value-type="float" office:value="836.72" calcext:value-type="float">
            <text:p>836.7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6.7346" calcext:value-type="float">
            <text:p>46.7346</text:p>
          </table:table-cell>
          <table:table-cell office:value-type="float" office:value="116.062" calcext:value-type="float">
            <text:p>116.062</text:p>
          </table:table-cell>
          <table:table-cell office:value-type="float" office:value="837.204" calcext:value-type="float">
            <text:p>837.204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6.5662" calcext:value-type="float">
            <text:p>46.5662</text:p>
          </table:table-cell>
          <table:table-cell office:value-type="float" office:value="115.756" calcext:value-type="float">
            <text:p>115.756</text:p>
          </table:table-cell>
          <table:table-cell office:value-type="float" office:value="837.678" calcext:value-type="float">
            <text:p>837.678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6.3927" calcext:value-type="float">
            <text:p>46.3927</text:p>
          </table:table-cell>
          <table:table-cell office:value-type="float" office:value="115.465" calcext:value-type="float">
            <text:p>115.465</text:p>
          </table:table-cell>
          <table:table-cell office:value-type="float" office:value="838.142" calcext:value-type="float">
            <text:p>838.142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6.2147" calcext:value-type="float">
            <text:p>46.2147</text:p>
          </table:table-cell>
          <table:table-cell office:value-type="float" office:value="115.188" calcext:value-type="float">
            <text:p>115.188</text:p>
          </table:table-cell>
          <table:table-cell office:value-type="float" office:value="838.597" calcext:value-type="float">
            <text:p>838.5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.0322" calcext:value-type="float">
            <text:p>46.0322</text:p>
          </table:table-cell>
          <table:table-cell office:value-type="float" office:value="114.926" calcext:value-type="float">
            <text:p>114.926</text:p>
          </table:table-cell>
          <table:table-cell office:value-type="float" office:value="839.042" calcext:value-type="float">
            <text:p>839.042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5.8457" calcext:value-type="float">
            <text:p>45.8457</text:p>
          </table:table-cell>
          <table:table-cell office:value-type="float" office:value="114.678" calcext:value-type="float">
            <text:p>114.678</text:p>
          </table:table-cell>
          <table:table-cell office:value-type="float" office:value="839.476" calcext:value-type="float">
            <text:p>839.476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5.6555" calcext:value-type="float">
            <text:p>45.6555</text:p>
          </table:table-cell>
          <table:table-cell office:value-type="float" office:value="114.444" calcext:value-type="float">
            <text:p>114.444</text:p>
          </table:table-cell>
          <table:table-cell office:value-type="float" office:value="839.901" calcext:value-type="float">
            <text:p>839.901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5.4619" calcext:value-type="float">
            <text:p>45.4619</text:p>
          </table:table-cell>
          <table:table-cell office:value-type="float" office:value="114.223" calcext:value-type="float">
            <text:p>114.223</text:p>
          </table:table-cell>
          <table:table-cell office:value-type="float" office:value="840.315" calcext:value-type="float">
            <text:p>840.31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5.2652" calcext:value-type="float">
            <text:p>45.2652</text:p>
          </table:table-cell>
          <table:table-cell office:value-type="float" office:value="114.017" calcext:value-type="float">
            <text:p>114.017</text:p>
          </table:table-cell>
          <table:table-cell office:value-type="float" office:value="840.718" calcext:value-type="float">
            <text:p>840.71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5.0657" calcext:value-type="float">
            <text:p>45.0657</text:p>
          </table:table-cell>
          <table:table-cell office:value-type="float" office:value="113.824" calcext:value-type="float">
            <text:p>113.824</text:p>
          </table:table-cell>
          <table:table-cell office:value-type="float" office:value="841.11" calcext:value-type="float">
            <text:p>841.1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4.8636" calcext:value-type="float">
            <text:p>44.8636</text:p>
          </table:table-cell>
          <table:table-cell office:value-type="float" office:value="113.645" calcext:value-type="float">
            <text:p>113.645</text:p>
          </table:table-cell>
          <table:table-cell office:value-type="float" office:value="841.492" calcext:value-type="float">
            <text:p>841.49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4.6593" calcext:value-type="float">
            <text:p>44.6593</text:p>
          </table:table-cell>
          <table:table-cell office:value-type="float" office:value="113.478" calcext:value-type="float">
            <text:p>113.478</text:p>
          </table:table-cell>
          <table:table-cell office:value-type="float" office:value="841.862" calcext:value-type="float">
            <text:p>841.86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4.453" calcext:value-type="float">
            <text:p>44.453</text:p>
          </table:table-cell>
          <table:table-cell office:value-type="float" office:value="113.325" calcext:value-type="float">
            <text:p>113.325</text:p>
          </table:table-cell>
          <table:table-cell office:value-type="float" office:value="842.222" calcext:value-type="float">
            <text:p>842.22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4.245" calcext:value-type="float">
            <text:p>44.245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842.57" calcext:value-type="float">
            <text:p>842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.0356" calcext:value-type="float">
            <text:p>44.0356</text:p>
          </table:table-cell>
          <table:table-cell office:value-type="float" office:value="113.057" calcext:value-type="float">
            <text:p>113.057</text:p>
          </table:table-cell>
          <table:table-cell office:value-type="float" office:value="842.907" calcext:value-type="float">
            <text:p>842.907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3.825" calcext:value-type="float">
            <text:p>43.825</text:p>
          </table:table-cell>
          <table:table-cell office:value-type="float" office:value="112.942" calcext:value-type="float">
            <text:p>112.942</text:p>
          </table:table-cell>
          <table:table-cell office:value-type="float" office:value="843.233" calcext:value-type="float">
            <text:p>843.23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3.6134" calcext:value-type="float">
            <text:p>43.6134</text:p>
          </table:table-cell>
          <table:table-cell office:value-type="float" office:value="112.839" calcext:value-type="float">
            <text:p>112.839</text:p>
          </table:table-cell>
          <table:table-cell office:value-type="float" office:value="843.548" calcext:value-type="float">
            <text:p>843.548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3.4011" calcext:value-type="float">
            <text:p>43.4011</text:p>
          </table:table-cell>
          <table:table-cell office:value-type="float" office:value="112.747" calcext:value-type="float">
            <text:p>112.747</text:p>
          </table:table-cell>
          <table:table-cell office:value-type="float" office:value="843.852" calcext:value-type="float">
            <text:p>843.85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3.1883" calcext:value-type="float">
            <text:p>43.1883</text:p>
          </table:table-cell>
          <table:table-cell office:value-type="float" office:value="112.668" calcext:value-type="float">
            <text:p>112.668</text:p>
          </table:table-cell>
          <table:table-cell office:value-type="float" office:value="844.144" calcext:value-type="float">
            <text:p>844.14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2.9752" calcext:value-type="float">
            <text:p>42.9752</text:p>
          </table:table-cell>
          <table:table-cell office:value-type="float" office:value="112.6" calcext:value-type="float">
            <text:p>112.6</text:p>
          </table:table-cell>
          <table:table-cell office:value-type="float" office:value="844.425" calcext:value-type="float">
            <text:p>844.42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2.7621" calcext:value-type="float">
            <text:p>42.7621</text:p>
          </table:table-cell>
          <table:table-cell office:value-type="float" office:value="112.544" calcext:value-type="float">
            <text:p>112.544</text:p>
          </table:table-cell>
          <table:table-cell office:value-type="float" office:value="844.694" calcext:value-type="float">
            <text:p>844.694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2.5491" calcext:value-type="float">
            <text:p>42.5491</text:p>
          </table:table-cell>
          <table:table-cell office:value-type="float" office:value="112.499" calcext:value-type="float">
            <text:p>112.499</text:p>
          </table:table-cell>
          <table:table-cell office:value-type="float" office:value="844.952" calcext:value-type="float">
            <text:p>844.95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2.3364" calcext:value-type="float">
            <text:p>42.3364</text:p>
          </table:table-cell>
          <table:table-cell office:value-type="float" office:value="112.464" calcext:value-type="float">
            <text:p>112.464</text:p>
          </table:table-cell>
          <table:table-cell office:value-type="float" office:value="845.2" calcext:value-type="float">
            <text:p>845.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2.1243" calcext:value-type="float">
            <text:p>42.1243</text:p>
          </table:table-cell>
          <table:table-cell office:value-type="float" office:value="112.44" calcext:value-type="float">
            <text:p>112.44</text:p>
          </table:table-cell>
          <table:table-cell office:value-type="float" office:value="845.435" calcext:value-type="float">
            <text:p>845.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.9129" calcext:value-type="float">
            <text:p>41.9129</text:p>
          </table:table-cell>
          <table:table-cell office:value-type="float" office:value="112.427" calcext:value-type="float">
            <text:p>112.427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1.7023" calcext:value-type="float">
            <text:p>41.7023</text:p>
          </table:table-cell>
          <table:table-cell office:value-type="float" office:value="112.424" calcext:value-type="float">
            <text:p>112.424</text:p>
          </table:table-cell>
          <table:table-cell office:value-type="float" office:value="845.874" calcext:value-type="float">
            <text:p>845.87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1.4928" calcext:value-type="float">
            <text:p>41.4928</text:p>
          </table:table-cell>
          <table:table-cell office:value-type="float" office:value="112.43" calcext:value-type="float">
            <text:p>112.43</text:p>
          </table:table-cell>
          <table:table-cell office:value-type="float" office:value="846.077" calcext:value-type="float">
            <text:p>846.077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1.2845" calcext:value-type="float">
            <text:p>41.2845</text:p>
          </table:table-cell>
          <table:table-cell office:value-type="float" office:value="112.447" calcext:value-type="float">
            <text:p>112.447</text:p>
          </table:table-cell>
          <table:table-cell office:value-type="float" office:value="846.269" calcext:value-type="float">
            <text:p>846.269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1.0776" calcext:value-type="float">
            <text:p>41.0776</text:p>
          </table:table-cell>
          <table:table-cell office:value-type="float" office:value="112.473" calcext:value-type="float">
            <text:p>112.473</text:p>
          </table:table-cell>
          <table:table-cell office:value-type="float" office:value="846.45" calcext:value-type="float">
            <text:p>846.4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0.8722" calcext:value-type="float">
            <text:p>40.8722</text:p>
          </table:table-cell>
          <table:table-cell office:value-type="float" office:value="112.508" calcext:value-type="float">
            <text:p>112.508</text:p>
          </table:table-cell>
          <table:table-cell office:value-type="float" office:value="846.62" calcext:value-type="float">
            <text:p>846.62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0.6684" calcext:value-type="float">
            <text:p>40.6684</text:p>
          </table:table-cell>
          <table:table-cell office:value-type="float" office:value="112.552" calcext:value-type="float">
            <text:p>112.552</text:p>
          </table:table-cell>
          <table:table-cell office:value-type="float" office:value="846.78" calcext:value-type="float">
            <text:p>846.78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0.4663" calcext:value-type="float">
            <text:p>40.4663</text:p>
          </table:table-cell>
          <table:table-cell office:value-type="float" office:value="112.605" calcext:value-type="float">
            <text:p>112.605</text:p>
          </table:table-cell>
          <table:table-cell office:value-type="float" office:value="846.929" calcext:value-type="float">
            <text:p>846.92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0.2662" calcext:value-type="float">
            <text:p>40.2662</text:p>
          </table:table-cell>
          <table:table-cell office:value-type="float" office:value="112.666" calcext:value-type="float">
            <text:p>112.666</text:p>
          </table:table-cell>
          <table:table-cell office:value-type="float" office:value="847.068" calcext:value-type="float">
            <text:p>847.06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0.0681" calcext:value-type="float">
            <text:p>40.0681</text:p>
          </table:table-cell>
          <table:table-cell office:value-type="float" office:value="112.736" calcext:value-type="float">
            <text:p>112.736</text:p>
          </table:table-cell>
          <table:table-cell office:value-type="float" office:value="847.196" calcext:value-type="float">
            <text:p>847.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.8721" calcext:value-type="float">
            <text:p>39.8721</text:p>
          </table:table-cell>
          <table:table-cell office:value-type="float" office:value="112.813" calcext:value-type="float">
            <text:p>112.813</text:p>
          </table:table-cell>
          <table:table-cell office:value-type="float" office:value="847.315" calcext:value-type="float">
            <text:p>847.315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9.6783" calcext:value-type="float">
            <text:p>39.6783</text:p>
          </table:table-cell>
          <table:table-cell office:value-type="float" office:value="112.899" calcext:value-type="float">
            <text:p>112.899</text:p>
          </table:table-cell>
          <table:table-cell office:value-type="float" office:value="847.423" calcext:value-type="float">
            <text:p>847.423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9.4868" calcext:value-type="float">
            <text:p>39.4868</text:p>
          </table:table-cell>
          <table:table-cell office:value-type="float" office:value="112.992" calcext:value-type="float">
            <text:p>112.992</text:p>
          </table:table-cell>
          <table:table-cell office:value-type="float" office:value="847.522" calcext:value-type="float">
            <text:p>847.522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9.2978" calcext:value-type="float">
            <text:p>39.2978</text:p>
          </table:table-cell>
          <table:table-cell office:value-type="float" office:value="113.092" calcext:value-type="float">
            <text:p>113.092</text:p>
          </table:table-cell>
          <table:table-cell office:value-type="float" office:value="847.61" calcext:value-type="float">
            <text:p>847.6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9.1113" calcext:value-type="float">
            <text:p>39.1113</text:p>
          </table:table-cell>
          <table:table-cell office:value-type="float" office:value="113.199" calcext:value-type="float">
            <text:p>113.199</text:p>
          </table:table-cell>
          <table:table-cell office:value-type="float" office:value="847.689" calcext:value-type="float">
            <text:p>847.68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8.9273" calcext:value-type="float">
            <text:p>38.9273</text:p>
          </table:table-cell>
          <table:table-cell office:value-type="float" office:value="113.314" calcext:value-type="float">
            <text:p>113.314</text:p>
          </table:table-cell>
          <table:table-cell office:value-type="float" office:value="847.759" calcext:value-type="float">
            <text:p>847.75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8.746" calcext:value-type="float">
            <text:p>38.746</text:p>
          </table:table-cell>
          <table:table-cell office:value-type="float" office:value="113.435" calcext:value-type="float">
            <text:p>113.435</text:p>
          </table:table-cell>
          <table:table-cell office:value-type="float" office:value="847.819" calcext:value-type="float">
            <text:p>847.819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8.5675" calcext:value-type="float">
            <text:p>38.5675</text:p>
          </table:table-cell>
          <table:table-cell office:value-type="float" office:value="113.562" calcext:value-type="float">
            <text:p>113.562</text:p>
          </table:table-cell>
          <table:table-cell office:value-type="float" office:value="847.87" calcext:value-type="float">
            <text:p>847.87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8.3918" calcext:value-type="float">
            <text:p>38.3918</text:p>
          </table:table-cell>
          <table:table-cell office:value-type="float" office:value="113.696" calcext:value-type="float">
            <text:p>113.696</text:p>
          </table:table-cell>
          <table:table-cell office:value-type="float" office:value="847.912" calcext:value-type="float">
            <text:p>847.91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8.2189" calcext:value-type="float">
            <text:p>38.2189</text:p>
          </table:table-cell>
          <table:table-cell office:value-type="float" office:value="113.835" calcext:value-type="float">
            <text:p>113.835</text:p>
          </table:table-cell>
          <table:table-cell office:value-type="float" office:value="847.946" calcext:value-type="float">
            <text:p>847.9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049" calcext:value-type="float">
            <text:p>38.049</text:p>
          </table:table-cell>
          <table:table-cell office:value-type="float" office:value="113.981" calcext:value-type="float">
            <text:p>113.981</text:p>
          </table:table-cell>
          <table:table-cell office:value-type="float" office:value="847.97" calcext:value-type="float">
            <text:p>847.9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7.8821" calcext:value-type="float">
            <text:p>37.8821</text:p>
          </table:table-cell>
          <table:table-cell office:value-type="float" office:value="114.131" calcext:value-type="float">
            <text:p>114.131</text:p>
          </table:table-cell>
          <table:table-cell office:value-type="float" office:value="847.986" calcext:value-type="float">
            <text:p>847.98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7.7182" calcext:value-type="float">
            <text:p>37.7182</text:p>
          </table:table-cell>
          <table:table-cell office:value-type="float" office:value="114.288" calcext:value-type="float">
            <text:p>114.288</text:p>
          </table:table-cell>
          <table:table-cell office:value-type="float" office:value="847.994" calcext:value-type="float">
            <text:p>847.994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7.5573" calcext:value-type="float">
            <text:p>37.5573</text:p>
          </table:table-cell>
          <table:table-cell office:value-type="float" office:value="114.449" calcext:value-type="float">
            <text:p>114.449</text:p>
          </table:table-cell>
          <table:table-cell office:value-type="float" office:value="847.994" calcext:value-type="float">
            <text:p>847.99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7.3996" calcext:value-type="float">
            <text:p>37.3996</text:p>
          </table:table-cell>
          <table:table-cell office:value-type="float" office:value="114.615" calcext:value-type="float">
            <text:p>114.615</text:p>
          </table:table-cell>
          <table:table-cell office:value-type="float" office:value="847.985" calcext:value-type="float">
            <text:p>847.98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7.2451" calcext:value-type="float">
            <text:p>37.2451</text:p>
          </table:table-cell>
          <table:table-cell office:value-type="float" office:value="114.786" calcext:value-type="float">
            <text:p>114.786</text:p>
          </table:table-cell>
          <table:table-cell office:value-type="float" office:value="847.969" calcext:value-type="float">
            <text:p>847.969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7.0937" calcext:value-type="float">
            <text:p>37.0937</text:p>
          </table:table-cell>
          <table:table-cell office:value-type="float" office:value="114.961" calcext:value-type="float">
            <text:p>114.961</text:p>
          </table:table-cell>
          <table:table-cell office:value-type="float" office:value="847.945" calcext:value-type="float">
            <text:p>847.94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6.9456" calcext:value-type="float">
            <text:p>36.9456</text:p>
          </table:table-cell>
          <table:table-cell office:value-type="float" office:value="115.14" calcext:value-type="float">
            <text:p>115.14</text:p>
          </table:table-cell>
          <table:table-cell office:value-type="float" office:value="847.914" calcext:value-type="float">
            <text:p>847.91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6.8007" calcext:value-type="float">
            <text:p>36.8007</text:p>
          </table:table-cell>
          <table:table-cell office:value-type="float" office:value="115.324" calcext:value-type="float">
            <text:p>115.324</text:p>
          </table:table-cell>
          <table:table-cell office:value-type="float" office:value="847.875" calcext:value-type="float">
            <text:p>847.87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6.6591" calcext:value-type="float">
            <text:p>36.6591</text:p>
          </table:table-cell>
          <table:table-cell office:value-type="float" office:value="115.511" calcext:value-type="float">
            <text:p>115.511</text:p>
          </table:table-cell>
          <table:table-cell office:value-type="float" office:value="847.83" calcext:value-type="float">
            <text:p>847.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.5208" calcext:value-type="float">
            <text:p>36.5208</text:p>
          </table:table-cell>
          <table:table-cell office:value-type="float" office:value="115.702" calcext:value-type="float">
            <text:p>115.702</text:p>
          </table:table-cell>
          <table:table-cell office:value-type="float" office:value="847.777" calcext:value-type="float">
            <text:p>847.77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6.3859" calcext:value-type="float">
            <text:p>36.3859</text:p>
          </table:table-cell>
          <table:table-cell office:value-type="float" office:value="115.896" calcext:value-type="float">
            <text:p>115.896</text:p>
          </table:table-cell>
          <table:table-cell office:value-type="float" office:value="847.718" calcext:value-type="float">
            <text:p>847.71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6.2542" calcext:value-type="float">
            <text:p>36.2542</text:p>
          </table:table-cell>
          <table:table-cell office:value-type="float" office:value="116.094" calcext:value-type="float">
            <text:p>116.094</text:p>
          </table:table-cell>
          <table:table-cell office:value-type="float" office:value="847.652" calcext:value-type="float">
            <text:p>847.652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6.1259" calcext:value-type="float">
            <text:p>36.1259</text:p>
          </table:table-cell>
          <table:table-cell office:value-type="float" office:value="116.295" calcext:value-type="float">
            <text:p>116.295</text:p>
          </table:table-cell>
          <table:table-cell office:value-type="float" office:value="847.579" calcext:value-type="float">
            <text:p>847.57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6.001" calcext:value-type="float">
            <text:p>36.001</text:p>
          </table:table-cell>
          <table:table-cell office:value-type="float" office:value="116.498" calcext:value-type="float">
            <text:p>116.498</text:p>
          </table:table-cell>
          <table:table-cell office:value-type="float" office:value="847.501" calcext:value-type="float">
            <text:p>847.50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5.8794" calcext:value-type="float">
            <text:p>35.8794</text:p>
          </table:table-cell>
          <table:table-cell office:value-type="float" office:value="116.704" calcext:value-type="float">
            <text:p>116.704</text:p>
          </table:table-cell>
          <table:table-cell office:value-type="float" office:value="847.416" calcext:value-type="float">
            <text:p>847.41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5.7612" calcext:value-type="float">
            <text:p>35.7612</text:p>
          </table:table-cell>
          <table:table-cell office:value-type="float" office:value="116.913" calcext:value-type="float">
            <text:p>116.913</text:p>
          </table:table-cell>
          <table:table-cell office:value-type="float" office:value="847.326" calcext:value-type="float">
            <text:p>847.326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5.6464" calcext:value-type="float">
            <text:p>35.6464</text:p>
          </table:table-cell>
          <table:table-cell office:value-type="float" office:value="117.124" calcext:value-type="float">
            <text:p>117.124</text:p>
          </table:table-cell>
          <table:table-cell office:value-type="float" office:value="847.23" calcext:value-type="float">
            <text:p>847.23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5.535" calcext:value-type="float">
            <text:p>35.535</text:p>
          </table:table-cell>
          <table:table-cell office:value-type="float" office:value="117.337" calcext:value-type="float">
            <text:p>117.337</text:p>
          </table:table-cell>
          <table:table-cell office:value-type="float" office:value="847.128" calcext:value-type="float">
            <text:p>847.128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5.4269" calcext:value-type="float">
            <text:p>35.4269</text:p>
          </table:table-cell>
          <table:table-cell office:value-type="float" office:value="117.552" calcext:value-type="float">
            <text:p>117.552</text:p>
          </table:table-cell>
          <table:table-cell office:value-type="float" office:value="847.021" calcext:value-type="float">
            <text:p>847.0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3222" calcext:value-type="float">
            <text:p>35.3222</text:p>
          </table:table-cell>
          <table:table-cell office:value-type="float" office:value="117.769" calcext:value-type="float">
            <text:p>117.769</text:p>
          </table:table-cell>
          <table:table-cell office:value-type="float" office:value="846.909" calcext:value-type="float">
            <text:p>846.909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5.2209" calcext:value-type="float">
            <text:p>35.2209</text:p>
          </table:table-cell>
          <table:table-cell office:value-type="float" office:value="117.987" calcext:value-type="float">
            <text:p>117.987</text:p>
          </table:table-cell>
          <table:table-cell office:value-type="float" office:value="846.792" calcext:value-type="float">
            <text:p>846.79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8.207" calcext:value-type="float">
            <text:p>118.207</text:p>
          </table:table-cell>
          <table:table-cell office:value-type="float" office:value="846.67" calcext:value-type="float">
            <text:p>846.67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5.0284" calcext:value-type="float">
            <text:p>35.0284</text:p>
          </table:table-cell>
          <table:table-cell office:value-type="float" office:value="118.428" calcext:value-type="float">
            <text:p>118.428</text:p>
          </table:table-cell>
          <table:table-cell office:value-type="float" office:value="846.544" calcext:value-type="float">
            <text:p>846.544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4.9372" calcext:value-type="float">
            <text:p>34.9372</text:p>
          </table:table-cell>
          <table:table-cell office:value-type="float" office:value="118.649" calcext:value-type="float">
            <text:p>118.649</text:p>
          </table:table-cell>
          <table:table-cell office:value-type="float" office:value="846.413" calcext:value-type="float">
            <text:p>846.41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4.8493" calcext:value-type="float">
            <text:p>34.8493</text:p>
          </table:table-cell>
          <table:table-cell office:value-type="float" office:value="118.872" calcext:value-type="float">
            <text:p>118.872</text:p>
          </table:table-cell>
          <table:table-cell office:value-type="float" office:value="846.278" calcext:value-type="float">
            <text:p>846.27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119.096" calcext:value-type="float">
            <text:p>119.096</text:p>
          </table:table-cell>
          <table:table-cell office:value-type="float" office:value="846.139" calcext:value-type="float">
            <text:p>846.13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4.6834" calcext:value-type="float">
            <text:p>34.6834</text:p>
          </table:table-cell>
          <table:table-cell office:value-type="float" office:value="119.32" calcext:value-type="float">
            <text:p>119.32</text:p>
          </table:table-cell>
          <table:table-cell office:value-type="float" office:value="845.997" calcext:value-type="float">
            <text:p>845.997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4.6055" calcext:value-type="float">
            <text:p>34.6055</text:p>
          </table:table-cell>
          <table:table-cell office:value-type="float" office:value="119.544" calcext:value-type="float">
            <text:p>119.544</text:p>
          </table:table-cell>
          <table:table-cell office:value-type="float" office:value="845.85" calcext:value-type="float">
            <text:p>845.85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4.5308" calcext:value-type="float">
            <text:p>34.5308</text:p>
          </table:table-cell>
          <table:table-cell office:value-type="float" office:value="119.769" calcext:value-type="float">
            <text:p>119.769</text:p>
          </table:table-cell>
          <table:table-cell office:value-type="float" office:value="845.7" calcext:value-type="float">
            <text:p>845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.4594" calcext:value-type="float">
            <text:p>34.4594</text:p>
          </table:table-cell>
          <table:table-cell office:value-type="float" office:value="119.994" calcext:value-type="float">
            <text:p>119.994</text:p>
          </table:table-cell>
          <table:table-cell office:value-type="float" office:value="845.547" calcext:value-type="float">
            <text:p>845.54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4.3912" calcext:value-type="float">
            <text:p>34.3912</text:p>
          </table:table-cell>
          <table:table-cell office:value-type="float" office:value="120.219" calcext:value-type="float">
            <text:p>120.219</text:p>
          </table:table-cell>
          <table:table-cell office:value-type="float" office:value="845.39" calcext:value-type="float">
            <text:p>845.3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4.3262" calcext:value-type="float">
            <text:p>34.3262</text:p>
          </table:table-cell>
          <table:table-cell office:value-type="float" office:value="120.443" calcext:value-type="float">
            <text:p>120.443</text:p>
          </table:table-cell>
          <table:table-cell office:value-type="float" office:value="845.23" calcext:value-type="float">
            <text:p>845.2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.2645" calcext:value-type="float">
            <text:p>34.2645</text:p>
          </table:table-cell>
          <table:table-cell office:value-type="float" office:value="120.668" calcext:value-type="float">
            <text:p>120.668</text:p>
          </table:table-cell>
          <table:table-cell office:value-type="float" office:value="845.068" calcext:value-type="float">
            <text:p>845.068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2059" calcext:value-type="float">
            <text:p>34.2059</text:p>
          </table:table-cell>
          <table:table-cell office:value-type="float" office:value="120.891" calcext:value-type="float">
            <text:p>120.891</text:p>
          </table:table-cell>
          <table:table-cell office:value-type="float" office:value="844.903" calcext:value-type="float">
            <text:p>844.90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4.1505" calcext:value-type="float">
            <text:p>34.1505</text:p>
          </table:table-cell>
          <table:table-cell office:value-type="float" office:value="121.115" calcext:value-type="float">
            <text:p>121.115</text:p>
          </table:table-cell>
          <table:table-cell office:value-type="float" office:value="844.735" calcext:value-type="float">
            <text:p>844.73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4.0982" calcext:value-type="float">
            <text:p>34.0982</text:p>
          </table:table-cell>
          <table:table-cell office:value-type="float" office:value="121.337" calcext:value-type="float">
            <text:p>121.337</text:p>
          </table:table-cell>
          <table:table-cell office:value-type="float" office:value="844.565" calcext:value-type="float">
            <text:p>844.56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4.0491" calcext:value-type="float">
            <text:p>34.0491</text:p>
          </table:table-cell>
          <table:table-cell office:value-type="float" office:value="121.558" calcext:value-type="float">
            <text:p>121.558</text:p>
          </table:table-cell>
          <table:table-cell office:value-type="float" office:value="844.393" calcext:value-type="float">
            <text:p>844.393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4.003" calcext:value-type="float">
            <text:p>34.003</text:p>
          </table:table-cell>
          <table:table-cell office:value-type="float" office:value="121.779" calcext:value-type="float">
            <text:p>121.779</text:p>
          </table:table-cell>
          <table:table-cell office:value-type="float" office:value="844.218" calcext:value-type="float">
            <text:p>844.218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3.9599" calcext:value-type="float">
            <text:p>33.9599</text:p>
          </table:table-cell>
          <table:table-cell office:value-type="float" office:value="121.998" calcext:value-type="float">
            <text:p>121.998</text:p>
          </table:table-cell>
          <table:table-cell office:value-type="float" office:value="844.042" calcext:value-type="float">
            <text:p>844.0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.9199" calcext:value-type="float">
            <text:p>33.9199</text:p>
          </table:table-cell>
          <table:table-cell office:value-type="float" office:value="122.216" calcext:value-type="float">
            <text:p>122.216</text:p>
          </table:table-cell>
          <table:table-cell office:value-type="float" office:value="843.864" calcext:value-type="float">
            <text:p>843.864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3.8829" calcext:value-type="float">
            <text:p>33.8829</text:p>
          </table:table-cell>
          <table:table-cell office:value-type="float" office:value="122.432" calcext:value-type="float">
            <text:p>122.432</text:p>
          </table:table-cell>
          <table:table-cell office:value-type="float" office:value="843.685" calcext:value-type="float">
            <text:p>843.68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122.647" calcext:value-type="float">
            <text:p>122.647</text:p>
          </table:table-cell>
          <table:table-cell office:value-type="float" office:value="843.504" calcext:value-type="float">
            <text:p>843.504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3.8177" calcext:value-type="float">
            <text:p>33.8177</text:p>
          </table:table-cell>
          <table:table-cell office:value-type="float" office:value="122.86" calcext:value-type="float">
            <text:p>122.86</text:p>
          </table:table-cell>
          <table:table-cell office:value-type="float" office:value="843.322" calcext:value-type="float">
            <text:p>843.32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3.7895" calcext:value-type="float">
            <text:p>33.7895</text:p>
          </table:table-cell>
          <table:table-cell office:value-type="float" office:value="123.072" calcext:value-type="float">
            <text:p>123.072</text:p>
          </table:table-cell>
          <table:table-cell office:value-type="float" office:value="843.139" calcext:value-type="float">
            <text:p>843.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12:02.925329845</dc:date>
    <meta:editing-duration>PT7M55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4cm" svg:height="14.185cm" xlink:href=".." xlink:type="simple" chart:class="chart:line" chart:style-name="ch1">
        <chart:title svg:x="3.754cm" svg:y="0.419cm" chart:style-name="ch2">
          <text:p>400 Infectados, 400 susceptibles y 200 recuperados</text:p>
        </chart:title>
        <chart:legend chart:legend-position="end" svg:x="16.412cm" svg:y="6.295cm" style:legend-expansion="high" chart:style-name="ch3"/>
        <chart:plot-area chart:style-name="ch4" table:cell-range-address="400i_400s_200r.A1:400i_400s_200r.D366" chart:data-source-has-labels="both" svg:x="1.37cm" svg:y="1.481cm" svg:width="14.683cm" svg:height="11.44cm">
          <chart:coordinate-region svg:x="2.362cm" svg:y="1.68cm" svg:width="13.691cm" svg:height="10.243cm"/>
          <chart:axis chart:dimension="x" chart:name="primary-x" chart:style-name="ch5" chartooo:axis-type="auto">
            <chartooo:date-scale/>
            <chart:title svg:x="7.437cm" svg:y="13.204cm" chart:style-name="ch6">
              <text:p>Tiempo (en días)</text:p>
            </chart:title>
            <chart:categories table:cell-range-address="400i_400s_200r.A2:400i_400s_200r.A366"/>
          </chart:axis>
          <chart:axis chart:dimension="y" chart:name="primary-y" chart:style-name="ch5">
            <chart:title svg:x="0.451cm" svg:y="8.846cm" chart:style-name="ch7">
              <text:p>Número de individuos</text:p>
            </chart:title>
            <chart:grid chart:style-name="ch8" chart:class="major"/>
          </chart:axis>
          <chart:series chart:style-name="ch9" chart:values-cell-range-address="400i_400s_200r.B2:400i_400s_200r.B366" chart:label-cell-address="400i_400s_200r.B1:400i_400s_200r.B1" chart:class="chart:line">
            <chart:data-point chart:repeated="365"/>
          </chart:series>
          <chart:series chart:style-name="ch10" chart:values-cell-range-address="400i_400s_200r.C2:400i_400s_200r.C366" chart:label-cell-address="400i_400s_200r.C1:400i_400s_200r.C1" chart:class="chart:line">
            <chart:data-point chart:repeated="365"/>
          </chart:series>
          <chart:series chart:style-name="ch11" chart:values-cell-range-address="400i_400s_200r.D2:400i_400s_200r.D366" chart:label-cell-address="400i_400s_200r.D1:400i_400s_200r.D1" chart:class="chart:line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400i_400s_200r.B1:400i_400s_200r.B1</svg:desc>
                </draw:g>
              </table:table-cell>
              <table:table-cell office:value-type="string">
                <text:p>S</text:p>
                <draw:g>
                  <svg:desc>400i_400s_200r.C1:400i_400s_200r.C1</svg:desc>
                </draw:g>
              </table:table-cell>
              <table:table-cell office:value-type="string">
                <text:p>R</text:p>
                <draw:g>
                  <svg:desc>400i_400s_200r.D1:400i_400s_200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400i_400s_200r.A2:400i_400s_200r.A366</svg:desc>
                </draw:g>
              </table:table-cell>
              <table:table-cell office:value-type="float" office:value="400">
                <text:p>400</text:p>
                <draw:g>
                  <svg:desc>400i_400s_200r.B2:400i_400s_200r.B366</svg:desc>
                </draw:g>
              </table:table-cell>
              <table:table-cell office:value-type="float" office:value="400">
                <text:p>400</text:p>
                <draw:g>
                  <svg:desc>400i_400s_200r.C2:400i_400s_200r.C366</svg:desc>
                </draw:g>
              </table:table-cell>
              <table:table-cell office:value-type="float" office:value="200">
                <text:p>200</text:p>
                <draw:g>
                  <svg:desc>400i_400s_200r.D2:400i_400s_200r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42.532">
                <text:p>442.532</text:p>
              </table:table-cell>
              <table:table-cell office:value-type="float" office:value="337.37">
                <text:p>337.37</text:p>
              </table:table-cell>
              <table:table-cell office:value-type="float" office:value="220.098">
                <text:p>220.09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78.191">
                <text:p>478.191</text:p>
              </table:table-cell>
              <table:table-cell office:value-type="float" office:value="279.617">
                <text:p>279.617</text:p>
              </table:table-cell>
              <table:table-cell office:value-type="float" office:value="242.192">
                <text:p>242.1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505.613">
                <text:p>505.613</text:p>
              </table:table-cell>
              <table:table-cell office:value-type="float" office:value="228.471">
                <text:p>228.471</text:p>
              </table:table-cell>
              <table:table-cell office:value-type="float" office:value="265.916">
                <text:p>265.9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524.404">
                <text:p>524.404</text:p>
              </table:table-cell>
              <table:table-cell office:value-type="float" office:value="184.749">
                <text:p>184.749</text:p>
              </table:table-cell>
              <table:table-cell office:value-type="float" office:value="290.847">
                <text:p>290.8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34.993">
                <text:p>534.993</text:p>
              </table:table-cell>
              <table:table-cell office:value-type="float" office:value="148.451">
                <text:p>148.451</text:p>
              </table:table-cell>
              <table:table-cell office:value-type="float" office:value="316.556">
                <text:p>316.5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38.359">
                <text:p>538.359</text:p>
              </table:table-cell>
              <table:table-cell office:value-type="float" office:value="118.999">
                <text:p>118.999</text:p>
              </table:table-cell>
              <table:table-cell office:value-type="float" office:value="342.642">
                <text:p>342.64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35.736">
                <text:p>535.736</text:p>
              </table:table-cell>
              <table:table-cell office:value-type="float" office:value="95.5041">
                <text:p>95.5041</text:p>
              </table:table-cell>
              <table:table-cell office:value-type="float" office:value="368.76">
                <text:p>368.7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28.393">
                <text:p>528.393</text:p>
              </table:table-cell>
              <table:table-cell office:value-type="float" office:value="76.9808">
                <text:p>76.9808</text:p>
              </table:table-cell>
              <table:table-cell office:value-type="float" office:value="394.626">
                <text:p>394.62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17.492">
                <text:p>517.492</text:p>
              </table:table-cell>
              <table:table-cell office:value-type="float" office:value="62.4871">
                <text:p>62.4871</text:p>
              </table:table-cell>
              <table:table-cell office:value-type="float" office:value="420.021">
                <text:p>420.02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4.024">
                <text:p>504.024</text:p>
              </table:table-cell>
              <table:table-cell office:value-type="float" office:value="51.1955">
                <text:p>51.1955</text:p>
              </table:table-cell>
              <table:table-cell office:value-type="float" office:value="444.78">
                <text:p>444.7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88.796">
                <text:p>488.796</text:p>
              </table:table-cell>
              <table:table-cell office:value-type="float" office:value="42.417">
                <text:p>42.417</text:p>
              </table:table-cell>
              <table:table-cell office:value-type="float" office:value="468.787">
                <text:p>468.78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72.438">
                <text:p>472.438</text:p>
              </table:table-cell>
              <table:table-cell office:value-type="float" office:value="35.5969">
                <text:p>35.5969</text:p>
              </table:table-cell>
              <table:table-cell office:value-type="float" office:value="491.965">
                <text:p>491.96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55.437">
                <text:p>455.437</text:p>
              </table:table-cell>
              <table:table-cell office:value-type="float" office:value="30.2984">
                <text:p>30.2984</text:p>
              </table:table-cell>
              <table:table-cell office:value-type="float" office:value="514.265">
                <text:p>514.26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38.156">
                <text:p>438.156</text:p>
              </table:table-cell>
              <table:table-cell office:value-type="float" office:value="26.1825">
                <text:p>26.1825</text:p>
              </table:table-cell>
              <table:table-cell office:value-type="float" office:value="535.662">
                <text:p>535.6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20.866">
                <text:p>420.866</text:p>
              </table:table-cell>
              <table:table-cell office:value-type="float" office:value="22.9877">
                <text:p>22.9877</text:p>
              </table:table-cell>
              <table:table-cell office:value-type="float" office:value="556.147">
                <text:p>556.14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03.762">
                <text:p>403.762</text:p>
              </table:table-cell>
              <table:table-cell office:value-type="float" office:value="20.5134">
                <text:p>20.5134</text:p>
              </table:table-cell>
              <table:table-cell office:value-type="float" office:value="575.724">
                <text:p>575.72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86.987">
                <text:p>386.987</text:p>
              </table:table-cell>
              <table:table-cell office:value-type="float" office:value="18.6058">
                <text:p>18.6058</text:p>
              </table:table-cell>
              <table:table-cell office:value-type="float" office:value="594.408">
                <text:p>594.40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70.637">
                <text:p>370.637</text:p>
              </table:table-cell>
              <table:table-cell office:value-type="float" office:value="17.1468">
                <text:p>17.1468</text:p>
              </table:table-cell>
              <table:table-cell office:value-type="float" office:value="612.216">
                <text:p>612.21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354.78">
                <text:p>354.78</text:p>
              </table:table-cell>
              <table:table-cell office:value-type="float" office:value="16.0453">
                <text:p>16.0453</text:p>
              </table:table-cell>
              <table:table-cell office:value-type="float" office:value="629.175">
                <text:p>629.1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9.459">
                <text:p>339.459</text:p>
              </table:table-cell>
              <table:table-cell office:value-type="float" office:value="15.2311">
                <text:p>15.2311</text:p>
              </table:table-cell>
              <table:table-cell office:value-type="float" office:value="645.31">
                <text:p>645.3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24.699">
                <text:p>324.699</text:p>
              </table:table-cell>
              <table:table-cell office:value-type="float" office:value="14.6495">
                <text:p>14.6495</text:p>
              </table:table-cell>
              <table:table-cell office:value-type="float" office:value="660.651">
                <text:p>660.6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10.514">
                <text:p>310.514</text:p>
              </table:table-cell>
              <table:table-cell office:value-type="float" office:value="14.258">
                <text:p>14.258</text:p>
              </table:table-cell>
              <table:table-cell office:value-type="float" office:value="675.228">
                <text:p>675.22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96.906">
                <text:p>296.906</text:p>
              </table:table-cell>
              <table:table-cell office:value-type="float" office:value="14.0232">
                <text:p>14.0232</text:p>
              </table:table-cell>
              <table:table-cell office:value-type="float" office:value="689.07">
                <text:p>689.0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83.872">
                <text:p>283.872</text:p>
              </table:table-cell>
              <table:table-cell office:value-type="float" office:value="13.9188">
                <text:p>13.9188</text:p>
              </table:table-cell>
              <table:table-cell office:value-type="float" office:value="702.21">
                <text:p>702.2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71.4">
                <text:p>271.4</text:p>
              </table:table-cell>
              <table:table-cell office:value-type="float" office:value="13.9239">
                <text:p>13.9239</text:p>
              </table:table-cell>
              <table:table-cell office:value-type="float" office:value="714.676">
                <text:p>714.67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59.48">
                <text:p>259.48</text:p>
              </table:table-cell>
              <table:table-cell office:value-type="float" office:value="14.0218">
                <text:p>14.0218</text:p>
              </table:table-cell>
              <table:table-cell office:value-type="float" office:value="726.498">
                <text:p>726.49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48.096">
                <text:p>248.096</text:p>
              </table:table-cell>
              <table:table-cell office:value-type="float" office:value="14.1992">
                <text:p>14.1992</text:p>
              </table:table-cell>
              <table:table-cell office:value-type="float" office:value="737.705">
                <text:p>737.70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37.23">
                <text:p>237.23</text:p>
              </table:table-cell>
              <table:table-cell office:value-type="float" office:value="14.4453">
                <text:p>14.4453</text:p>
              </table:table-cell>
              <table:table-cell office:value-type="float" office:value="748.325">
                <text:p>748.32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26.864">
                <text:p>226.864</text:p>
              </table:table-cell>
              <table:table-cell office:value-type="float" office:value="14.7514">
                <text:p>14.7514</text:p>
              </table:table-cell>
              <table:table-cell office:value-type="float" office:value="758.385">
                <text:p>758.3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6.979">
                <text:p>216.979</text:p>
              </table:table-cell>
              <table:table-cell office:value-type="float" office:value="15.1103">
                <text:p>15.1103</text:p>
              </table:table-cell>
              <table:table-cell office:value-type="float" office:value="767.91">
                <text:p>767.9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07.557">
                <text:p>207.557</text:p>
              </table:table-cell>
              <table:table-cell office:value-type="float" office:value="15.5162">
                <text:p>15.5162</text:p>
              </table:table-cell>
              <table:table-cell office:value-type="float" office:value="776.927">
                <text:p>776.92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98.578">
                <text:p>198.578</text:p>
              </table:table-cell>
              <table:table-cell office:value-type="float" office:value="15.9643">
                <text:p>15.9643</text:p>
              </table:table-cell>
              <table:table-cell office:value-type="float" office:value="785.458">
                <text:p>785.45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90.022">
                <text:p>190.022</text:p>
              </table:table-cell>
              <table:table-cell office:value-type="float" office:value="16.4506">
                <text:p>16.4506</text:p>
              </table:table-cell>
              <table:table-cell office:value-type="float" office:value="793.527">
                <text:p>793.52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81.872">
                <text:p>181.872</text:p>
              </table:table-cell>
              <table:table-cell office:value-type="float" office:value="16.9717">
                <text:p>16.9717</text:p>
              </table:table-cell>
              <table:table-cell office:value-type="float" office:value="801.156">
                <text:p>801.15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74.11">
                <text:p>174.11</text:p>
              </table:table-cell>
              <table:table-cell office:value-type="float" office:value="17.5249">
                <text:p>17.5249</text:p>
              </table:table-cell>
              <table:table-cell office:value-type="float" office:value="808.365">
                <text:p>808.36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66.717">
                <text:p>166.717</text:p>
              </table:table-cell>
              <table:table-cell office:value-type="float" office:value="18.1076">
                <text:p>18.1076</text:p>
              </table:table-cell>
              <table:table-cell office:value-type="float" office:value="815.176">
                <text:p>815.17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59.676">
                <text:p>159.676</text:p>
              </table:table-cell>
              <table:table-cell office:value-type="float" office:value="18.7181">
                <text:p>18.7181</text:p>
              </table:table-cell>
              <table:table-cell office:value-type="float" office:value="821.606">
                <text:p>821.60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2.971">
                <text:p>152.971</text:p>
              </table:table-cell>
              <table:table-cell office:value-type="float" office:value="19.3544">
                <text:p>19.3544</text:p>
              </table:table-cell>
              <table:table-cell office:value-type="float" office:value="827.675">
                <text:p>827.67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46.586">
                <text:p>146.586</text:p>
              </table:table-cell>
              <table:table-cell office:value-type="float" office:value="20.0151">
                <text:p>20.0151</text:p>
              </table:table-cell>
              <table:table-cell office:value-type="float" office:value="833.399">
                <text:p>833.3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0.506">
                <text:p>140.506</text:p>
              </table:table-cell>
              <table:table-cell office:value-type="float" office:value="20.6989">
                <text:p>20.6989</text:p>
              </table:table-cell>
              <table:table-cell office:value-type="float" office:value="838.795">
                <text:p>838.79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34.716">
                <text:p>134.716</text:p>
              </table:table-cell>
              <table:table-cell office:value-type="float" office:value="21.4047">
                <text:p>21.4047</text:p>
              </table:table-cell>
              <table:table-cell office:value-type="float" office:value="843.879">
                <text:p>843.87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29.202">
                <text:p>129.202</text:p>
              </table:table-cell>
              <table:table-cell office:value-type="float" office:value="22.1314">
                <text:p>22.1314</text:p>
              </table:table-cell>
              <table:table-cell office:value-type="float" office:value="848.666">
                <text:p>848.66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23.951">
                <text:p>123.951</text:p>
              </table:table-cell>
              <table:table-cell office:value-type="float" office:value="22.8782">
                <text:p>22.8782</text:p>
              </table:table-cell>
              <table:table-cell office:value-type="float" office:value="853.171">
                <text:p>853.17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18.95">
                <text:p>118.95</text:p>
              </table:table-cell>
              <table:table-cell office:value-type="float" office:value="23.6444">
                <text:p>23.6444</text:p>
              </table:table-cell>
              <table:table-cell office:value-type="float" office:value="857.406">
                <text:p>857.40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14.186">
                <text:p>114.186</text:p>
              </table:table-cell>
              <table:table-cell office:value-type="float" office:value="24.429">
                <text:p>24.429</text:p>
              </table:table-cell>
              <table:table-cell office:value-type="float" office:value="861.385">
                <text:p>861.38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09.649">
                <text:p>109.649</text:p>
              </table:table-cell>
              <table:table-cell office:value-type="float" office:value="25.2316">
                <text:p>25.2316</text:p>
              </table:table-cell>
              <table:table-cell office:value-type="float" office:value="865.12">
                <text:p>865.12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05.326">
                <text:p>105.326</text:p>
              </table:table-cell>
              <table:table-cell office:value-type="float" office:value="26.0514">
                <text:p>26.0514</text:p>
              </table:table-cell>
              <table:table-cell office:value-type="float" office:value="868.622">
                <text:p>868.62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01.208">
                <text:p>101.208</text:p>
              </table:table-cell>
              <table:table-cell office:value-type="float" office:value="26.888">
                <text:p>26.888</text:p>
              </table:table-cell>
              <table:table-cell office:value-type="float" office:value="871.904">
                <text:p>871.90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97.2847">
                <text:p>97.2847</text:p>
              </table:table-cell>
              <table:table-cell office:value-type="float" office:value="27.7408">
                <text:p>27.7408</text:p>
              </table:table-cell>
              <table:table-cell office:value-type="float" office:value="874.974">
                <text:p>874.9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3.5458">
                <text:p>93.5458</text:p>
              </table:table-cell>
              <table:table-cell office:value-type="float" office:value="28.6093">
                <text:p>28.6093</text:p>
              </table:table-cell>
              <table:table-cell office:value-type="float" office:value="877.845">
                <text:p>877.84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9.9827">
                <text:p>89.9827</text:p>
              </table:table-cell>
              <table:table-cell office:value-type="float" office:value="29.4931">
                <text:p>29.4931</text:p>
              </table:table-cell>
              <table:table-cell office:value-type="float" office:value="880.524">
                <text:p>880.52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86.5865">
                <text:p>86.5865</text:p>
              </table:table-cell>
              <table:table-cell office:value-type="float" office:value="30.3917">
                <text:p>30.3917</text:p>
              </table:table-cell>
              <table:table-cell office:value-type="float" office:value="883.022">
                <text:p>883.02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3.3492">
                <text:p>83.3492</text:p>
              </table:table-cell>
              <table:table-cell office:value-type="float" office:value="31.3047">
                <text:p>31.3047</text:p>
              </table:table-cell>
              <table:table-cell office:value-type="float" office:value="885.346">
                <text:p>885.34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80.2629">
                <text:p>80.2629</text:p>
              </table:table-cell>
              <table:table-cell office:value-type="float" office:value="32.2316">
                <text:p>32.2316</text:p>
              </table:table-cell>
              <table:table-cell office:value-type="float" office:value="887.505">
                <text:p>887.50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77.3202">
                <text:p>77.3202</text:p>
              </table:table-cell>
              <table:table-cell office:value-type="float" office:value="33.1722">
                <text:p>33.1722</text:p>
              </table:table-cell>
              <table:table-cell office:value-type="float" office:value="889.508">
                <text:p>889.50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74.5141">
                <text:p>74.5141</text:p>
              </table:table-cell>
              <table:table-cell office:value-type="float" office:value="34.1259">
                <text:p>34.1259</text:p>
              </table:table-cell>
              <table:table-cell office:value-type="float" office:value="891.36">
                <text:p>891.36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71.8377">
                <text:p>71.8377</text:p>
              </table:table-cell>
              <table:table-cell office:value-type="float" office:value="35.0925">
                <text:p>35.0925</text:p>
              </table:table-cell>
              <table:table-cell office:value-type="float" office:value="893.07">
                <text:p>893.0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69.2849">
                <text:p>69.2849</text:p>
              </table:table-cell>
              <table:table-cell office:value-type="float" office:value="36.0716">
                <text:p>36.0716</text:p>
              </table:table-cell>
              <table:table-cell office:value-type="float" office:value="894.644">
                <text:p>894.644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66.8495">
                <text:p>66.8495</text:p>
              </table:table-cell>
              <table:table-cell office:value-type="float" office:value="37.0627">
                <text:p>37.0627</text:p>
              </table:table-cell>
              <table:table-cell office:value-type="float" office:value="896.088">
                <text:p>896.0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.5258">
                <text:p>64.5258</text:p>
              </table:table-cell>
              <table:table-cell office:value-type="float" office:value="38.0657">
                <text:p>38.0657</text:p>
              </table:table-cell>
              <table:table-cell office:value-type="float" office:value="897.409">
                <text:p>897.409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62.3084">
                <text:p>62.3084</text:p>
              </table:table-cell>
              <table:table-cell office:value-type="float" office:value="39.08">
                <text:p>39.08</text:p>
              </table:table-cell>
              <table:table-cell office:value-type="float" office:value="898.612">
                <text:p>898.61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60.1921">
                <text:p>60.1921</text:p>
              </table:table-cell>
              <table:table-cell office:value-type="float" office:value="40.1054">
                <text:p>40.1054</text:p>
              </table:table-cell>
              <table:table-cell office:value-type="float" office:value="899.702">
                <text:p>899.70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58.172">
                <text:p>58.172</text:p>
              </table:table-cell>
              <table:table-cell office:value-type="float" office:value="41.1416">
                <text:p>41.1416</text:p>
              </table:table-cell>
              <table:table-cell office:value-type="float" office:value="900.686">
                <text:p>900.68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56.2435">
                <text:p>56.2435</text:p>
              </table:table-cell>
              <table:table-cell office:value-type="float" office:value="42.1881">
                <text:p>42.1881</text:p>
              </table:table-cell>
              <table:table-cell office:value-type="float" office:value="901.568">
                <text:p>901.568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4.4021">
                <text:p>54.4021</text:p>
              </table:table-cell>
              <table:table-cell office:value-type="float" office:value="43.2447">
                <text:p>43.2447</text:p>
              </table:table-cell>
              <table:table-cell office:value-type="float" office:value="902.353">
                <text:p>902.35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52.6436">
                <text:p>52.6436</text:p>
              </table:table-cell>
              <table:table-cell office:value-type="float" office:value="44.3111">
                <text:p>44.3111</text:p>
              </table:table-cell>
              <table:table-cell office:value-type="float" office:value="903.045">
                <text:p>903.045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50.9642">
                <text:p>50.9642</text:p>
              </table:table-cell>
              <table:table-cell office:value-type="float" office:value="45.3869">
                <text:p>45.3869</text:p>
              </table:table-cell>
              <table:table-cell office:value-type="float" office:value="903.649">
                <text:p>903.649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49.3599">
                <text:p>49.3599</text:p>
              </table:table-cell>
              <table:table-cell office:value-type="float" office:value="46.4717">
                <text:p>46.4717</text:p>
              </table:table-cell>
              <table:table-cell office:value-type="float" office:value="904.168">
                <text:p>904.168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47.8272">
                <text:p>47.8272</text:p>
              </table:table-cell>
              <table:table-cell office:value-type="float" office:value="47.5654">
                <text:p>47.5654</text:p>
              </table:table-cell>
              <table:table-cell office:value-type="float" office:value="904.607">
                <text:p>904.6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.3628">
                <text:p>46.3628</text:p>
              </table:table-cell>
              <table:table-cell office:value-type="float" office:value="48.6675">
                <text:p>48.6675</text:p>
              </table:table-cell>
              <table:table-cell office:value-type="float" office:value="904.97">
                <text:p>904.97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44.9634">
                <text:p>44.9634</text:p>
              </table:table-cell>
              <table:table-cell office:value-type="float" office:value="49.7778">
                <text:p>49.7778</text:p>
              </table:table-cell>
              <table:table-cell office:value-type="float" office:value="905.259">
                <text:p>905.25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43.6259">
                <text:p>43.6259</text:p>
              </table:table-cell>
              <table:table-cell office:value-type="float" office:value="50.8959">
                <text:p>50.8959</text:p>
              </table:table-cell>
              <table:table-cell office:value-type="float" office:value="905.478">
                <text:p>905.478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2.3474">
                <text:p>42.3474</text:p>
              </table:table-cell>
              <table:table-cell office:value-type="float" office:value="52.0216">
                <text:p>52.0216</text:p>
              </table:table-cell>
              <table:table-cell office:value-type="float" office:value="905.631">
                <text:p>905.63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41.1253">
                <text:p>41.1253</text:p>
              </table:table-cell>
              <table:table-cell office:value-type="float" office:value="53.1544">
                <text:p>53.1544</text:p>
              </table:table-cell>
              <table:table-cell office:value-type="float" office:value="905.72">
                <text:p>905.72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9.9567">
                <text:p>39.9567</text:p>
              </table:table-cell>
              <table:table-cell office:value-type="float" office:value="54.2942">
                <text:p>54.2942</text:p>
              </table:table-cell>
              <table:table-cell office:value-type="float" office:value="905.749">
                <text:p>905.749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8.8394">
                <text:p>38.8394</text:p>
              </table:table-cell>
              <table:table-cell office:value-type="float" office:value="55.4406">
                <text:p>55.4406</text:p>
              </table:table-cell>
              <table:table-cell office:value-type="float" office:value="905.72">
                <text:p>905.72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7.7709">
                <text:p>37.7709</text:p>
              </table:table-cell>
              <table:table-cell office:value-type="float" office:value="56.5934">
                <text:p>56.5934</text:p>
              </table:table-cell>
              <table:table-cell office:value-type="float" office:value="905.636">
                <text:p>905.636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6.749">
                <text:p>36.749</text:p>
              </table:table-cell>
              <table:table-cell office:value-type="float" office:value="57.7521">
                <text:p>57.7521</text:p>
              </table:table-cell>
              <table:table-cell office:value-type="float" office:value="905.499">
                <text:p>905.499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35.7716">
                <text:p>35.7716</text:p>
              </table:table-cell>
              <table:table-cell office:value-type="float" office:value="58.9166">
                <text:p>58.9166</text:p>
              </table:table-cell>
              <table:table-cell office:value-type="float" office:value="905.312">
                <text:p>905.3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8366">
                <text:p>34.8366</text:p>
              </table:table-cell>
              <table:table-cell office:value-type="float" office:value="60.0864">
                <text:p>60.0864</text:p>
              </table:table-cell>
              <table:table-cell office:value-type="float" office:value="905.077">
                <text:p>905.07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33.9421">
                <text:p>33.9421</text:p>
              </table:table-cell>
              <table:table-cell office:value-type="float" office:value="61.2615">
                <text:p>61.2615</text:p>
              </table:table-cell>
              <table:table-cell office:value-type="float" office:value="904.796">
                <text:p>904.796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33.0864">
                <text:p>33.0864</text:p>
              </table:table-cell>
              <table:table-cell office:value-type="float" office:value="62.4414">
                <text:p>62.4414</text:p>
              </table:table-cell>
              <table:table-cell office:value-type="float" office:value="904.472">
                <text:p>904.472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32.2677">
                <text:p>32.2677</text:p>
              </table:table-cell>
              <table:table-cell office:value-type="float" office:value="63.6258">
                <text:p>63.6258</text:p>
              </table:table-cell>
              <table:table-cell office:value-type="float" office:value="904.107">
                <text:p>904.107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31.4843">
                <text:p>31.4843</text:p>
              </table:table-cell>
              <table:table-cell office:value-type="float" office:value="64.8145">
                <text:p>64.8145</text:p>
              </table:table-cell>
              <table:table-cell office:value-type="float" office:value="903.701">
                <text:p>903.70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30.7348">
                <text:p>30.7348</text:p>
              </table:table-cell>
              <table:table-cell office:value-type="float" office:value="66.0072">
                <text:p>66.0072</text:p>
              </table:table-cell>
              <table:table-cell office:value-type="float" office:value="903.258">
                <text:p>903.258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30.0176">
                <text:p>30.0176</text:p>
              </table:table-cell>
              <table:table-cell office:value-type="float" office:value="67.2037">
                <text:p>67.2037</text:p>
              </table:table-cell>
              <table:table-cell office:value-type="float" office:value="902.779">
                <text:p>902.779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29.3314">
                <text:p>29.3314</text:p>
              </table:table-cell>
              <table:table-cell office:value-type="float" office:value="68.4035">
                <text:p>68.4035</text:p>
              </table:table-cell>
              <table:table-cell office:value-type="float" office:value="902.265">
                <text:p>902.26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8.6748">
                <text:p>28.6748</text:p>
              </table:table-cell>
              <table:table-cell office:value-type="float" office:value="69.6065">
                <text:p>69.6065</text:p>
              </table:table-cell>
              <table:table-cell office:value-type="float" office:value="901.719">
                <text:p>901.719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28.0465">
                <text:p>28.0465</text:p>
              </table:table-cell>
              <table:table-cell office:value-type="float" office:value="70.8124">
                <text:p>70.8124</text:p>
              </table:table-cell>
              <table:table-cell office:value-type="float" office:value="901.141">
                <text:p>901.1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.4453">
                <text:p>27.4453</text:p>
              </table:table-cell>
              <table:table-cell office:value-type="float" office:value="72.021">
                <text:p>72.021</text:p>
              </table:table-cell>
              <table:table-cell office:value-type="float" office:value="900.534">
                <text:p>900.53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26.8702">
                <text:p>26.8702</text:p>
              </table:table-cell>
              <table:table-cell office:value-type="float" office:value="73.2318">
                <text:p>73.2318</text:p>
              </table:table-cell>
              <table:table-cell office:value-type="float" office:value="899.898">
                <text:p>899.898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26.32">
                <text:p>26.32</text:p>
              </table:table-cell>
              <table:table-cell office:value-type="float" office:value="74.4448">
                <text:p>74.4448</text:p>
              </table:table-cell>
              <table:table-cell office:value-type="float" office:value="899.235">
                <text:p>899.23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25.7938">
                <text:p>25.7938</text:p>
              </table:table-cell>
              <table:table-cell office:value-type="float" office:value="75.6595">
                <text:p>75.6595</text:p>
              </table:table-cell>
              <table:table-cell office:value-type="float" office:value="898.547">
                <text:p>898.54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25.2904">
                <text:p>25.2904</text:p>
              </table:table-cell>
              <table:table-cell office:value-type="float" office:value="76.8758">
                <text:p>76.8758</text:p>
              </table:table-cell>
              <table:table-cell office:value-type="float" office:value="897.834">
                <text:p>897.83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4.8091">
                <text:p>24.8091</text:p>
              </table:table-cell>
              <table:table-cell office:value-type="float" office:value="78.0934">
                <text:p>78.0934</text:p>
              </table:table-cell>
              <table:table-cell office:value-type="float" office:value="897.098">
                <text:p>897.098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24.3489">
                <text:p>24.3489</text:p>
              </table:table-cell>
              <table:table-cell office:value-type="float" office:value="79.3119">
                <text:p>79.3119</text:p>
              </table:table-cell>
              <table:table-cell office:value-type="float" office:value="896.339">
                <text:p>896.33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23.909">
                <text:p>23.909</text:p>
              </table:table-cell>
              <table:table-cell office:value-type="float" office:value="80.5313">
                <text:p>80.5313</text:p>
              </table:table-cell>
              <table:table-cell office:value-type="float" office:value="895.56">
                <text:p>895.5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23.4886">
                <text:p>23.4886</text:p>
              </table:table-cell>
              <table:table-cell office:value-type="float" office:value="81.7511">
                <text:p>81.7511</text:p>
              </table:table-cell>
              <table:table-cell office:value-type="float" office:value="894.76">
                <text:p>894.76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23.0869">
                <text:p>23.0869</text:p>
              </table:table-cell>
              <table:table-cell office:value-type="float" office:value="82.9712">
                <text:p>82.9712</text:p>
              </table:table-cell>
              <table:table-cell office:value-type="float" office:value="893.942">
                <text:p>893.9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7033">
                <text:p>22.7033</text:p>
              </table:table-cell>
              <table:table-cell office:value-type="float" office:value="84.1912">
                <text:p>84.1912</text:p>
              </table:table-cell>
              <table:table-cell office:value-type="float" office:value="893.105">
                <text:p>893.105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2.3371">
                <text:p>22.3371</text:p>
              </table:table-cell>
              <table:table-cell office:value-type="float" office:value="85.411">
                <text:p>85.411</text:p>
              </table:table-cell>
              <table:table-cell office:value-type="float" office:value="892.252">
                <text:p>892.25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1.9875">
                <text:p>21.9875</text:p>
              </table:table-cell>
              <table:table-cell office:value-type="float" office:value="86.6303">
                <text:p>86.6303</text:p>
              </table:table-cell>
              <table:table-cell office:value-type="float" office:value="891.382">
                <text:p>891.382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21.6541">
                <text:p>21.6541</text:p>
              </table:table-cell>
              <table:table-cell office:value-type="float" office:value="87.8488">
                <text:p>87.8488</text:p>
              </table:table-cell>
              <table:table-cell office:value-type="float" office:value="890.497">
                <text:p>890.49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1.3362">
                <text:p>21.3362</text:p>
              </table:table-cell>
              <table:table-cell office:value-type="float" office:value="89.0662">
                <text:p>89.0662</text:p>
              </table:table-cell>
              <table:table-cell office:value-type="float" office:value="889.598">
                <text:p>889.59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1.0333">
                <text:p>21.0333</text:p>
              </table:table-cell>
              <table:table-cell office:value-type="float" office:value="90.2824">
                <text:p>90.2824</text:p>
              </table:table-cell>
              <table:table-cell office:value-type="float" office:value="888.684">
                <text:p>888.68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.7448">
                <text:p>20.7448</text:p>
              </table:table-cell>
              <table:table-cell office:value-type="float" office:value="91.4971">
                <text:p>91.4971</text:p>
              </table:table-cell>
              <table:table-cell office:value-type="float" office:value="887.758">
                <text:p>887.75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20.4703">
                <text:p>20.4703</text:p>
              </table:table-cell>
              <table:table-cell office:value-type="float" office:value="92.7099">
                <text:p>92.7099</text:p>
              </table:table-cell>
              <table:table-cell office:value-type="float" office:value="886.82">
                <text:p>886.8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.2093">
                <text:p>20.2093</text:p>
              </table:table-cell>
              <table:table-cell office:value-type="float" office:value="93.9207">
                <text:p>93.9207</text:p>
              </table:table-cell>
              <table:table-cell office:value-type="float" office:value="885.87">
                <text:p>885.8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9.9613">
                <text:p>19.9613</text:p>
              </table:table-cell>
              <table:table-cell office:value-type="float" office:value="95.1293">
                <text:p>95.1293</text:p>
              </table:table-cell>
              <table:table-cell office:value-type="float" office:value="884.909">
                <text:p>884.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726">
                <text:p>19.726</text:p>
              </table:table-cell>
              <table:table-cell office:value-type="float" office:value="96.3353">
                <text:p>96.3353</text:p>
              </table:table-cell>
              <table:table-cell office:value-type="float" office:value="883.939">
                <text:p>883.939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19.5029">
                <text:p>19.5029</text:p>
              </table:table-cell>
              <table:table-cell office:value-type="float" office:value="97.5385">
                <text:p>97.5385</text:p>
              </table:table-cell>
              <table:table-cell office:value-type="float" office:value="882.959">
                <text:p>882.95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9.2917">
                <text:p>19.2917</text:p>
              </table:table-cell>
              <table:table-cell office:value-type="float" office:value="98.7387">
                <text:p>98.7387</text:p>
              </table:table-cell>
              <table:table-cell office:value-type="float" office:value="881.97">
                <text:p>881.97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19.0919">
                <text:p>19.0919</text:p>
              </table:table-cell>
              <table:table-cell office:value-type="float" office:value="99.9356">
                <text:p>99.9356</text:p>
              </table:table-cell>
              <table:table-cell office:value-type="float" office:value="880.972">
                <text:p>880.97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8.9033">
                <text:p>18.9033</text:p>
              </table:table-cell>
              <table:table-cell office:value-type="float" office:value="101.129">
                <text:p>101.129</text:p>
              </table:table-cell>
              <table:table-cell office:value-type="float" office:value="879.968">
                <text:p>879.96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8.7255">
                <text:p>18.7255</text:p>
              </table:table-cell>
              <table:table-cell office:value-type="float" office:value="102.319">
                <text:p>102.319</text:p>
              </table:table-cell>
              <table:table-cell office:value-type="float" office:value="878.956">
                <text:p>878.956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8.5583">
                <text:p>18.5583</text:p>
              </table:table-cell>
              <table:table-cell office:value-type="float" office:value="103.504">
                <text:p>103.504</text:p>
              </table:table-cell>
              <table:table-cell office:value-type="float" office:value="877.938">
                <text:p>877.93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18.4013">
                <text:p>18.4013</text:p>
              </table:table-cell>
              <table:table-cell office:value-type="float" office:value="104.686">
                <text:p>104.686</text:p>
              </table:table-cell>
              <table:table-cell office:value-type="float" office:value="876.913">
                <text:p>876.91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8.2543">
                <text:p>18.2543</text:p>
              </table:table-cell>
              <table:table-cell office:value-type="float" office:value="105.862">
                <text:p>105.862</text:p>
              </table:table-cell>
              <table:table-cell office:value-type="float" office:value="875.883">
                <text:p>875.883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18.117">
                <text:p>18.117</text:p>
              </table:table-cell>
              <table:table-cell office:value-type="float" office:value="107.034">
                <text:p>107.034</text:p>
              </table:table-cell>
              <table:table-cell office:value-type="float" office:value="874.849">
                <text:p>874.8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.9892">
                <text:p>17.9892</text:p>
              </table:table-cell>
              <table:table-cell office:value-type="float" office:value="108.201">
                <text:p>108.201</text:p>
              </table:table-cell>
              <table:table-cell office:value-type="float" office:value="873.81">
                <text:p>873.8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7.8706">
                <text:p>17.8706</text:p>
              </table:table-cell>
              <table:table-cell office:value-type="float" office:value="109.363">
                <text:p>109.363</text:p>
              </table:table-cell>
              <table:table-cell office:value-type="float" office:value="872.767">
                <text:p>872.767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.7611">
                <text:p>17.7611</text:p>
              </table:table-cell>
              <table:table-cell office:value-type="float" office:value="110.519">
                <text:p>110.519</text:p>
              </table:table-cell>
              <table:table-cell office:value-type="float" office:value="871.72">
                <text:p>871.72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7.6605">
                <text:p>17.6605</text:p>
              </table:table-cell>
              <table:table-cell office:value-type="float" office:value="111.669">
                <text:p>111.669</text:p>
              </table:table-cell>
              <table:table-cell office:value-type="float" office:value="870.67">
                <text:p>870.6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.5685">
                <text:p>17.5685</text:p>
              </table:table-cell>
              <table:table-cell office:value-type="float" office:value="112.813">
                <text:p>112.813</text:p>
              </table:table-cell>
              <table:table-cell office:value-type="float" office:value="869.618">
                <text:p>869.61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7.485">
                <text:p>17.485</text:p>
              </table:table-cell>
              <table:table-cell office:value-type="float" office:value="113.951">
                <text:p>113.951</text:p>
              </table:table-cell>
              <table:table-cell office:value-type="float" office:value="868.564">
                <text:p>868.56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.4098">
                <text:p>17.4098</text:p>
              </table:table-cell>
              <table:table-cell office:value-type="float" office:value="115.082">
                <text:p>115.082</text:p>
              </table:table-cell>
              <table:table-cell office:value-type="float" office:value="867.508">
                <text:p>867.50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7.3428">
                <text:p>17.3428</text:p>
              </table:table-cell>
              <table:table-cell office:value-type="float" office:value="116.207">
                <text:p>116.207</text:p>
              </table:table-cell>
              <table:table-cell office:value-type="float" office:value="866.45">
                <text:p>866.4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.2839">
                <text:p>17.2839</text:p>
              </table:table-cell>
              <table:table-cell office:value-type="float" office:value="117.324">
                <text:p>117.324</text:p>
              </table:table-cell>
              <table:table-cell office:value-type="float" office:value="865.392">
                <text:p>865.392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7.2328">
                <text:p>17.2328</text:p>
              </table:table-cell>
              <table:table-cell office:value-type="float" office:value="118.434">
                <text:p>118.434</text:p>
              </table:table-cell>
              <table:table-cell office:value-type="float" office:value="864.333">
                <text:p>864.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.1895">
                <text:p>17.1895</text:p>
              </table:table-cell>
              <table:table-cell office:value-type="float" office:value="119.536">
                <text:p>119.536</text:p>
              </table:table-cell>
              <table:table-cell office:value-type="float" office:value="863.274">
                <text:p>863.274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7.1539">
                <text:p>17.1539</text:p>
              </table:table-cell>
              <table:table-cell office:value-type="float" office:value="120.63">
                <text:p>120.63</text:p>
              </table:table-cell>
              <table:table-cell office:value-type="float" office:value="862.216">
                <text:p>862.216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.1258">
                <text:p>17.1258</text:p>
              </table:table-cell>
              <table:table-cell office:value-type="float" office:value="121.716">
                <text:p>121.716</text:p>
              </table:table-cell>
              <table:table-cell office:value-type="float" office:value="861.158">
                <text:p>861.158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7.1052">
                <text:p>17.1052</text:p>
              </table:table-cell>
              <table:table-cell office:value-type="float" office:value="122.794">
                <text:p>122.794</text:p>
              </table:table-cell>
              <table:table-cell office:value-type="float" office:value="860.101">
                <text:p>860.10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.092">
                <text:p>17.092</text:p>
              </table:table-cell>
              <table:table-cell office:value-type="float" office:value="123.862">
                <text:p>123.862</text:p>
              </table:table-cell>
              <table:table-cell office:value-type="float" office:value="859.046">
                <text:p>859.04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7.0861">
                <text:p>17.0861</text:p>
              </table:table-cell>
              <table:table-cell office:value-type="float" office:value="124.922">
                <text:p>124.922</text:p>
              </table:table-cell>
              <table:table-cell office:value-type="float" office:value="857.992">
                <text:p>857.99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7.0874">
                <text:p>17.0874</text:p>
              </table:table-cell>
              <table:table-cell office:value-type="float" office:value="125.972">
                <text:p>125.972</text:p>
              </table:table-cell>
              <table:table-cell office:value-type="float" office:value="856.94">
                <text:p>856.94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7.0958">
                <text:p>17.0958</text:p>
              </table:table-cell>
              <table:table-cell office:value-type="float" office:value="127.013">
                <text:p>127.013</text:p>
              </table:table-cell>
              <table:table-cell office:value-type="float" office:value="855.891">
                <text:p>855.89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7.1114">
                <text:p>17.1114</text:p>
              </table:table-cell>
              <table:table-cell office:value-type="float" office:value="128.044">
                <text:p>128.044</text:p>
              </table:table-cell>
              <table:table-cell office:value-type="float" office:value="854.845">
                <text:p>854.845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7.134">
                <text:p>17.134</text:p>
              </table:table-cell>
              <table:table-cell office:value-type="float" office:value="129.064">
                <text:p>129.064</text:p>
              </table:table-cell>
              <table:table-cell office:value-type="float" office:value="853.802">
                <text:p>853.8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1637">
                <text:p>17.1637</text:p>
              </table:table-cell>
              <table:table-cell office:value-type="float" office:value="130.074">
                <text:p>130.074</text:p>
              </table:table-cell>
              <table:table-cell office:value-type="float" office:value="852.763">
                <text:p>852.76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7.2003">
                <text:p>17.2003</text:p>
              </table:table-cell>
              <table:table-cell office:value-type="float" office:value="131.073">
                <text:p>131.073</text:p>
              </table:table-cell>
              <table:table-cell office:value-type="float" office:value="851.727">
                <text:p>851.727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7.2438">
                <text:p>17.2438</text:p>
              </table:table-cell>
              <table:table-cell office:value-type="float" office:value="132.061">
                <text:p>132.061</text:p>
              </table:table-cell>
              <table:table-cell office:value-type="float" office:value="850.696">
                <text:p>850.696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7.2943">
                <text:p>17.2943</text:p>
              </table:table-cell>
              <table:table-cell office:value-type="float" office:value="133.037">
                <text:p>133.037</text:p>
              </table:table-cell>
              <table:table-cell office:value-type="float" office:value="849.669">
                <text:p>849.66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.3516">
                <text:p>17.3516</text:p>
              </table:table-cell>
              <table:table-cell office:value-type="float" office:value="134.002">
                <text:p>134.002</text:p>
              </table:table-cell>
              <table:table-cell office:value-type="float" office:value="848.647">
                <text:p>848.64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7.4159">
                <text:p>17.4159</text:p>
              </table:table-cell>
              <table:table-cell office:value-type="float" office:value="134.954">
                <text:p>134.954</text:p>
              </table:table-cell>
              <table:table-cell office:value-type="float" office:value="847.63">
                <text:p>847.63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7.4869">
                <text:p>17.4869</text:p>
              </table:table-cell>
              <table:table-cell office:value-type="float" office:value="135.894">
                <text:p>135.894</text:p>
              </table:table-cell>
              <table:table-cell office:value-type="float" office:value="846.619">
                <text:p>846.619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7.5649">
                <text:p>17.5649</text:p>
              </table:table-cell>
              <table:table-cell office:value-type="float" office:value="136.822">
                <text:p>136.822</text:p>
              </table:table-cell>
              <table:table-cell office:value-type="float" office:value="845.614">
                <text:p>845.614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.6497">
                <text:p>17.6497</text:p>
              </table:table-cell>
              <table:table-cell office:value-type="float" office:value="137.736">
                <text:p>137.736</text:p>
              </table:table-cell>
              <table:table-cell office:value-type="float" office:value="844.614">
                <text:p>844.614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7.7414">
                <text:p>17.7414</text:p>
              </table:table-cell>
              <table:table-cell office:value-type="float" office:value="138.637">
                <text:p>138.637</text:p>
              </table:table-cell>
              <table:table-cell office:value-type="float" office:value="843.622">
                <text:p>843.6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.8399">
                <text:p>17.8399</text:p>
              </table:table-cell>
              <table:table-cell office:value-type="float" office:value="139.524">
                <text:p>139.524</text:p>
              </table:table-cell>
              <table:table-cell office:value-type="float" office:value="842.636">
                <text:p>842.63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7.9453">
                <text:p>17.9453</text:p>
              </table:table-cell>
              <table:table-cell office:value-type="float" office:value="140.397">
                <text:p>140.397</text:p>
              </table:table-cell>
              <table:table-cell office:value-type="float" office:value="841.658">
                <text:p>841.65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8.0576">
                <text:p>18.0576</text:p>
              </table:table-cell>
              <table:table-cell office:value-type="float" office:value="141.256">
                <text:p>141.256</text:p>
              </table:table-cell>
              <table:table-cell office:value-type="float" office:value="840.687">
                <text:p>840.687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8.1767">
                <text:p>18.1767</text:p>
              </table:table-cell>
              <table:table-cell office:value-type="float" office:value="142.099">
                <text:p>142.099</text:p>
              </table:table-cell>
              <table:table-cell office:value-type="float" office:value="839.724">
                <text:p>839.724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8.3028">
                <text:p>18.3028</text:p>
              </table:table-cell>
              <table:table-cell office:value-type="float" office:value="142.928">
                <text:p>142.928</text:p>
              </table:table-cell>
              <table:table-cell office:value-type="float" office:value="838.769">
                <text:p>838.76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8.4358">
                <text:p>18.4358</text:p>
              </table:table-cell>
              <table:table-cell office:value-type="float" office:value="143.742">
                <text:p>143.742</text:p>
              </table:table-cell>
              <table:table-cell office:value-type="float" office:value="837.823">
                <text:p>837.823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8.5758">
                <text:p>18.5758</text:p>
              </table:table-cell>
              <table:table-cell office:value-type="float" office:value="144.539">
                <text:p>144.539</text:p>
              </table:table-cell>
              <table:table-cell office:value-type="float" office:value="836.885">
                <text:p>836.885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8.7228">
                <text:p>18.7228</text:p>
              </table:table-cell>
              <table:table-cell office:value-type="float" office:value="145.321">
                <text:p>145.321</text:p>
              </table:table-cell>
              <table:table-cell office:value-type="float" office:value="835.957">
                <text:p>835.95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8.8768">
                <text:p>18.8768</text:p>
              </table:table-cell>
              <table:table-cell office:value-type="float" office:value="146.085">
                <text:p>146.085</text:p>
              </table:table-cell>
              <table:table-cell office:value-type="float" office:value="835.038">
                <text:p>835.038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9.0378">
                <text:p>19.0378</text:p>
              </table:table-cell>
              <table:table-cell office:value-type="float" office:value="146.834">
                <text:p>146.834</text:p>
              </table:table-cell>
              <table:table-cell office:value-type="float" office:value="834.129">
                <text:p>834.1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2058">
                <text:p>19.2058</text:p>
              </table:table-cell>
              <table:table-cell office:value-type="float" office:value="147.564">
                <text:p>147.564</text:p>
              </table:table-cell>
              <table:table-cell office:value-type="float" office:value="833.23">
                <text:p>833.23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9.381">
                <text:p>19.381</text:p>
              </table:table-cell>
              <table:table-cell office:value-type="float" office:value="148.278">
                <text:p>148.278</text:p>
              </table:table-cell>
              <table:table-cell office:value-type="float" office:value="832.341">
                <text:p>832.341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9.5633">
                <text:p>19.5633</text:p>
              </table:table-cell>
              <table:table-cell office:value-type="float" office:value="148.973">
                <text:p>148.973</text:p>
              </table:table-cell>
              <table:table-cell office:value-type="float" office:value="831.464">
                <text:p>831.464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9.7527">
                <text:p>19.7527</text:p>
              </table:table-cell>
              <table:table-cell office:value-type="float" office:value="149.65">
                <text:p>149.65</text:p>
              </table:table-cell>
              <table:table-cell office:value-type="float" office:value="830.597">
                <text:p>830.597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9.9493">
                <text:p>19.9493</text:p>
              </table:table-cell>
              <table:table-cell office:value-type="float" office:value="150.308">
                <text:p>150.308</text:p>
              </table:table-cell>
              <table:table-cell office:value-type="float" office:value="829.742">
                <text:p>829.74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0.1531">
                <text:p>20.1531</text:p>
              </table:table-cell>
              <table:table-cell office:value-type="float" office:value="150.948">
                <text:p>150.948</text:p>
              </table:table-cell>
              <table:table-cell office:value-type="float" office:value="828.899">
                <text:p>828.89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20.3641">
                <text:p>20.3641</text:p>
              </table:table-cell>
              <table:table-cell office:value-type="float" office:value="151.568">
                <text:p>151.568</text:p>
              </table:table-cell>
              <table:table-cell office:value-type="float" office:value="828.068">
                <text:p>828.068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20.5823">
                <text:p>20.5823</text:p>
              </table:table-cell>
              <table:table-cell office:value-type="float" office:value="152.168">
                <text:p>152.168</text:p>
              </table:table-cell>
              <table:table-cell office:value-type="float" office:value="827.25">
                <text:p>827.2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20.8079">
                <text:p>20.8079</text:p>
              </table:table-cell>
              <table:table-cell office:value-type="float" office:value="152.748">
                <text:p>152.748</text:p>
              </table:table-cell>
              <table:table-cell office:value-type="float" office:value="826.444">
                <text:p>826.444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21.0407">
                <text:p>21.0407</text:p>
              </table:table-cell>
              <table:table-cell office:value-type="float" office:value="153.308">
                <text:p>153.308</text:p>
              </table:table-cell>
              <table:table-cell office:value-type="float" office:value="825.651">
                <text:p>825.6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2808">
                <text:p>21.2808</text:p>
              </table:table-cell>
              <table:table-cell office:value-type="float" office:value="153.847">
                <text:p>153.847</text:p>
              </table:table-cell>
              <table:table-cell office:value-type="float" office:value="824.872">
                <text:p>824.872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21.5282">
                <text:p>21.5282</text:p>
              </table:table-cell>
              <table:table-cell office:value-type="float" office:value="154.365">
                <text:p>154.365</text:p>
              </table:table-cell>
              <table:table-cell office:value-type="float" office:value="824.107">
                <text:p>824.10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21.7829">
                <text:p>21.7829</text:p>
              </table:table-cell>
              <table:table-cell office:value-type="float" office:value="154.861">
                <text:p>154.861</text:p>
              </table:table-cell>
              <table:table-cell office:value-type="float" office:value="823.356">
                <text:p>823.35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22.045">
                <text:p>22.045</text:p>
              </table:table-cell>
              <table:table-cell office:value-type="float" office:value="155.336">
                <text:p>155.336</text:p>
              </table:table-cell>
              <table:table-cell office:value-type="float" office:value="822.619">
                <text:p>822.619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22.3143">
                <text:p>22.3143</text:p>
              </table:table-cell>
              <table:table-cell office:value-type="float" office:value="155.788">
                <text:p>155.788</text:p>
              </table:table-cell>
              <table:table-cell office:value-type="float" office:value="821.898">
                <text:p>821.89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2.591">
                <text:p>22.591</text:p>
              </table:table-cell>
              <table:table-cell office:value-type="float" office:value="156.218">
                <text:p>156.218</text:p>
              </table:table-cell>
              <table:table-cell office:value-type="float" office:value="821.191">
                <text:p>821.191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22.8749">
                <text:p>22.8749</text:p>
              </table:table-cell>
              <table:table-cell office:value-type="float" office:value="156.625">
                <text:p>156.625</text:p>
              </table:table-cell>
              <table:table-cell office:value-type="float" office:value="820.5">
                <text:p>820.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23.1662">
                <text:p>23.1662</text:p>
              </table:table-cell>
              <table:table-cell office:value-type="float" office:value="157.009">
                <text:p>157.009</text:p>
              </table:table-cell>
              <table:table-cell office:value-type="float" office:value="819.825">
                <text:p>819.82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23.4646">
                <text:p>23.4646</text:p>
              </table:table-cell>
              <table:table-cell office:value-type="float" office:value="157.37">
                <text:p>157.37</text:p>
              </table:table-cell>
              <table:table-cell office:value-type="float" office:value="819.165">
                <text:p>819.165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23.7703">
                <text:p>23.7703</text:p>
              </table:table-cell>
              <table:table-cell office:value-type="float" office:value="157.707">
                <text:p>157.707</text:p>
              </table:table-cell>
              <table:table-cell office:value-type="float" office:value="818.523">
                <text:p>818.5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.0831">
                <text:p>24.0831</text:p>
              </table:table-cell>
              <table:table-cell office:value-type="float" office:value="158.02">
                <text:p>158.02</text:p>
              </table:table-cell>
              <table:table-cell office:value-type="float" office:value="817.897">
                <text:p>817.897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24.4029">
                <text:p>24.4029</text:p>
              </table:table-cell>
              <table:table-cell office:value-type="float" office:value="158.309">
                <text:p>158.309</text:p>
              </table:table-cell>
              <table:table-cell office:value-type="float" office:value="817.288">
                <text:p>817.288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24.7299">
                <text:p>24.7299</text:p>
              </table:table-cell>
              <table:table-cell office:value-type="float" office:value="158.574">
                <text:p>158.574</text:p>
              </table:table-cell>
              <table:table-cell office:value-type="float" office:value="816.697">
                <text:p>816.697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5.0637">
                <text:p>25.0637</text:p>
              </table:table-cell>
              <table:table-cell office:value-type="float" office:value="158.813">
                <text:p>158.813</text:p>
              </table:table-cell>
              <table:table-cell office:value-type="float" office:value="816.123">
                <text:p>816.123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5.4045">
                <text:p>25.4045</text:p>
              </table:table-cell>
              <table:table-cell office:value-type="float" office:value="159.028">
                <text:p>159.028</text:p>
              </table:table-cell>
              <table:table-cell office:value-type="float" office:value="815.567">
                <text:p>815.56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5.7519">
                <text:p>25.7519</text:p>
              </table:table-cell>
              <table:table-cell office:value-type="float" office:value="159.218">
                <text:p>159.218</text:p>
              </table:table-cell>
              <table:table-cell office:value-type="float" office:value="815.03">
                <text:p>815.03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6.1061">
                <text:p>26.1061</text:p>
              </table:table-cell>
              <table:table-cell office:value-type="float" office:value="159.382">
                <text:p>159.382</text:p>
              </table:table-cell>
              <table:table-cell office:value-type="float" office:value="814.512">
                <text:p>814.512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6.4668">
                <text:p>26.4668</text:p>
              </table:table-cell>
              <table:table-cell office:value-type="float" office:value="159.521">
                <text:p>159.521</text:p>
              </table:table-cell>
              <table:table-cell office:value-type="float" office:value="814.012">
                <text:p>814.012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6.8339">
                <text:p>26.8339</text:p>
              </table:table-cell>
              <table:table-cell office:value-type="float" office:value="159.635">
                <text:p>159.635</text:p>
              </table:table-cell>
              <table:table-cell office:value-type="float" office:value="813.531">
                <text:p>813.531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7.2072">
                <text:p>27.2072</text:p>
              </table:table-cell>
              <table:table-cell office:value-type="float" office:value="159.722">
                <text:p>159.722</text:p>
              </table:table-cell>
              <table:table-cell office:value-type="float" office:value="813.07">
                <text:p>813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7.5866">
                <text:p>27.5866</text:p>
              </table:table-cell>
              <table:table-cell office:value-type="float" office:value="159.784">
                <text:p>159.784</text:p>
              </table:table-cell>
              <table:table-cell office:value-type="float" office:value="812.629">
                <text:p>812.629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7.9719">
                <text:p>27.9719</text:p>
              </table:table-cell>
              <table:table-cell office:value-type="float" office:value="159.82">
                <text:p>159.82</text:p>
              </table:table-cell>
              <table:table-cell office:value-type="float" office:value="812.208">
                <text:p>812.208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8.3629">
                <text:p>28.3629</text:p>
              </table:table-cell>
              <table:table-cell office:value-type="float" office:value="159.83">
                <text:p>159.83</text:p>
              </table:table-cell>
              <table:table-cell office:value-type="float" office:value="811.807">
                <text:p>811.807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8.7594">
                <text:p>28.7594</text:p>
              </table:table-cell>
              <table:table-cell office:value-type="float" office:value="159.814">
                <text:p>159.814</text:p>
              </table:table-cell>
              <table:table-cell office:value-type="float" office:value="811.427">
                <text:p>811.427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9.1612">
                <text:p>29.1612</text:p>
              </table:table-cell>
              <table:table-cell office:value-type="float" office:value="159.772">
                <text:p>159.772</text:p>
              </table:table-cell>
              <table:table-cell office:value-type="float" office:value="811.067">
                <text:p>811.0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9.5681">
                <text:p>29.5681</text:p>
              </table:table-cell>
              <table:table-cell office:value-type="float" office:value="159.704">
                <text:p>159.704</text:p>
              </table:table-cell>
              <table:table-cell office:value-type="float" office:value="810.728">
                <text:p>810.728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9.9797">
                <text:p>29.9797</text:p>
              </table:table-cell>
              <table:table-cell office:value-type="float" office:value="159.61">
                <text:p>159.61</text:p>
              </table:table-cell>
              <table:table-cell office:value-type="float" office:value="810.411">
                <text:p>810.411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30.3959">
                <text:p>30.3959</text:p>
              </table:table-cell>
              <table:table-cell office:value-type="float" office:value="159.49">
                <text:p>159.49</text:p>
              </table:table-cell>
              <table:table-cell office:value-type="float" office:value="810.114">
                <text:p>810.114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30.8162">
                <text:p>30.8162</text:p>
              </table:table-cell>
              <table:table-cell office:value-type="float" office:value="159.344">
                <text:p>159.344</text:p>
              </table:table-cell>
              <table:table-cell office:value-type="float" office:value="809.84">
                <text:p>809.84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31.2405">
                <text:p>31.2405</text:p>
              </table:table-cell>
              <table:table-cell office:value-type="float" office:value="159.173">
                <text:p>159.173</text:p>
              </table:table-cell>
              <table:table-cell office:value-type="float" office:value="809.587">
                <text:p>809.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.6684">
                <text:p>31.6684</text:p>
              </table:table-cell>
              <table:table-cell office:value-type="float" office:value="158.976">
                <text:p>158.976</text:p>
              </table:table-cell>
              <table:table-cell office:value-type="float" office:value="809.355">
                <text:p>809.35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32.0996">
                <text:p>32.0996</text:p>
              </table:table-cell>
              <table:table-cell office:value-type="float" office:value="158.755">
                <text:p>158.755</text:p>
              </table:table-cell>
              <table:table-cell office:value-type="float" office:value="809.146">
                <text:p>809.146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32.5337">
                <text:p>32.5337</text:p>
              </table:table-cell>
              <table:table-cell office:value-type="float" office:value="158.508">
                <text:p>158.508</text:p>
              </table:table-cell>
              <table:table-cell office:value-type="float" office:value="808.959">
                <text:p>808.959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32.9704">
                <text:p>32.9704</text:p>
              </table:table-cell>
              <table:table-cell office:value-type="float" office:value="158.236">
                <text:p>158.236</text:p>
              </table:table-cell>
              <table:table-cell office:value-type="float" office:value="808.793">
                <text:p>808.793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33.4092">
                <text:p>33.4092</text:p>
              </table:table-cell>
              <table:table-cell office:value-type="float" office:value="157.94">
                <text:p>157.94</text:p>
              </table:table-cell>
              <table:table-cell office:value-type="float" office:value="808.65">
                <text:p>808.6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3.8498">
                <text:p>33.8498</text:p>
              </table:table-cell>
              <table:table-cell office:value-type="float" office:value="157.62">
                <text:p>157.62</text:p>
              </table:table-cell>
              <table:table-cell office:value-type="float" office:value="808.53">
                <text:p>808.53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4.2917">
                <text:p>34.2917</text:p>
              </table:table-cell>
              <table:table-cell office:value-type="float" office:value="157.277">
                <text:p>157.277</text:p>
              </table:table-cell>
              <table:table-cell office:value-type="float" office:value="808.431">
                <text:p>808.43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34.7347">
                <text:p>34.7347</text:p>
              </table:table-cell>
              <table:table-cell office:value-type="float" office:value="156.91">
                <text:p>156.91</text:p>
              </table:table-cell>
              <table:table-cell office:value-type="float" office:value="808.355">
                <text:p>808.355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35.1781">
                <text:p>35.1781</text:p>
              </table:table-cell>
              <table:table-cell office:value-type="float" office:value="156.52">
                <text:p>156.52</text:p>
              </table:table-cell>
              <table:table-cell office:value-type="float" office:value="808.302">
                <text:p>808.302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35.6216">
                <text:p>35.6216</text:p>
              </table:table-cell>
              <table:table-cell office:value-type="float" office:value="156.108">
                <text:p>156.108</text:p>
              </table:table-cell>
              <table:table-cell office:value-type="float" office:value="808.27">
                <text:p>808.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.0646">
                <text:p>36.0646</text:p>
              </table:table-cell>
              <table:table-cell office:value-type="float" office:value="155.674">
                <text:p>155.674</text:p>
              </table:table-cell>
              <table:table-cell office:value-type="float" office:value="808.261">
                <text:p>808.261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36.5069">
                <text:p>36.5069</text:p>
              </table:table-cell>
              <table:table-cell office:value-type="float" office:value="155.219">
                <text:p>155.219</text:p>
              </table:table-cell>
              <table:table-cell office:value-type="float" office:value="808.274">
                <text:p>808.27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36.9477">
                <text:p>36.9477</text:p>
              </table:table-cell>
              <table:table-cell office:value-type="float" office:value="154.743">
                <text:p>154.743</text:p>
              </table:table-cell>
              <table:table-cell office:value-type="float" office:value="808.309">
                <text:p>808.309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37.3868">
                <text:p>37.3868</text:p>
              </table:table-cell>
              <table:table-cell office:value-type="float" office:value="154.247">
                <text:p>154.247</text:p>
              </table:table-cell>
              <table:table-cell office:value-type="float" office:value="808.366">
                <text:p>808.36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37.8235">
                <text:p>37.8235</text:p>
              </table:table-cell>
              <table:table-cell office:value-type="float" office:value="153.732">
                <text:p>153.732</text:p>
              </table:table-cell>
              <table:table-cell office:value-type="float" office:value="808.444">
                <text:p>808.444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8.2574">
                <text:p>38.2574</text:p>
              </table:table-cell>
              <table:table-cell office:value-type="float" office:value="153.198">
                <text:p>153.198</text:p>
              </table:table-cell>
              <table:table-cell office:value-type="float" office:value="808.545">
                <text:p>808.5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38.688">
                <text:p>38.688</text:p>
              </table:table-cell>
              <table:table-cell office:value-type="float" office:value="152.646">
                <text:p>152.646</text:p>
              </table:table-cell>
              <table:table-cell office:value-type="float" office:value="808.666">
                <text:p>808.666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39.1148">
                <text:p>39.1148</text:p>
              </table:table-cell>
              <table:table-cell office:value-type="float" office:value="152.076">
                <text:p>152.076</text:p>
              </table:table-cell>
              <table:table-cell office:value-type="float" office:value="808.809">
                <text:p>808.80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39.5372">
                <text:p>39.5372</text:p>
              </table:table-cell>
              <table:table-cell office:value-type="float" office:value="151.49">
                <text:p>151.49</text:p>
              </table:table-cell>
              <table:table-cell office:value-type="float" office:value="808.973">
                <text:p>808.973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39.9549">
                <text:p>39.9549</text:p>
              </table:table-cell>
              <table:table-cell office:value-type="float" office:value="150.887">
                <text:p>150.887</text:p>
              </table:table-cell>
              <table:table-cell office:value-type="float" office:value="809.158">
                <text:p>809.1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.3672">
                <text:p>40.3672</text:p>
              </table:table-cell>
              <table:table-cell office:value-type="float" office:value="150.27">
                <text:p>150.27</text:p>
              </table:table-cell>
              <table:table-cell office:value-type="float" office:value="809.363">
                <text:p>809.363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40.7737">
                <text:p>40.7737</text:p>
              </table:table-cell>
              <table:table-cell office:value-type="float" office:value="149.639">
                <text:p>149.639</text:p>
              </table:table-cell>
              <table:table-cell office:value-type="float" office:value="809.588">
                <text:p>809.58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41.1738">
                <text:p>41.1738</text:p>
              </table:table-cell>
              <table:table-cell office:value-type="float" office:value="148.994">
                <text:p>148.994</text:p>
              </table:table-cell>
              <table:table-cell office:value-type="float" office:value="809.833">
                <text:p>809.833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41.5672">
                <text:p>41.5672</text:p>
              </table:table-cell>
              <table:table-cell office:value-type="float" office:value="148.336">
                <text:p>148.336</text:p>
              </table:table-cell>
              <table:table-cell office:value-type="float" office:value="810.097">
                <text:p>810.097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41.9533">
                <text:p>41.9533</text:p>
              </table:table-cell>
              <table:table-cell office:value-type="float" office:value="147.667">
                <text:p>147.667</text:p>
              </table:table-cell>
              <table:table-cell office:value-type="float" office:value="810.38">
                <text:p>810.38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2.3316">
                <text:p>42.3316</text:p>
              </table:table-cell>
              <table:table-cell office:value-type="float" office:value="146.987">
                <text:p>146.987</text:p>
              </table:table-cell>
              <table:table-cell office:value-type="float" office:value="810.681">
                <text:p>810.681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42.7018">
                <text:p>42.7018</text:p>
              </table:table-cell>
              <table:table-cell office:value-type="float" office:value="146.297">
                <text:p>146.297</text:p>
              </table:table-cell>
              <table:table-cell office:value-type="float" office:value="811.001">
                <text:p>811.001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3.0633">
                <text:p>43.0633</text:p>
              </table:table-cell>
              <table:table-cell office:value-type="float" office:value="145.598">
                <text:p>145.598</text:p>
              </table:table-cell>
              <table:table-cell office:value-type="float" office:value="811.339">
                <text:p>811.339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43.4157">
                <text:p>43.4157</text:p>
              </table:table-cell>
              <table:table-cell office:value-type="float" office:value="144.891">
                <text:p>144.891</text:p>
              </table:table-cell>
              <table:table-cell office:value-type="float" office:value="811.693">
                <text:p>811.693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43.7587">
                <text:p>43.7587</text:p>
              </table:table-cell>
              <table:table-cell office:value-type="float" office:value="144.177">
                <text:p>144.177</text:p>
              </table:table-cell>
              <table:table-cell office:value-type="float" office:value="812.065">
                <text:p>812.0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0918">
                <text:p>44.0918</text:p>
              </table:table-cell>
              <table:table-cell office:value-type="float" office:value="143.456">
                <text:p>143.456</text:p>
              </table:table-cell>
              <table:table-cell office:value-type="float" office:value="812.452">
                <text:p>812.452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44.4146">
                <text:p>44.4146</text:p>
              </table:table-cell>
              <table:table-cell office:value-type="float" office:value="142.73">
                <text:p>142.73</text:p>
              </table:table-cell>
              <table:table-cell office:value-type="float" office:value="812.856">
                <text:p>812.85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4.7268">
                <text:p>44.7268</text:p>
              </table:table-cell>
              <table:table-cell office:value-type="float" office:value="141.999">
                <text:p>141.999</text:p>
              </table:table-cell>
              <table:table-cell office:value-type="float" office:value="813.274">
                <text:p>813.27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5.0281">
                <text:p>45.0281</text:p>
              </table:table-cell>
              <table:table-cell office:value-type="float" office:value="141.265">
                <text:p>141.265</text:p>
              </table:table-cell>
              <table:table-cell office:value-type="float" office:value="813.707">
                <text:p>813.707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5.3182">
                <text:p>45.3182</text:p>
              </table:table-cell>
              <table:table-cell office:value-type="float" office:value="140.528">
                <text:p>140.528</text:p>
              </table:table-cell>
              <table:table-cell office:value-type="float" office:value="814.154">
                <text:p>814.15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5.5967">
                <text:p>45.5967</text:p>
              </table:table-cell>
              <table:table-cell office:value-type="float" office:value="139.79">
                <text:p>139.79</text:p>
              </table:table-cell>
              <table:table-cell office:value-type="float" office:value="814.614">
                <text:p>814.614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5.8634">
                <text:p>45.8634</text:p>
              </table:table-cell>
              <table:table-cell office:value-type="float" office:value="139.05">
                <text:p>139.05</text:p>
              </table:table-cell>
              <table:table-cell office:value-type="float" office:value="815.087">
                <text:p>815.087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6.118">
                <text:p>46.118</text:p>
              </table:table-cell>
              <table:table-cell office:value-type="float" office:value="138.31">
                <text:p>138.31</text:p>
              </table:table-cell>
              <table:table-cell office:value-type="float" office:value="815.572">
                <text:p>815.572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6.3604">
                <text:p>46.3604</text:p>
              </table:table-cell>
              <table:table-cell office:value-type="float" office:value="137.571">
                <text:p>137.571</text:p>
              </table:table-cell>
              <table:table-cell office:value-type="float" office:value="816.068">
                <text:p>816.068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6.5903">
                <text:p>46.5903</text:p>
              </table:table-cell>
              <table:table-cell office:value-type="float" office:value="136.834">
                <text:p>136.834</text:p>
              </table:table-cell>
              <table:table-cell office:value-type="float" office:value="816.576">
                <text:p>816.5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8076">
                <text:p>46.8076</text:p>
              </table:table-cell>
              <table:table-cell office:value-type="float" office:value="136.099">
                <text:p>136.099</text:p>
              </table:table-cell>
              <table:table-cell office:value-type="float" office:value="817.093">
                <text:p>817.093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7.0122">
                <text:p>47.0122</text:p>
              </table:table-cell>
              <table:table-cell office:value-type="float" office:value="135.367">
                <text:p>135.367</text:p>
              </table:table-cell>
              <table:table-cell office:value-type="float" office:value="817.62">
                <text:p>817.62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7.2038">
                <text:p>47.2038</text:p>
              </table:table-cell>
              <table:table-cell office:value-type="float" office:value="134.64">
                <text:p>134.64</text:p>
              </table:table-cell>
              <table:table-cell office:value-type="float" office:value="818.156">
                <text:p>818.156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7.3825">
                <text:p>47.3825</text:p>
              </table:table-cell>
              <table:table-cell office:value-type="float" office:value="133.917">
                <text:p>133.917</text:p>
              </table:table-cell>
              <table:table-cell office:value-type="float" office:value="818.701">
                <text:p>818.701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7.5482">
                <text:p>47.5482</text:p>
              </table:table-cell>
              <table:table-cell office:value-type="float" office:value="133.199">
                <text:p>133.199</text:p>
              </table:table-cell>
              <table:table-cell office:value-type="float" office:value="819.252">
                <text:p>819.25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7.7008">
                <text:p>47.7008</text:p>
              </table:table-cell>
              <table:table-cell office:value-type="float" office:value="132.488">
                <text:p>132.488</text:p>
              </table:table-cell>
              <table:table-cell office:value-type="float" office:value="819.811">
                <text:p>819.811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7.8404">
                <text:p>47.8404</text:p>
              </table:table-cell>
              <table:table-cell office:value-type="float" office:value="131.784">
                <text:p>131.784</text:p>
              </table:table-cell>
              <table:table-cell office:value-type="float" office:value="820.376">
                <text:p>820.376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7.9668">
                <text:p>47.9668</text:p>
              </table:table-cell>
              <table:table-cell office:value-type="float" office:value="131.087">
                <text:p>131.087</text:p>
              </table:table-cell>
              <table:table-cell office:value-type="float" office:value="820.947">
                <text:p>820.947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8.0803">
                <text:p>48.0803</text:p>
              </table:table-cell>
              <table:table-cell office:value-type="float" office:value="130.398">
                <text:p>130.398</text:p>
              </table:table-cell>
              <table:table-cell office:value-type="float" office:value="821.522">
                <text:p>821.522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8.1808">
                <text:p>48.1808</text:p>
              </table:table-cell>
              <table:table-cell office:value-type="float" office:value="129.718">
                <text:p>129.718</text:p>
              </table:table-cell>
              <table:table-cell office:value-type="float" office:value="822.101">
                <text:p>822.1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.2685">
                <text:p>48.2685</text:p>
              </table:table-cell>
              <table:table-cell office:value-type="float" office:value="129.047">
                <text:p>129.047</text:p>
              </table:table-cell>
              <table:table-cell office:value-type="float" office:value="822.685">
                <text:p>822.68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8.3434">
                <text:p>48.3434</text:p>
              </table:table-cell>
              <table:table-cell office:value-type="float" office:value="128.386">
                <text:p>128.386</text:p>
              </table:table-cell>
              <table:table-cell office:value-type="float" office:value="823.271">
                <text:p>823.271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8.4057">
                <text:p>48.4057</text:p>
              </table:table-cell>
              <table:table-cell office:value-type="float" office:value="127.735">
                <text:p>127.735</text:p>
              </table:table-cell>
              <table:table-cell office:value-type="float" office:value="823.859">
                <text:p>823.85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8.4555">
                <text:p>48.4555</text:p>
              </table:table-cell>
              <table:table-cell office:value-type="float" office:value="127.096">
                <text:p>127.096</text:p>
              </table:table-cell>
              <table:table-cell office:value-type="float" office:value="824.449">
                <text:p>824.44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8.493">
                <text:p>48.493</text:p>
              </table:table-cell>
              <table:table-cell office:value-type="float" office:value="126.467">
                <text:p>126.467</text:p>
              </table:table-cell>
              <table:table-cell office:value-type="float" office:value="825.04">
                <text:p>825.04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5184">
                <text:p>48.5184</text:p>
              </table:table-cell>
              <table:table-cell office:value-type="float" office:value="125.85">
                <text:p>125.85</text:p>
              </table:table-cell>
              <table:table-cell office:value-type="float" office:value="825.631">
                <text:p>825.631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8.5319">
                <text:p>48.5319</text:p>
              </table:table-cell>
              <table:table-cell office:value-type="float" office:value="125.245">
                <text:p>125.245</text:p>
              </table:table-cell>
              <table:table-cell office:value-type="float" office:value="826.223">
                <text:p>826.223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8.5337">
                <text:p>48.5337</text:p>
              </table:table-cell>
              <table:table-cell office:value-type="float" office:value="124.653">
                <text:p>124.653</text:p>
              </table:table-cell>
              <table:table-cell office:value-type="float" office:value="826.813">
                <text:p>826.813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8.5241">
                <text:p>48.5241</text:p>
              </table:table-cell>
              <table:table-cell office:value-type="float" office:value="124.074">
                <text:p>124.074</text:p>
              </table:table-cell>
              <table:table-cell office:value-type="float" office:value="827.402">
                <text:p>827.402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8.5033">
                <text:p>48.5033</text:p>
              </table:table-cell>
              <table:table-cell office:value-type="float" office:value="123.507">
                <text:p>123.507</text:p>
              </table:table-cell>
              <table:table-cell office:value-type="float" office:value="827.989">
                <text:p>827.98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8.4716">
                <text:p>48.4716</text:p>
              </table:table-cell>
              <table:table-cell office:value-type="float" office:value="122.954">
                <text:p>122.954</text:p>
              </table:table-cell>
              <table:table-cell office:value-type="float" office:value="828.574">
                <text:p>828.574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8.4293">
                <text:p>48.4293</text:p>
              </table:table-cell>
              <table:table-cell office:value-type="float" office:value="122.415">
                <text:p>122.415</text:p>
              </table:table-cell>
              <table:table-cell office:value-type="float" office:value="829.156">
                <text:p>829.156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8.3766">
                <text:p>48.3766</text:p>
              </table:table-cell>
              <table:table-cell office:value-type="float" office:value="121.89">
                <text:p>121.89</text:p>
              </table:table-cell>
              <table:table-cell office:value-type="float" office:value="829.734">
                <text:p>829.734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8.3139">
                <text:p>48.3139</text:p>
              </table:table-cell>
              <table:table-cell office:value-type="float" office:value="121.378">
                <text:p>121.378</text:p>
              </table:table-cell>
              <table:table-cell office:value-type="float" office:value="830.308">
                <text:p>830.308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8.2415">
                <text:p>48.2415</text:p>
              </table:table-cell>
              <table:table-cell office:value-type="float" office:value="120.881">
                <text:p>120.881</text:p>
              </table:table-cell>
              <table:table-cell office:value-type="float" office:value="830.877">
                <text:p>830.87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8.1596">
                <text:p>48.1596</text:p>
              </table:table-cell>
              <table:table-cell office:value-type="float" office:value="120.399">
                <text:p>120.399</text:p>
              </table:table-cell>
              <table:table-cell office:value-type="float" office:value="831.442">
                <text:p>831.44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8.0687">
                <text:p>48.0687</text:p>
              </table:table-cell>
              <table:table-cell office:value-type="float" office:value="119.93">
                <text:p>119.93</text:p>
              </table:table-cell>
              <table:table-cell office:value-type="float" office:value="832.001">
                <text:p>832.001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7.9691">
                <text:p>47.9691</text:p>
              </table:table-cell>
              <table:table-cell office:value-type="float" office:value="119.477">
                <text:p>119.477</text:p>
              </table:table-cell>
              <table:table-cell office:value-type="float" office:value="832.554">
                <text:p>832.55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7.861">
                <text:p>47.861</text:p>
              </table:table-cell>
              <table:table-cell office:value-type="float" office:value="119.038">
                <text:p>119.038</text:p>
              </table:table-cell>
              <table:table-cell office:value-type="float" office:value="833.101">
                <text:p>833.101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7.7449">
                <text:p>47.7449</text:p>
              </table:table-cell>
              <table:table-cell office:value-type="float" office:value="118.614">
                <text:p>118.614</text:p>
              </table:table-cell>
              <table:table-cell office:value-type="float" office:value="833.641">
                <text:p>833.6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.621">
                <text:p>47.621</text:p>
              </table:table-cell>
              <table:table-cell office:value-type="float" office:value="118.205">
                <text:p>118.205</text:p>
              </table:table-cell>
              <table:table-cell office:value-type="float" office:value="834.174">
                <text:p>834.174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7.4897">
                <text:p>47.4897</text:p>
              </table:table-cell>
              <table:table-cell office:value-type="float" office:value="117.811">
                <text:p>117.811</text:p>
              </table:table-cell>
              <table:table-cell office:value-type="float" office:value="834.7">
                <text:p>834.7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7.3514">
                <text:p>47.3514</text:p>
              </table:table-cell>
              <table:table-cell office:value-type="float" office:value="117.431">
                <text:p>117.431</text:p>
              </table:table-cell>
              <table:table-cell office:value-type="float" office:value="835.217">
                <text:p>835.217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7.2064">
                <text:p>47.2064</text:p>
              </table:table-cell>
              <table:table-cell office:value-type="float" office:value="117.067">
                <text:p>117.067</text:p>
              </table:table-cell>
              <table:table-cell office:value-type="float" office:value="835.727">
                <text:p>835.727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7.055">
                <text:p>47.055</text:p>
              </table:table-cell>
              <table:table-cell office:value-type="float" office:value="116.717">
                <text:p>116.717</text:p>
              </table:table-cell>
              <table:table-cell office:value-type="float" office:value="836.228">
                <text:p>836.228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.8976">
                <text:p>46.8976</text:p>
              </table:table-cell>
              <table:table-cell office:value-type="float" office:value="116.382">
                <text:p>116.382</text:p>
              </table:table-cell>
              <table:table-cell office:value-type="float" office:value="836.72">
                <text:p>836.72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6.7346">
                <text:p>46.7346</text:p>
              </table:table-cell>
              <table:table-cell office:value-type="float" office:value="116.062">
                <text:p>116.062</text:p>
              </table:table-cell>
              <table:table-cell office:value-type="float" office:value="837.204">
                <text:p>837.204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6.5662">
                <text:p>46.5662</text:p>
              </table:table-cell>
              <table:table-cell office:value-type="float" office:value="115.756">
                <text:p>115.756</text:p>
              </table:table-cell>
              <table:table-cell office:value-type="float" office:value="837.678">
                <text:p>837.678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6.3927">
                <text:p>46.3927</text:p>
              </table:table-cell>
              <table:table-cell office:value-type="float" office:value="115.465">
                <text:p>115.465</text:p>
              </table:table-cell>
              <table:table-cell office:value-type="float" office:value="838.142">
                <text:p>838.142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6.2147">
                <text:p>46.2147</text:p>
              </table:table-cell>
              <table:table-cell office:value-type="float" office:value="115.188">
                <text:p>115.188</text:p>
              </table:table-cell>
              <table:table-cell office:value-type="float" office:value="838.597">
                <text:p>838.5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6.0322">
                <text:p>46.0322</text:p>
              </table:table-cell>
              <table:table-cell office:value-type="float" office:value="114.926">
                <text:p>114.926</text:p>
              </table:table-cell>
              <table:table-cell office:value-type="float" office:value="839.042">
                <text:p>839.042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5.8457">
                <text:p>45.8457</text:p>
              </table:table-cell>
              <table:table-cell office:value-type="float" office:value="114.678">
                <text:p>114.678</text:p>
              </table:table-cell>
              <table:table-cell office:value-type="float" office:value="839.476">
                <text:p>839.476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5.6555">
                <text:p>45.6555</text:p>
              </table:table-cell>
              <table:table-cell office:value-type="float" office:value="114.444">
                <text:p>114.444</text:p>
              </table:table-cell>
              <table:table-cell office:value-type="float" office:value="839.901">
                <text:p>839.901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5.4619">
                <text:p>45.4619</text:p>
              </table:table-cell>
              <table:table-cell office:value-type="float" office:value="114.223">
                <text:p>114.223</text:p>
              </table:table-cell>
              <table:table-cell office:value-type="float" office:value="840.315">
                <text:p>840.315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5.2652">
                <text:p>45.2652</text:p>
              </table:table-cell>
              <table:table-cell office:value-type="float" office:value="114.017">
                <text:p>114.017</text:p>
              </table:table-cell>
              <table:table-cell office:value-type="float" office:value="840.718">
                <text:p>840.71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5.0657">
                <text:p>45.0657</text:p>
              </table:table-cell>
              <table:table-cell office:value-type="float" office:value="113.824">
                <text:p>113.824</text:p>
              </table:table-cell>
              <table:table-cell office:value-type="float" office:value="841.11">
                <text:p>841.11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4.8636">
                <text:p>44.8636</text:p>
              </table:table-cell>
              <table:table-cell office:value-type="float" office:value="113.645">
                <text:p>113.645</text:p>
              </table:table-cell>
              <table:table-cell office:value-type="float" office:value="841.492">
                <text:p>841.492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4.6593">
                <text:p>44.6593</text:p>
              </table:table-cell>
              <table:table-cell office:value-type="float" office:value="113.478">
                <text:p>113.478</text:p>
              </table:table-cell>
              <table:table-cell office:value-type="float" office:value="841.862">
                <text:p>841.86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4.453">
                <text:p>44.453</text:p>
              </table:table-cell>
              <table:table-cell office:value-type="float" office:value="113.325">
                <text:p>113.325</text:p>
              </table:table-cell>
              <table:table-cell office:value-type="float" office:value="842.222">
                <text:p>842.22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4.245">
                <text:p>44.245</text:p>
              </table:table-cell>
              <table:table-cell office:value-type="float" office:value="113.185">
                <text:p>113.185</text:p>
              </table:table-cell>
              <table:table-cell office:value-type="float" office:value="842.57">
                <text:p>842.5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4.0356">
                <text:p>44.0356</text:p>
              </table:table-cell>
              <table:table-cell office:value-type="float" office:value="113.057">
                <text:p>113.057</text:p>
              </table:table-cell>
              <table:table-cell office:value-type="float" office:value="842.907">
                <text:p>842.907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3.825">
                <text:p>43.825</text:p>
              </table:table-cell>
              <table:table-cell office:value-type="float" office:value="112.942">
                <text:p>112.942</text:p>
              </table:table-cell>
              <table:table-cell office:value-type="float" office:value="843.233">
                <text:p>843.233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3.6134">
                <text:p>43.6134</text:p>
              </table:table-cell>
              <table:table-cell office:value-type="float" office:value="112.839">
                <text:p>112.839</text:p>
              </table:table-cell>
              <table:table-cell office:value-type="float" office:value="843.548">
                <text:p>843.548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3.4011">
                <text:p>43.4011</text:p>
              </table:table-cell>
              <table:table-cell office:value-type="float" office:value="112.747">
                <text:p>112.747</text:p>
              </table:table-cell>
              <table:table-cell office:value-type="float" office:value="843.852">
                <text:p>843.852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3.1883">
                <text:p>43.1883</text:p>
              </table:table-cell>
              <table:table-cell office:value-type="float" office:value="112.668">
                <text:p>112.668</text:p>
              </table:table-cell>
              <table:table-cell office:value-type="float" office:value="844.144">
                <text:p>844.14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2.9752">
                <text:p>42.9752</text:p>
              </table:table-cell>
              <table:table-cell office:value-type="float" office:value="112.6">
                <text:p>112.6</text:p>
              </table:table-cell>
              <table:table-cell office:value-type="float" office:value="844.425">
                <text:p>844.425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2.7621">
                <text:p>42.7621</text:p>
              </table:table-cell>
              <table:table-cell office:value-type="float" office:value="112.544">
                <text:p>112.544</text:p>
              </table:table-cell>
              <table:table-cell office:value-type="float" office:value="844.694">
                <text:p>844.69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2.5491">
                <text:p>42.5491</text:p>
              </table:table-cell>
              <table:table-cell office:value-type="float" office:value="112.499">
                <text:p>112.499</text:p>
              </table:table-cell>
              <table:table-cell office:value-type="float" office:value="844.952">
                <text:p>844.952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2.3364">
                <text:p>42.3364</text:p>
              </table:table-cell>
              <table:table-cell office:value-type="float" office:value="112.464">
                <text:p>112.464</text:p>
              </table:table-cell>
              <table:table-cell office:value-type="float" office:value="845.2">
                <text:p>845.2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2.1243">
                <text:p>42.1243</text:p>
              </table:table-cell>
              <table:table-cell office:value-type="float" office:value="112.44">
                <text:p>112.44</text:p>
              </table:table-cell>
              <table:table-cell office:value-type="float" office:value="845.435">
                <text:p>845.4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.9129">
                <text:p>41.9129</text:p>
              </table:table-cell>
              <table:table-cell office:value-type="float" office:value="112.427">
                <text:p>112.427</text:p>
              </table:table-cell>
              <table:table-cell office:value-type="float" office:value="845.66">
                <text:p>845.66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1.7023">
                <text:p>41.7023</text:p>
              </table:table-cell>
              <table:table-cell office:value-type="float" office:value="112.424">
                <text:p>112.424</text:p>
              </table:table-cell>
              <table:table-cell office:value-type="float" office:value="845.874">
                <text:p>845.874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1.4928">
                <text:p>41.4928</text:p>
              </table:table-cell>
              <table:table-cell office:value-type="float" office:value="112.43">
                <text:p>112.43</text:p>
              </table:table-cell>
              <table:table-cell office:value-type="float" office:value="846.077">
                <text:p>846.077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1.2845">
                <text:p>41.2845</text:p>
              </table:table-cell>
              <table:table-cell office:value-type="float" office:value="112.447">
                <text:p>112.447</text:p>
              </table:table-cell>
              <table:table-cell office:value-type="float" office:value="846.269">
                <text:p>846.269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1.0776">
                <text:p>41.0776</text:p>
              </table:table-cell>
              <table:table-cell office:value-type="float" office:value="112.473">
                <text:p>112.473</text:p>
              </table:table-cell>
              <table:table-cell office:value-type="float" office:value="846.45">
                <text:p>846.4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0.8722">
                <text:p>40.8722</text:p>
              </table:table-cell>
              <table:table-cell office:value-type="float" office:value="112.508">
                <text:p>112.508</text:p>
              </table:table-cell>
              <table:table-cell office:value-type="float" office:value="846.62">
                <text:p>846.62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0.6684">
                <text:p>40.6684</text:p>
              </table:table-cell>
              <table:table-cell office:value-type="float" office:value="112.552">
                <text:p>112.552</text:p>
              </table:table-cell>
              <table:table-cell office:value-type="float" office:value="846.78">
                <text:p>846.78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0.4663">
                <text:p>40.4663</text:p>
              </table:table-cell>
              <table:table-cell office:value-type="float" office:value="112.605">
                <text:p>112.605</text:p>
              </table:table-cell>
              <table:table-cell office:value-type="float" office:value="846.929">
                <text:p>846.929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0.2662">
                <text:p>40.2662</text:p>
              </table:table-cell>
              <table:table-cell office:value-type="float" office:value="112.666">
                <text:p>112.666</text:p>
              </table:table-cell>
              <table:table-cell office:value-type="float" office:value="847.068">
                <text:p>847.068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0.0681">
                <text:p>40.0681</text:p>
              </table:table-cell>
              <table:table-cell office:value-type="float" office:value="112.736">
                <text:p>112.736</text:p>
              </table:table-cell>
              <table:table-cell office:value-type="float" office:value="847.196">
                <text:p>847.1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.8721">
                <text:p>39.8721</text:p>
              </table:table-cell>
              <table:table-cell office:value-type="float" office:value="112.813">
                <text:p>112.813</text:p>
              </table:table-cell>
              <table:table-cell office:value-type="float" office:value="847.315">
                <text:p>847.315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39.6783">
                <text:p>39.6783</text:p>
              </table:table-cell>
              <table:table-cell office:value-type="float" office:value="112.899">
                <text:p>112.899</text:p>
              </table:table-cell>
              <table:table-cell office:value-type="float" office:value="847.423">
                <text:p>847.423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39.4868">
                <text:p>39.4868</text:p>
              </table:table-cell>
              <table:table-cell office:value-type="float" office:value="112.992">
                <text:p>112.992</text:p>
              </table:table-cell>
              <table:table-cell office:value-type="float" office:value="847.522">
                <text:p>847.522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39.2978">
                <text:p>39.2978</text:p>
              </table:table-cell>
              <table:table-cell office:value-type="float" office:value="113.092">
                <text:p>113.092</text:p>
              </table:table-cell>
              <table:table-cell office:value-type="float" office:value="847.61">
                <text:p>847.61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39.1113">
                <text:p>39.1113</text:p>
              </table:table-cell>
              <table:table-cell office:value-type="float" office:value="113.199">
                <text:p>113.199</text:p>
              </table:table-cell>
              <table:table-cell office:value-type="float" office:value="847.689">
                <text:p>847.68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8.9273">
                <text:p>38.9273</text:p>
              </table:table-cell>
              <table:table-cell office:value-type="float" office:value="113.314">
                <text:p>113.314</text:p>
              </table:table-cell>
              <table:table-cell office:value-type="float" office:value="847.759">
                <text:p>847.759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38.746">
                <text:p>38.746</text:p>
              </table:table-cell>
              <table:table-cell office:value-type="float" office:value="113.435">
                <text:p>113.435</text:p>
              </table:table-cell>
              <table:table-cell office:value-type="float" office:value="847.819">
                <text:p>847.819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38.5675">
                <text:p>38.5675</text:p>
              </table:table-cell>
              <table:table-cell office:value-type="float" office:value="113.562">
                <text:p>113.562</text:p>
              </table:table-cell>
              <table:table-cell office:value-type="float" office:value="847.87">
                <text:p>847.87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38.3918">
                <text:p>38.3918</text:p>
              </table:table-cell>
              <table:table-cell office:value-type="float" office:value="113.696">
                <text:p>113.696</text:p>
              </table:table-cell>
              <table:table-cell office:value-type="float" office:value="847.912">
                <text:p>847.912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38.2189">
                <text:p>38.2189</text:p>
              </table:table-cell>
              <table:table-cell office:value-type="float" office:value="113.835">
                <text:p>113.835</text:p>
              </table:table-cell>
              <table:table-cell office:value-type="float" office:value="847.946">
                <text:p>847.9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8.049">
                <text:p>38.049</text:p>
              </table:table-cell>
              <table:table-cell office:value-type="float" office:value="113.981">
                <text:p>113.981</text:p>
              </table:table-cell>
              <table:table-cell office:value-type="float" office:value="847.97">
                <text:p>847.97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37.8821">
                <text:p>37.8821</text:p>
              </table:table-cell>
              <table:table-cell office:value-type="float" office:value="114.131">
                <text:p>114.131</text:p>
              </table:table-cell>
              <table:table-cell office:value-type="float" office:value="847.986">
                <text:p>847.98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37.7182">
                <text:p>37.7182</text:p>
              </table:table-cell>
              <table:table-cell office:value-type="float" office:value="114.288">
                <text:p>114.288</text:p>
              </table:table-cell>
              <table:table-cell office:value-type="float" office:value="847.994">
                <text:p>847.994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37.5573">
                <text:p>37.5573</text:p>
              </table:table-cell>
              <table:table-cell office:value-type="float" office:value="114.449">
                <text:p>114.449</text:p>
              </table:table-cell>
              <table:table-cell office:value-type="float" office:value="847.994">
                <text:p>847.994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7.3996">
                <text:p>37.3996</text:p>
              </table:table-cell>
              <table:table-cell office:value-type="float" office:value="114.615">
                <text:p>114.615</text:p>
              </table:table-cell>
              <table:table-cell office:value-type="float" office:value="847.985">
                <text:p>847.98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7.2451">
                <text:p>37.2451</text:p>
              </table:table-cell>
              <table:table-cell office:value-type="float" office:value="114.786">
                <text:p>114.786</text:p>
              </table:table-cell>
              <table:table-cell office:value-type="float" office:value="847.969">
                <text:p>847.969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37.0937">
                <text:p>37.0937</text:p>
              </table:table-cell>
              <table:table-cell office:value-type="float" office:value="114.961">
                <text:p>114.961</text:p>
              </table:table-cell>
              <table:table-cell office:value-type="float" office:value="847.945">
                <text:p>847.945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36.9456">
                <text:p>36.9456</text:p>
              </table:table-cell>
              <table:table-cell office:value-type="float" office:value="115.14">
                <text:p>115.14</text:p>
              </table:table-cell>
              <table:table-cell office:value-type="float" office:value="847.914">
                <text:p>847.914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36.8007">
                <text:p>36.8007</text:p>
              </table:table-cell>
              <table:table-cell office:value-type="float" office:value="115.324">
                <text:p>115.324</text:p>
              </table:table-cell>
              <table:table-cell office:value-type="float" office:value="847.875">
                <text:p>847.875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36.6591">
                <text:p>36.6591</text:p>
              </table:table-cell>
              <table:table-cell office:value-type="float" office:value="115.511">
                <text:p>115.511</text:p>
              </table:table-cell>
              <table:table-cell office:value-type="float" office:value="847.83">
                <text:p>847.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.5208">
                <text:p>36.5208</text:p>
              </table:table-cell>
              <table:table-cell office:value-type="float" office:value="115.702">
                <text:p>115.702</text:p>
              </table:table-cell>
              <table:table-cell office:value-type="float" office:value="847.777">
                <text:p>847.777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36.3859">
                <text:p>36.3859</text:p>
              </table:table-cell>
              <table:table-cell office:value-type="float" office:value="115.896">
                <text:p>115.896</text:p>
              </table:table-cell>
              <table:table-cell office:value-type="float" office:value="847.718">
                <text:p>847.718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36.2542">
                <text:p>36.2542</text:p>
              </table:table-cell>
              <table:table-cell office:value-type="float" office:value="116.094">
                <text:p>116.094</text:p>
              </table:table-cell>
              <table:table-cell office:value-type="float" office:value="847.652">
                <text:p>847.652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6.1259">
                <text:p>36.1259</text:p>
              </table:table-cell>
              <table:table-cell office:value-type="float" office:value="116.295">
                <text:p>116.295</text:p>
              </table:table-cell>
              <table:table-cell office:value-type="float" office:value="847.579">
                <text:p>847.579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6.001">
                <text:p>36.001</text:p>
              </table:table-cell>
              <table:table-cell office:value-type="float" office:value="116.498">
                <text:p>116.498</text:p>
              </table:table-cell>
              <table:table-cell office:value-type="float" office:value="847.501">
                <text:p>847.501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5.8794">
                <text:p>35.8794</text:p>
              </table:table-cell>
              <table:table-cell office:value-type="float" office:value="116.704">
                <text:p>116.704</text:p>
              </table:table-cell>
              <table:table-cell office:value-type="float" office:value="847.416">
                <text:p>847.416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5.7612">
                <text:p>35.7612</text:p>
              </table:table-cell>
              <table:table-cell office:value-type="float" office:value="116.913">
                <text:p>116.913</text:p>
              </table:table-cell>
              <table:table-cell office:value-type="float" office:value="847.326">
                <text:p>847.326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5.6464">
                <text:p>35.6464</text:p>
              </table:table-cell>
              <table:table-cell office:value-type="float" office:value="117.124">
                <text:p>117.124</text:p>
              </table:table-cell>
              <table:table-cell office:value-type="float" office:value="847.23">
                <text:p>847.23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5.535">
                <text:p>35.535</text:p>
              </table:table-cell>
              <table:table-cell office:value-type="float" office:value="117.337">
                <text:p>117.337</text:p>
              </table:table-cell>
              <table:table-cell office:value-type="float" office:value="847.128">
                <text:p>847.128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5.4269">
                <text:p>35.4269</text:p>
              </table:table-cell>
              <table:table-cell office:value-type="float" office:value="117.552">
                <text:p>117.552</text:p>
              </table:table-cell>
              <table:table-cell office:value-type="float" office:value="847.021">
                <text:p>847.0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.3222">
                <text:p>35.3222</text:p>
              </table:table-cell>
              <table:table-cell office:value-type="float" office:value="117.769">
                <text:p>117.769</text:p>
              </table:table-cell>
              <table:table-cell office:value-type="float" office:value="846.909">
                <text:p>846.909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35.2209">
                <text:p>35.2209</text:p>
              </table:table-cell>
              <table:table-cell office:value-type="float" office:value="117.987">
                <text:p>117.987</text:p>
              </table:table-cell>
              <table:table-cell office:value-type="float" office:value="846.792">
                <text:p>846.792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5.123">
                <text:p>35.123</text:p>
              </table:table-cell>
              <table:table-cell office:value-type="float" office:value="118.207">
                <text:p>118.207</text:p>
              </table:table-cell>
              <table:table-cell office:value-type="float" office:value="846.67">
                <text:p>846.67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5.0284">
                <text:p>35.0284</text:p>
              </table:table-cell>
              <table:table-cell office:value-type="float" office:value="118.428">
                <text:p>118.428</text:p>
              </table:table-cell>
              <table:table-cell office:value-type="float" office:value="846.544">
                <text:p>846.544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4.9372">
                <text:p>34.9372</text:p>
              </table:table-cell>
              <table:table-cell office:value-type="float" office:value="118.649">
                <text:p>118.649</text:p>
              </table:table-cell>
              <table:table-cell office:value-type="float" office:value="846.413">
                <text:p>846.41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4.8493">
                <text:p>34.8493</text:p>
              </table:table-cell>
              <table:table-cell office:value-type="float" office:value="118.872">
                <text:p>118.872</text:p>
              </table:table-cell>
              <table:table-cell office:value-type="float" office:value="846.278">
                <text:p>846.278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4.7647">
                <text:p>34.7647</text:p>
              </table:table-cell>
              <table:table-cell office:value-type="float" office:value="119.096">
                <text:p>119.096</text:p>
              </table:table-cell>
              <table:table-cell office:value-type="float" office:value="846.139">
                <text:p>846.139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4.6834">
                <text:p>34.6834</text:p>
              </table:table-cell>
              <table:table-cell office:value-type="float" office:value="119.32">
                <text:p>119.32</text:p>
              </table:table-cell>
              <table:table-cell office:value-type="float" office:value="845.997">
                <text:p>845.99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4.6055">
                <text:p>34.6055</text:p>
              </table:table-cell>
              <table:table-cell office:value-type="float" office:value="119.544">
                <text:p>119.544</text:p>
              </table:table-cell>
              <table:table-cell office:value-type="float" office:value="845.85">
                <text:p>845.85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4.5308">
                <text:p>34.5308</text:p>
              </table:table-cell>
              <table:table-cell office:value-type="float" office:value="119.769">
                <text:p>119.769</text:p>
              </table:table-cell>
              <table:table-cell office:value-type="float" office:value="845.7">
                <text:p>845.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.4594">
                <text:p>34.4594</text:p>
              </table:table-cell>
              <table:table-cell office:value-type="float" office:value="119.994">
                <text:p>119.994</text:p>
              </table:table-cell>
              <table:table-cell office:value-type="float" office:value="845.547">
                <text:p>845.547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4.3912">
                <text:p>34.3912</text:p>
              </table:table-cell>
              <table:table-cell office:value-type="float" office:value="120.219">
                <text:p>120.219</text:p>
              </table:table-cell>
              <table:table-cell office:value-type="float" office:value="845.39">
                <text:p>845.39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4.3262">
                <text:p>34.3262</text:p>
              </table:table-cell>
              <table:table-cell office:value-type="float" office:value="120.443">
                <text:p>120.443</text:p>
              </table:table-cell>
              <table:table-cell office:value-type="float" office:value="845.23">
                <text:p>845.2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4.2645">
                <text:p>34.2645</text:p>
              </table:table-cell>
              <table:table-cell office:value-type="float" office:value="120.668">
                <text:p>120.668</text:p>
              </table:table-cell>
              <table:table-cell office:value-type="float" office:value="845.068">
                <text:p>845.068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4.2059">
                <text:p>34.2059</text:p>
              </table:table-cell>
              <table:table-cell office:value-type="float" office:value="120.891">
                <text:p>120.891</text:p>
              </table:table-cell>
              <table:table-cell office:value-type="float" office:value="844.903">
                <text:p>844.90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4.1505">
                <text:p>34.1505</text:p>
              </table:table-cell>
              <table:table-cell office:value-type="float" office:value="121.115">
                <text:p>121.115</text:p>
              </table:table-cell>
              <table:table-cell office:value-type="float" office:value="844.735">
                <text:p>844.735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4.0982">
                <text:p>34.0982</text:p>
              </table:table-cell>
              <table:table-cell office:value-type="float" office:value="121.337">
                <text:p>121.337</text:p>
              </table:table-cell>
              <table:table-cell office:value-type="float" office:value="844.565">
                <text:p>844.565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4.0491">
                <text:p>34.0491</text:p>
              </table:table-cell>
              <table:table-cell office:value-type="float" office:value="121.558">
                <text:p>121.558</text:p>
              </table:table-cell>
              <table:table-cell office:value-type="float" office:value="844.393">
                <text:p>844.393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4.003">
                <text:p>34.003</text:p>
              </table:table-cell>
              <table:table-cell office:value-type="float" office:value="121.779">
                <text:p>121.779</text:p>
              </table:table-cell>
              <table:table-cell office:value-type="float" office:value="844.218">
                <text:p>844.218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3.9599">
                <text:p>33.9599</text:p>
              </table:table-cell>
              <table:table-cell office:value-type="float" office:value="121.998">
                <text:p>121.998</text:p>
              </table:table-cell>
              <table:table-cell office:value-type="float" office:value="844.042">
                <text:p>844.0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3.9199">
                <text:p>33.9199</text:p>
              </table:table-cell>
              <table:table-cell office:value-type="float" office:value="122.216">
                <text:p>122.216</text:p>
              </table:table-cell>
              <table:table-cell office:value-type="float" office:value="843.864">
                <text:p>843.864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3.8829">
                <text:p>33.8829</text:p>
              </table:table-cell>
              <table:table-cell office:value-type="float" office:value="122.432">
                <text:p>122.432</text:p>
              </table:table-cell>
              <table:table-cell office:value-type="float" office:value="843.685">
                <text:p>843.685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3.8489">
                <text:p>33.8489</text:p>
              </table:table-cell>
              <table:table-cell office:value-type="float" office:value="122.647">
                <text:p>122.647</text:p>
              </table:table-cell>
              <table:table-cell office:value-type="float" office:value="843.504">
                <text:p>843.504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3.8177">
                <text:p>33.8177</text:p>
              </table:table-cell>
              <table:table-cell office:value-type="float" office:value="122.86">
                <text:p>122.86</text:p>
              </table:table-cell>
              <table:table-cell office:value-type="float" office:value="843.322">
                <text:p>843.322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3.7895">
                <text:p>33.7895</text:p>
              </table:table-cell>
              <table:table-cell office:value-type="float" office:value="123.072">
                <text:p>123.072</text:p>
              </table:table-cell>
              <table:table-cell office:value-type="float" office:value="843.139">
                <text:p>843.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